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6840000069E48CE7321.svm" manifest:media-type=""/>
  <manifest:file-entry manifest:full-path="Pictures/2000000900000335000003503FA1FF7E.svm" manifest:media-type=""/>
  <manifest:file-entry manifest:full-path="Pictures/20000009000003500000069E3A4236F5.svm" manifest:media-type=""/>
  <manifest:file-entry manifest:full-path="Pictures/200000090000033500000350703D3C34.svm" manifest:media-type=""/>
  <manifest:file-entry manifest:full-path="Pictures/200000090000035000000350968AAEE9.svm" manifest:media-type=""/>
  <manifest:file-entry manifest:full-path="Pictures/200000090000035000000350DCB41D15.svm" manifest:media-type=""/>
  <manifest:file-entry manifest:full-path="Pictures/20000009000003500000035021EFBD73.svm" manifest:media-type=""/>
  <manifest:file-entry manifest:full-path="Pictures/2000000900000546000006B9B7158750.svm" manifest:media-type=""/>
  <manifest:file-entry manifest:full-path="Pictures/200000090000069E0000035054713BD6.svm" manifest:media-type=""/>
  <manifest:file-entry manifest:full-path="Pictures/2000000900000423000003EE938AC172.svm" manifest:media-type=""/>
  <manifest:file-entry manifest:full-path="Pictures/20000009000005CB0000069E4680C98F.svm" manifest:media-type=""/>
  <manifest:file-entry manifest:full-path="Pictures/200000090000069E00000473AD7CC379.svm" manifest:media-type=""/>
  <manifest:file-entry manifest:full-path="Pictures/20000009000003500000048DD2131EEB.svm" manifest:media-type=""/>
  <manifest:file-entry manifest:full-path="Pictures/200000090000035000000350B57177E8.svm" manifest:media-type=""/>
  <manifest:file-entry manifest:full-path="Pictures/20000009000001A8000001A8E41F183D.svm" manifest:media-type=""/>
  <manifest:file-entry manifest:full-path="Pictures/20000009000004580000039F151276F9.svm" manifest:media-type=""/>
  <manifest:file-entry manifest:full-path="Pictures/200000090000069E000003501BFCCEC0.svm" manifest:media-type=""/>
  <manifest:file-entry manifest:full-path="Pictures/2000000900000335000004F704F9C547.svm" manifest:media-type=""/>
  <manifest:file-entry manifest:full-path="Pictures/20000009000003500000035097776B5D.svm" manifest:media-type=""/>
  <manifest:file-entry manifest:full-path="Pictures/200000090000035000000335C2E723B8.svm" manifest:media-type=""/>
  <manifest:file-entry manifest:full-path="Pictures/200000090000033500000423111C4277.svm" manifest:media-type=""/>
  <manifest:file-entry manifest:full-path="Pictures/20000009000001A80000036A9FEC1A92.svm" manifest:media-type=""/>
  <manifest:file-entry manifest:full-path="Pictures/200000090000043E00000335387BFE56.svm" manifest:media-type=""/>
  <manifest:file-entry manifest:full-path="Pictures/200000090000061A000006353F1A0F9C.svm" manifest:media-type=""/>
  <manifest:file-entry manifest:full-path="Pictures/20000009000001A80000010A8B6C702E.svm" manifest:media-type=""/>
  <manifest:file-entry manifest:full-path="Pictures/2000000900000D3C00000D3CB0BFCB0A.svm" manifest:media-type=""/>
  <manifest:file-entry manifest:full-path="Pictures/20000009000004F70000069E089D3D76.svm" manifest:media-type=""/>
  <manifest:file-entry manifest:full-path="Pictures/20000009000003500000036A06D14811.svm" manifest:media-type=""/>
  <manifest:file-entry manifest:full-path="Pictures/200000090000027C00000350DB06191F.svm" manifest:media-type=""/>
  <manifest:file-entry manifest:full-path="Pictures/2000000900000335000003350129A446.svm" manifest:media-type=""/>
  <manifest:file-entry manifest:full-path="Pictures/20000009000001A8000002E68C4CA6FB.svm" manifest:media-type=""/>
  <manifest:file-entry manifest:full-path="Pictures/200000090000018E000003004AC668A8.svm" manifest:media-type=""/>
  <manifest:file-entry manifest:full-path="Pictures/20000009000001A8000001A855E0705D.svm" manifest:media-type=""/>
  <manifest:file-entry manifest:full-path="Pictures/20000009000001A800000335D8AA009F.svm" manifest:media-type=""/>
  <manifest:file-entry manifest:full-path="Pictures/2000000900000350000003509AA7EDA1.svm" manifest:media-type=""/>
  <manifest:file-entry manifest:full-path="Pictures/20000009000003500000038513B71C34.svm" manifest:media-type=""/>
  <manifest:file-entry manifest:full-path="Pictures/2000000900000350000006D311EDBBA2.svm" manifest:media-type=""/>
  <manifest:file-entry manifest:full-path="Pictures/20000009000005CB000003D470C9C565.svm" manifest:media-type=""/>
  <manifest:file-entry manifest:full-path="Pictures/200000090000035000000350B61461E3.svm" manifest:media-type=""/>
  <manifest:file-entry manifest:full-path="Pictures/20000009000003500000069EBA2FF570.svm" manifest:media-type=""/>
  <manifest:file-entry manifest:full-path="Pictures/200000090000035000000350D4DA2DE9.svm" manifest:media-type=""/>
  <manifest:file-entry manifest:full-path="Pictures/200000090000031B000003504F9F01C9.svm" manifest:media-type=""/>
  <manifest:file-entry manifest:full-path="Pictures/20000009000003500000035012898721.svm" manifest:media-type=""/>
  <manifest:file-entry manifest:full-path="Pictures/20000009000003500000035087AC7CBF.svm" manifest:media-type=""/>
  <manifest:file-entry manifest:full-path="Pictures/2000000900000350000003350E6B9B8C.svm" manifest:media-type=""/>
  <manifest:file-entry manifest:full-path="Pictures/2000000900000350000004F74CED1FF9.svm" manifest:media-type=""/>
  <manifest:file-entry manifest:full-path="Pictures/2000000900000350000003501917CE39.svm" manifest:media-type=""/>
  <manifest:file-entry manifest:full-path="Pictures/200000090000035000000350984799EC.svm" manifest:media-type=""/>
  <manifest:file-entry manifest:full-path="Pictures/2000000900000350000003357741B6D9.svm" manifest:media-type=""/>
  <manifest:file-entry manifest:full-path="Pictures/200000090000035000000335D8953711.svm" manifest:media-type=""/>
  <manifest:file-entry manifest:full-path="Pictures/200000090000057B000005E5A643799A.svm" manifest:media-type=""/>
  <manifest:file-entry manifest:full-path="Pictures/200000090000035000000335C24C7146.svm" manifest:media-type=""/>
  <manifest:file-entry manifest:full-path="Pictures/20000009000003500000027C20C07EC9.svm" manifest:media-type=""/>
  <manifest:file-entry manifest:full-path="Pictures/200000090000035000000350BBAF8FC5.svm" manifest:media-type=""/>
  <manifest:file-entry manifest:full-path="Pictures/200000090000029600000350FDDF1A25.svm" manifest:media-type=""/>
  <manifest:file-entry manifest:full-path="Pictures/20000009000002CB0000035014628D6A.svm" manifest:media-type=""/>
  <manifest:file-entry manifest:full-path="Pictures/20000009000004DD00000D217A55C4FD.svm" manifest:media-type=""/>
  <manifest:file-entry manifest:full-path="Pictures/20000009000002E600000350C6B70FAD.svm" manifest:media-type=""/>
  <manifest:file-entry manifest:full-path="Pictures/200000090000035000000335E6B7C95E.svm" manifest:media-type=""/>
  <manifest:file-entry manifest:full-path="Pictures/200000090000035000000385A509BD0D.svm" manifest:media-type=""/>
  <manifest:file-entry manifest:full-path="Pictures/20000009000003500000039F3DD6414D.svm" manifest:media-type=""/>
  <manifest:file-entry manifest:full-path="Pictures/2000000900000335000003353972F406.svm" manifest:media-type=""/>
  <manifest:file-entry manifest:full-path="Pictures/2000000900000350000003350D85C743.svm" manifest:media-type=""/>
  <manifest:file-entry manifest:full-path="Pictures/20000009000002E6000003354D18824C.svm" manifest:media-type=""/>
  <manifest:file-entry manifest:full-path="Pictures/20000009000009ED00000ADBB3B2C2BF.svm" manifest:media-type=""/>
  <manifest:file-entry manifest:full-path="Pictures/2000000900000350000003509DCAC9B9.svm" manifest:media-type=""/>
  <manifest:file-entry manifest:full-path="Pictures/2000000900000D3C00000D214A0B5D07.svm" manifest:media-type=""/>
  <manifest:file-entry manifest:full-path="Pictures/200000090000035000000300909B6F06.svm" manifest:media-type=""/>
  <manifest:file-entry manifest:full-path="Pictures/20000009000003500000036A5F6D44A4.svm" manifest:media-type=""/>
  <manifest:file-entry manifest:full-path="Pictures/2000000900000350000003507BED96A5.svm" manifest:media-type=""/>
  <manifest:file-entry manifest:full-path="Pictures/200000090000048D000003504962F78B.svm" manifest:media-type=""/>
  <manifest:file-entry manifest:full-path="Pictures/20000009000003500000035096D9798E.svm" manifest:media-type=""/>
  <manifest:file-entry manifest:full-path="Pictures/200000090000087B000002E6F6A5C178.svm" manifest:media-type=""/>
  <manifest:file-entry manifest:full-path="Pictures/20000009000003500000036A4E6B6178.svm" manifest:media-type=""/>
  <manifest:file-entry manifest:full-path="Pictures/200000090000035000000350DAD9EAB2.svm" manifest:media-type=""/>
  <manifest:file-entry manifest:full-path="Pictures/20000009000009B8000006B99A60367E.svm" manifest:media-type=""/>
  <manifest:file-entry manifest:full-path="Pictures/2000000900000335000006354B2886CA.svm" manifest:media-type=""/>
  <manifest:file-entry manifest:full-path="Pictures/20000009000004F7000001A8E1EF87E7.svm" manifest:media-type=""/>
  <manifest:file-entry manifest:full-path="Pictures/20000009000004090000078CC5B04BBA.svm" manifest:media-type=""/>
  <manifest:file-entry manifest:full-path="Pictures/20000009000003500000035029109F53.svm" manifest:media-type=""/>
  <manifest:file-entry manifest:full-path="Pictures/200000090000035000000350232FF27F.svm" manifest:media-type=""/>
  <manifest:file-entry manifest:full-path="Pictures/20000009000003500000035042E128A5.svm" manifest:media-type=""/>
  <manifest:file-entry manifest:full-path="Pictures/20000009000003500000035062D94501.svm" manifest:media-type=""/>
  <manifest:file-entry manifest:full-path="Pictures/2000000900000350000003356EF40077.svm" manifest:media-type=""/>
  <manifest:file-entry manifest:full-path="Pictures/200000090000035000000350FEE0CA6C.svm" manifest:media-type=""/>
  <manifest:file-entry manifest:full-path="Pictures/2000000900000350000004F7B23B0F1F.svm" manifest:media-type=""/>
  <manifest:file-entry manifest:full-path="Pictures/2000000900000350000003351BB9D72A.svm" manifest:media-type=""/>
  <manifest:file-entry manifest:full-path="Pictures/200000090000035000000335AE7AF741.svm" manifest:media-type=""/>
  <manifest:file-entry manifest:full-path="Pictures/20000009000003500000035041D4563B.svm" manifest:media-type=""/>
  <manifest:file-entry manifest:full-path="Pictures/2000000900000D210000030089BD041B.svm" manifest:media-type=""/>
  <manifest:file-entry manifest:full-path="Pictures/2000000900000409000006840C03E1BA.svm" manifest:media-type=""/>
  <manifest:file-entry manifest:full-path="Pictures/200000090000035000000684DAEF7743.svm" manifest:media-type=""/>
  <manifest:file-entry manifest:full-path="Pictures/200000090000035000000600418E2031.svm" manifest:media-type=""/>
  <manifest:file-entry manifest:full-path="Pictures/2000000900000350000003507EA66CE3.svm" manifest:media-type=""/>
  <manifest:file-entry manifest:full-path="Pictures/2000000900000335000001C3C1C8FACD.svm" manifest:media-type=""/>
  <manifest:file-entry manifest:full-path="Pictures/2000000900000350000003506634565A.svm" manifest:media-type=""/>
  <manifest:file-entry manifest:full-path="Pictures/2000000900000D2100000CECB9EB813B.svm" manifest:media-type=""/>
  <manifest:file-entry manifest:full-path="Pictures/200000090000035000000350B884FCCD.svm" manifest:media-type=""/>
  <manifest:file-entry manifest:full-path="Pictures/20000009000003500000035041F75633.svm" manifest:media-type=""/>
  <manifest:file-entry manifest:full-path="Pictures/2000000900000350000003507102F73A.svm" manifest:media-type=""/>
  <manifest:file-entry manifest:full-path="Pictures/200000090000035000000350682840BD.svm" manifest:media-type=""/>
  <manifest:file-entry manifest:full-path="Pictures/2000000900000350000003508335C2CD.svm" manifest:media-type=""/>
  <manifest:file-entry manifest:full-path="Pictures/2000000900000E5F00000D3CE1B1E15D.svm" manifest:media-type=""/>
  <manifest:file-entry manifest:full-path="Pictures/200000090000035000000350A63F1E21.svm" manifest:media-type=""/>
  <manifest:file-entry manifest:full-path="Pictures/20000009000005E5000005E566B74369.svm" manifest:media-type=""/>
  <manifest:file-entry manifest:full-path="Pictures/200000090000060000000600F915CEAD.svm" manifest:media-type=""/>
  <manifest:file-entry manifest:full-path="Pictures/20000009000002B1000004C283D09560.svm" manifest:media-type=""/>
  <manifest:file-entry manifest:full-path="Pictures/200000090000027C000002E6E93E980B.svm" manifest:media-type=""/>
  <manifest:file-entry manifest:full-path="Pictures/200000090000027C0000031B673913D8.svm" manifest:media-type=""/>
  <manifest:file-entry manifest:full-path="Pictures/2000000900000350000002E6D929923B.svm" manifest:media-type=""/>
  <manifest:file-entry manifest:full-path="Pictures/200000090000013F000002B1B429BC27.svm" manifest:media-type=""/>
  <manifest:file-entry manifest:full-path="Pictures/200000090000057B000005CB2C66458A.svm" manifest:media-type=""/>
  <manifest:file-entry manifest:full-path="Pictures/20000009000003500000035098778C76.svm" manifest:media-type=""/>
  <manifest:file-entry manifest:full-path="Pictures/20000009000003500000036A6A146159.svm" manifest:media-type=""/>
  <manifest:file-entry manifest:full-path="Pictures/2000000900000350000002E61FADEAEE.svm" manifest:media-type=""/>
  <manifest:file-entry manifest:full-path="Pictures/20000009000001A8000001A8703B229C.svm" manifest:media-type=""/>
  <manifest:file-entry manifest:full-path="Pictures/20000009000003500000036A013D4FB3.svm" manifest:media-type=""/>
  <manifest:file-entry manifest:full-path="Pictures/2000000900000335000005964A1F8187.svm" manifest:media-type=""/>
  <manifest:file-entry manifest:full-path="Pictures/200000090000035000000350E23C48BC.svm" manifest:media-type=""/>
  <manifest:file-entry manifest:full-path="Pictures/20000009000003500000036AF64755B5.svm" manifest:media-type=""/>
  <manifest:file-entry manifest:full-path="Pictures/200000090000035000000350C1B8C3B1.svm" manifest:media-type=""/>
  <manifest:file-entry manifest:full-path="Pictures/20000009000003500000036A7F36089B.svm" manifest:media-type=""/>
  <manifest:file-entry manifest:full-path="Pictures/2000000900000350000002B1D23EB8F5.svm" manifest:media-type=""/>
  <manifest:file-entry manifest:full-path="Pictures/20000009000003500000036A9DFCC907.svm" manifest:media-type=""/>
  <manifest:file-entry manifest:full-path="Pictures/20000009000004DD000005B062419CEA.svm" manifest:media-type=""/>
  <manifest:file-entry manifest:full-path="Pictures/200000090000052C000005CBB02C2E5E.svm" manifest:media-type=""/>
  <manifest:file-entry manifest:full-path="Pictures/20000009000003500000039F662F9EA1.svm" manifest:media-type=""/>
  <manifest:file-entry manifest:full-path="Pictures/20000009000003BA000006EE2817AD2C.svm" manifest:media-type=""/>
  <manifest:file-entry manifest:full-path="Pictures/2000000900000350000002B10D841A05.svm" manifest:media-type=""/>
  <manifest:file-entry manifest:full-path="Pictures/2000000900000350000003504AB49C2C.svm" manifest:media-type=""/>
  <manifest:file-entry manifest:full-path="Pictures/200000090000035000000350B63DA7A1.svm" manifest:media-type=""/>
  <manifest:file-entry manifest:full-path="Pictures/200000090000035000000385DD722700.svm" manifest:media-type=""/>
  <manifest:file-entry manifest:full-path="Pictures/20000009000003500000035063E32792.svm" manifest:media-type=""/>
  <manifest:file-entry manifest:full-path="Pictures/2000000900000350000004C29FF69DFE.svm" manifest:media-type=""/>
  <manifest:file-entry manifest:full-path="Pictures/20000009000003500000036A864EA546.svm" manifest:media-type=""/>
  <manifest:file-entry manifest:full-path="Pictures/20000009000006D300000511EB78F71B.svm" manifest:media-type=""/>
  <manifest:file-entry manifest:full-path="Pictures/20000009000004DD00000CEC8F04A0A4.svm" manifest:media-type=""/>
  <manifest:file-entry manifest:full-path="Pictures/20000009000003500000033521DD8BB7.svm" manifest:media-type=""/>
  <manifest:file-entry manifest:full-path="Pictures/200000090000035000000596F92E9DAA.svm" manifest:media-type=""/>
  <manifest:file-entry manifest:full-path="Pictures/2000000900000350000005962943AA0D.svm" manifest:media-type=""/>
  <manifest:file-entry manifest:full-path="Pictures/2000000900000350000003356CDD0996.svm" manifest:media-type=""/>
  <manifest:file-entry manifest:full-path="Pictures/20000009000004F7000004F72DD428DA.svm" manifest:media-type=""/>
  <manifest:file-entry manifest:full-path="Pictures/2000000900000409000003EEBC9528BF.svm" manifest:media-type=""/>
  <manifest:file-entry manifest:full-path="Pictures/200000090000031B00000350049572D6.svm" manifest:media-type=""/>
  <manifest:file-entry manifest:full-path="Pictures/200000090000035000000385163251C4.svm" manifest:media-type=""/>
  <manifest:file-entry manifest:full-path="Pictures/2000000900000D3C000001A8F190007E.svm" manifest:media-type=""/>
  <manifest:file-entry manifest:full-path="Pictures/200000090000048D0000048D587B191D.svm" manifest:media-type=""/>
  <manifest:file-entry manifest:full-path="Pictures/2000000900000D3C0000024790A77339.svm" manifest:media-type=""/>
  <manifest:file-entry manifest:full-path="Pictures/2000000900000350000004DDEEE94E6D.svm" manifest:media-type=""/>
  <manifest:file-entry manifest:full-path="Pictures/20000009000009ED000003502F506242.svm" manifest:media-type=""/>
  <manifest:file-entry manifest:full-path="Pictures/2000000900000350000006B9C813BB78.svm" manifest:media-type=""/>
  <manifest:file-entry manifest:full-path="Pictures/20000009000003500000035037B73F1E.svm" manifest:media-type=""/>
  <manifest:file-entry manifest:full-path="Pictures/20000009000002E6000006843485B7D8.svm" manifest:media-type=""/>
  <manifest:file-entry manifest:full-path="Pictures/200000090000057B00000600F856D335.svm" manifest:media-type=""/>
  <manifest:file-entry manifest:full-path="Pictures/20000009000004C2000005CB4A73DC6E.svm" manifest:media-type=""/>
  <manifest:file-entry manifest:full-path="Pictures/200000090000057B000005CB4BBEB03B.svm" manifest:media-type=""/>
  <manifest:file-entry manifest:full-path="Pictures/200000090000069E000006B9D80B190E.svm" manifest:media-type=""/>
  <manifest:file-entry manifest:full-path="Pictures/200000090000035000000350B9DCF950.svm" manifest:media-type=""/>
  <manifest:file-entry manifest:full-path="Pictures/20000009000001A8000001A86122E77C.svm" manifest:media-type=""/>
  <manifest:file-entry manifest:full-path="Pictures/20000009000003500000036A09643F74.svm" manifest:media-type=""/>
  <manifest:file-entry manifest:full-path="Pictures/200000090000033500000350656663F5.svm" manifest:media-type=""/>
  <manifest:file-entry manifest:full-path="Pictures/20000009000004F7000003500CA5BDD5.svm" manifest:media-type=""/>
  <manifest:file-entry manifest:full-path="Pictures/200000090000069E000007A755815CC5.svm" manifest:media-type=""/>
  <manifest:file-entry manifest:full-path="Pictures/200000090000035000000350BB1F452A.svm" manifest:media-type=""/>
  <manifest:file-entry manifest:full-path="Pictures/20000009000003500000040979C3549A.svm" manifest:media-type=""/>
  <manifest:file-entry manifest:full-path="Pictures/2000000900000D3C00000350A3265CA3.svm" manifest:media-type=""/>
  <manifest:file-entry manifest:full-path="Pictures/200000090000035000000350B1F38059.svm" manifest:media-type=""/>
  <manifest:file-entry manifest:full-path="Pictures/200000090000033500000511D72BAFF2.svm" manifest:media-type=""/>
  <manifest:file-entry manifest:full-path="Pictures/20000009000002E600000350F9D9FB3B.svm" manifest:media-type=""/>
  <manifest:file-entry manifest:full-path="Pictures/200000090000069E0000068413BA952E.svm" manifest:media-type=""/>
  <manifest:file-entry manifest:full-path="Pictures/20000009000003500000035094A02A6C.svm" manifest:media-type=""/>
  <manifest:file-entry manifest:full-path="Pictures/20000009000003500000036A033A53D8.svm" manifest:media-type=""/>
  <manifest:file-entry manifest:full-path="Pictures/2000000900000350000005B08408D834.svm" manifest:media-type=""/>
  <manifest:file-entry manifest:full-path="Pictures/20000009000003500000036A20331202.svm" manifest:media-type=""/>
  <manifest:file-entry manifest:full-path="Pictures/20000009000004F70000031B82F78C23.svm" manifest:media-type=""/>
  <manifest:file-entry manifest:full-path="Pictures/200000090000035000000350B1832864.svm" manifest:media-type=""/>
  <manifest:file-entry manifest:full-path="Pictures/2000000900001A76000003508C4687A2.svm" manifest:media-type=""/>
  <manifest:file-entry manifest:full-path="Pictures/2000000900000350000001C3AD5C82F9.svm" manifest:media-type=""/>
  <manifest:file-entry manifest:full-path="Pictures/200000090000021200000350AD8AC6BB.svm" manifest:media-type=""/>
  <manifest:file-entry manifest:full-path="Pictures/200000090000035000000D3C53B4019B.svm" manifest:media-type=""/>
  <manifest:file-entry manifest:full-path="Pictures/2000000900000D3C000003508ACEFE1A.svm" manifest:media-type=""/>
  <manifest:file-entry manifest:full-path="Pictures/2000000900000212000009ED9EF40D71.svm" manifest:media-type=""/>
  <manifest:file-entry manifest:full-path="Pictures/20000009000003500000035028D418FE.svm" manifest:media-type=""/>
  <manifest:file-entry manifest:full-path="Pictures/2000000900000596000005E56718DA31.svm" manifest:media-type=""/>
  <manifest:file-entry manifest:full-path="Pictures/20000009000003500000031B2EE19C37.svm" manifest:media-type=""/>
  <manifest:file-entry manifest:full-path="Pictures/200000090000035000000350F420B91A.svm" manifest:media-type=""/>
  <manifest:file-entry manifest:full-path="Pictures/200000090000033500000596C9EF1943.svm" manifest:media-type=""/>
  <manifest:file-entry manifest:full-path="Pictures/2000000900000D210000031B6FE8B937.svm" manifest:media-type=""/>
  <manifest:file-entry manifest:full-path="Pictures/20000009000003500000036A7619CE76.svm" manifest:media-type=""/>
  <manifest:file-entry manifest:full-path="Pictures/200000090000035000000350E50F1758.svm" manifest:media-type=""/>
  <manifest:file-entry manifest:full-path="Pictures/200000090000035000000350FDC26281.svm" manifest:media-type=""/>
  <manifest:file-entry manifest:full-path="Pictures/20000009000003500000059609284103.svm" manifest:media-type=""/>
  <manifest:file-entry manifest:full-path="Pictures/200000090000035000000350AFF2C412.svm" manifest:media-type=""/>
  <manifest:file-entry manifest:full-path="Pictures/20000009000004F7000003508BBA14BC.svm" manifest:media-type=""/>
  <manifest:file-entry manifest:full-path="Pictures/200000090000069E00000350CA12883F.svm" manifest:media-type=""/>
  <manifest:file-entry manifest:full-path="Pictures/20000009000006B90000039FD1EDD413.svm" manifest:media-type=""/>
  <manifest:file-entry manifest:full-path="Pictures/200000090000035000000350CF5010CA.svm" manifest:media-type=""/>
  <manifest:file-entry manifest:full-path="Pictures/2000000900000350000003505E6AB0FD.svm" manifest:media-type=""/>
  <manifest:file-entry manifest:full-path="Pictures/200000090000035000000350CAB97FF1.svm" manifest:media-type=""/>
  <manifest:file-entry manifest:full-path="Pictures/2000000900000350000003502ACA1D46.svm" manifest:media-type=""/>
  <manifest:file-entry manifest:full-path="Pictures/2000000900000350000005E57ACC45BF.svm" manifest:media-type=""/>
  <manifest:file-entry manifest:full-path="Pictures/200000090000035000000350292391D0.svm" manifest:media-type=""/>
  <manifest:file-entry manifest:full-path="Pictures/20000009000004A8000002B1CF770938.svm" manifest:media-type=""/>
  <manifest:file-entry manifest:full-path="Pictures/20000009000003D4000005614CD38553.svm" manifest:media-type=""/>
  <manifest:file-entry manifest:full-path="Pictures/20000009000004F7000006D37C89A13B.svm" manifest:media-type=""/>
  <manifest:file-entry manifest:full-path="Pictures/200000090000035000001A765F0430A2.svm" manifest:media-type=""/>
  <manifest:file-entry manifest:full-path="Pictures/20000009000002E6000003502A217FEC.svm" manifest:media-type=""/>
  <manifest:file-entry manifest:full-path="Pictures/2000000900000D3C0000035064F78BC9.svm" manifest:media-type=""/>
  <manifest:file-entry manifest:full-path="Pictures/200000090000035000000350D1220100.svm" manifest:media-type=""/>
  <manifest:file-entry manifest:full-path="Pictures/200000090000035000000350B0124FD4.svm" manifest:media-type=""/>
  <manifest:file-entry manifest:full-path="Pictures/20000009000009ED0000069ECA42267C.svm" manifest:media-type=""/>
  <manifest:file-entry manifest:full-path="Pictures/20000009000003500000035071496613.svm" manifest:media-type=""/>
  <manifest:file-entry manifest:full-path="Pictures/20000009000003500000035067699C69.svm" manifest:media-type=""/>
  <manifest:file-entry manifest:full-path="Pictures/20000009000004DD00000669140ED9FE.svm" manifest:media-type=""/>
  <manifest:file-entry manifest:full-path="Pictures/20000009000002120000036A10D243A3.svm" manifest:media-type=""/>
  <manifest:file-entry manifest:full-path="Pictures/20000009000003500000035057C07EA7.svm" manifest:media-type=""/>
  <manifest:file-entry manifest:full-path="Pictures/2000000900001A7600000350B2A89D95.svm" manifest:media-type=""/>
  <manifest:file-entry manifest:full-path="Pictures/20000009000003500000031BDD7AE284.svm" manifest:media-type=""/>
  <manifest:file-entry manifest:full-path="Pictures/2000000900000350000003356213F242.svm" manifest:media-type=""/>
  <manifest:file-entry manifest:full-path="Pictures/2000000900000423000003EE2AF8F30B.svm" manifest:media-type=""/>
  <manifest:file-entry manifest:full-path="Pictures/200000090000035000000350C29234AC.svm" manifest:media-type=""/>
  <manifest:file-entry manifest:full-path="Pictures/20000009000004F70000036A2A658630.svm" manifest:media-type=""/>
  <manifest:file-entry manifest:full-path="Pictures/20000009000003350000069E53494AB0.svm" manifest:media-type=""/>
  <manifest:file-entry manifest:full-path="Pictures/2000000900000350000003509452B83C.svm" manifest:media-type=""/>
  <manifest:file-entry manifest:full-path="Pictures/20000009000005B0000005CB122993F7.svm" manifest:media-type=""/>
  <manifest:file-entry manifest:full-path="Pictures/20000009000002E60000036A8FF03B8F.svm" manifest:media-type=""/>
  <manifest:file-entry manifest:full-path="Pictures/200000090000035000000350AA2E256D.svm" manifest:media-type=""/>
  <manifest:file-entry manifest:full-path="Pictures/20000009000003350000036A27119E76.svm" manifest:media-type=""/>
  <manifest:file-entry manifest:full-path="Pictures/200000090000069E0000057BD3935740.svm" manifest:media-type=""/>
  <manifest:file-entry manifest:full-path="Pictures/20000009000009ED0000069E34015462.svm" manifest:media-type=""/>
  <manifest:file-entry manifest:full-path="Pictures/200000090000033500000385A5282377.svm" manifest:media-type=""/>
  <manifest:file-entry manifest:full-path="Pictures/2000000900000350000003508254950F.svm" manifest:media-type=""/>
  <manifest:file-entry manifest:full-path="Pictures/2000000900001689000003502CCCA80E.svm" manifest:media-type=""/>
  <manifest:file-entry manifest:full-path="Pictures/20000009000004F70000069EC09CFFEF.svm" manifest:media-type=""/>
  <manifest:file-entry manifest:full-path="Pictures/20000009000004F70000069EE47BB446.svm" manifest:media-type=""/>
  <manifest:file-entry manifest:full-path="Pictures/20000009000003500000052C9AC1DCAD.svm" manifest:media-type=""/>
  <manifest:file-entry manifest:full-path="Pictures/20000009000003500000027C2026032D.svm" manifest:media-type=""/>
  <manifest:file-entry manifest:full-path="Pictures/200000090000035000000350A49E4BE0.svm" manifest:media-type=""/>
  <manifest:file-entry manifest:full-path="Pictures/20000009000001A8000001731B9877AF.svm" manifest:media-type=""/>
  <manifest:file-entry manifest:full-path="Pictures/2000000900000D2100000D3CDBB6DA35.svm" manifest:media-type=""/>
  <manifest:file-entry manifest:full-path="Pictures/20000009000003350000035066D5D611.svm" manifest:media-type=""/>
  <manifest:file-entry manifest:full-path="Pictures/20000009000004DD00000684B7DB96EF.svm" manifest:media-type=""/>
  <manifest:file-entry manifest:full-path="Pictures/2000000900000409000003D4EF28364F.svm" manifest:media-type=""/>
  <manifest:file-entry manifest:full-path="Pictures/2000000900000350000003507E5FDFC3.svm" manifest:media-type=""/>
  <manifest:file-entry manifest:full-path="Pictures/2000000900000350000002E64155C1BF.svm" manifest:media-type=""/>
  <manifest:file-entry manifest:full-path="Pictures/20000009000004DD000005E5841F494E.svm" manifest:media-type=""/>
  <manifest:file-entry manifest:full-path="Pictures/2000000900000350000003359B7DFE36.svm" manifest:media-type=""/>
  <manifest:file-entry manifest:full-path="Pictures/200000090000027C00000350CDAF86CD.svm" manifest:media-type=""/>
  <manifest:file-entry manifest:full-path="Pictures/20000009000002E6000003501DF179F1.svm" manifest:media-type=""/>
  <manifest:file-entry manifest:full-path="Pictures/200000090000035000000350FB15957F.svm" manifest:media-type=""/>
  <manifest:file-entry manifest:full-path="Pictures/200000090000035000000350989833CD.svm" manifest:media-type=""/>
  <manifest:file-entry manifest:full-path="Pictures/2000000900000350000002B1F6790EE2.svm" manifest:media-type=""/>
  <manifest:file-entry manifest:full-path="Pictures/20000009000008460000099E8D23F09A.svm" manifest:media-type=""/>
  <manifest:file-entry manifest:full-path="Pictures/20000009000001A8000002E640C01289.svm" manifest:media-type=""/>
  <manifest:file-entry manifest:full-path="Pictures/200000090000035000000350B69A820C.svm" manifest:media-type=""/>
  <manifest:file-entry manifest:full-path="Pictures/20000009000003500000036A21620611.svm" manifest:media-type=""/>
  <manifest:file-entry manifest:full-path="Pictures/20000009000002CB000003BA5F88BDAE.svm" manifest:media-type=""/>
  <manifest:file-entry manifest:full-path="Pictures/200000090000033500000350E7C0345E.svm" manifest:media-type=""/>
  <manifest:file-entry manifest:full-path="Pictures/200000090000035000000335A95B6D14.svm" manifest:media-type=""/>
  <manifest:file-entry manifest:full-path="Pictures/200000090000069E000006690AD894B1.svm" manifest:media-type=""/>
  <manifest:file-entry manifest:full-path="Pictures/20000009000004F7000004C27D48DF50.svm" manifest:media-type=""/>
  <manifest:file-entry manifest:full-path="Pictures/2000000900000335000003509491CF8B.svm" manifest:media-type=""/>
  <manifest:file-entry manifest:full-path="Pictures/20000009000003500000036A09911D6A.svm" manifest:media-type=""/>
  <manifest:file-entry manifest:full-path="Pictures/2000000900000350000003505728A652.svm" manifest:media-type=""/>
  <manifest:file-entry manifest:full-path="Pictures/2000000900000350000006D35E34C889.svm" manifest:media-type=""/>
  <manifest:file-entry manifest:full-path="Pictures/2000000900000350000003508618CD82.svm" manifest:media-type=""/>
  <manifest:file-entry manifest:full-path="Pictures/200000090000035000000350C9B74B52.svm" manifest:media-type=""/>
  <manifest:file-entry manifest:full-path="Pictures/20000009000004F7000004A8D98B9146.svm" manifest:media-type=""/>
  <manifest:file-entry manifest:full-path="Pictures/20000009000003500000036AD743D145.svm" manifest:media-type=""/>
  <manifest:file-entry manifest:full-path="Pictures/200000090000035000000350C5CDFEC2.svm" manifest:media-type=""/>
  <manifest:file-entry manifest:full-path="Pictures/2000000900000350000003506D1DCC48.svm" manifest:media-type=""/>
  <manifest:file-entry manifest:full-path="Pictures/200000090000035000000335769E23E9.svm" manifest:media-type=""/>
  <manifest:file-entry manifest:full-path="Pictures/200000090000033500000473F9236A6C.svm" manifest:media-type=""/>
  <manifest:file-entry manifest:full-path="Pictures/20000009000003500000036A1405FAFA.svm" manifest:media-type=""/>
  <manifest:file-entry manifest:full-path="Pictures/20000009000006EE000003852B948B75.svm" manifest:media-type=""/>
  <manifest:file-entry manifest:full-path="Pictures/2000000900000350000003356AFAE95B.svm" manifest:media-type=""/>
  <manifest:file-entry manifest:full-path="Pictures/2000000900000350000004C212E6A990.svm" manifest:media-type=""/>
  <manifest:file-entry manifest:full-path="Pictures/20000009000003500000031B0B5E81C9.svm" manifest:media-type=""/>
  <manifest:file-entry manifest:full-path="Pictures/2000000900000350000002E6D214117B.svm" manifest:media-type=""/>
  <manifest:file-entry manifest:full-path="Pictures/20000009000002CB000003356BEB3810.svm" manifest:media-type=""/>
  <manifest:file-entry manifest:full-path="Pictures/200000090000069E00000860EF3E0E17.svm" manifest:media-type=""/>
  <manifest:file-entry manifest:full-path="Pictures/20000009000003350000036AA1E8D811.svm" manifest:media-type=""/>
  <manifest:file-entry manifest:full-path="Pictures/2000000900000350000005113ADAE2DA.svm" manifest:media-type=""/>
  <manifest:file-entry manifest:full-path="Pictures/20000009000002E600000350C0E9178D.svm" manifest:media-type=""/>
  <manifest:file-entry manifest:full-path="Pictures/2000000900000350000003506A66B453.svm" manifest:media-type=""/>
  <manifest:file-entry manifest:full-path="Pictures/20000009000001A8000001A8B747E752.svm" manifest:media-type=""/>
  <manifest:file-entry manifest:full-path="Pictures/20000009000009ED0000069E7EB9863A.svm" manifest:media-type=""/>
  <manifest:file-entry manifest:full-path="Pictures/20000009000009D300000684292AAC7A.svm" manifest:media-type=""/>
  <manifest:file-entry manifest:full-path="Pictures/2000000900000350000003503D00CCF5.svm" manifest:media-type=""/>
  <manifest:file-entry manifest:full-path="Pictures/200000090000033500000350E6E2D3D3.svm" manifest:media-type=""/>
  <manifest:file-entry manifest:full-path="Pictures/200000090000035000000596BE6616CC.svm" manifest:media-type=""/>
  <manifest:file-entry manifest:full-path="Pictures/200000090000035000000335A2E4398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1.353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215cm"/>
    </style:style>
    <style:style style:name="co10" style:family="table-column">
      <style:table-column-properties fo:break-before="auto" style:column-width="1.464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2.2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101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1.907cm"/>
    </style:style>
    <style:style style:name="co17" style:family="table-column">
      <style:table-column-properties fo:break-before="auto" style:column-width="1.796cm"/>
    </style:style>
    <style:style style:name="co18" style:family="table-column">
      <style:table-column-properties fo:break-before="auto" style:column-width="1.852cm"/>
    </style:style>
    <style:style style:name="co19" style:family="table-column">
      <style:table-column-properties fo:break-before="auto" style:column-width="1.713cm"/>
    </style:style>
    <style:style style:name="co20" style:family="table-column">
      <style:table-column-properties fo:break-before="auto" style:column-width="2.073cm"/>
    </style:style>
    <style:style style:name="co21" style:family="table-column">
      <style:table-column-properties fo:break-before="auto" style:column-width="2.044cm"/>
    </style:style>
    <style:style style:name="co22" style:family="table-column">
      <style:table-column-properties fo:break-before="auto" style:column-width="4.36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2.088cm"/>
    </style:style>
    <style:style style:name="co25" style:family="table-column">
      <style:table-column-properties fo:break-before="auto" style:column-width="1.873cm"/>
    </style:style>
    <style:style style:name="co26" style:family="table-column">
      <style:table-column-properties fo:break-before="auto" style:column-width="1.319cm"/>
    </style:style>
    <style:style style:name="co27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1.259cm"/>
    </style:style>
    <style:style style:name="co29" style:family="table-column">
      <style:table-column-properties fo:break-before="auto" style:column-width="1.351cm"/>
    </style:style>
    <style:style style:name="co30" style:family="table-column">
      <style:table-column-properties fo:break-before="auto" style:column-width="5.958cm"/>
    </style:style>
    <style:style style:name="co31" style:family="table-column">
      <style:table-column-properties fo:break-before="auto" style:column-width="3.194cm"/>
    </style:style>
    <style:style style:name="co32" style:family="table-column">
      <style:table-column-properties fo:break-before="auto" style:column-width="8.876cm"/>
    </style:style>
    <style:style style:name="co33" style:family="table-column">
      <style:table-column-properties fo:break-before="auto" style:column-width="2.457cm"/>
    </style:style>
    <style:style style:name="co34" style:family="table-column">
      <style:table-column-properties fo:break-before="auto" style:column-width="3.163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ackground-color="#99cccc" style:text-align-source="fix" style:repeat-content="false" fo:wrap-option="wrap" fo:border-left="0.99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0" fo:background-color="#cfe7f5" style:text-align-source="fix" style:repeat-content="false" fo:wrap-option="wrap" fo:border-left="0.99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fo:wrap-option="wrap" fo:border="0.99pt solid #9999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0" fo:background-color="#cccccc" style:text-align-source="fix" style:repeat-content="false" fo:wrap-option="wrap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0" fo:background-color="#eeeeee" style:text-align-source="value-type" style:repeat-content="false" fo:wrap-option="wrap" fo:border-left="0.26pt solid #000000" fo:border-right="0.99pt solid #000000" fo:border-top="0.2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fo:background-color="#eeeeee" style:text-align-source="value-type" style:repeat-content="false" fo:wrap-option="wrap" fo:border-left="0.26pt solid #000000" fo:border-right="0.99pt solid #000000" fo:border-top="0.2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0000" fo:background-color="#eeeeee" style:text-align-source="value-type" style:repeat-content="false" fo:border-left="0.26pt solid #000000" fo:border-right="0.99pt solid #000000" fo:border-top="0.26pt solid #000000" style:vertical-align="middle"/>
      <style:paragraph-properties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-bottom="0.26pt solid #000000" fo:background-color="#eeeeee" fo:border-left="0.26pt solid #000000" fo:border-right="0.99pt solid #000000" fo:border-top="0.26pt solid #000000" style:vertical-align="middle"/>
      <style:text-properties style:font-name="Liberation Sans"/>
    </style:style>
    <style:style style:name="ce11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9999ff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ff950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able-cell-properties fo:background-color="#ff950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9900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ffff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99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99ff33" style:text-align-source="fix" style:repeat-content="false" fo:border="0.99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36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99ff33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ff33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999" style:text-align-source="fix" style:repeat-content="false" fo:border="0.99pt solid #000000" style:vertical-align="middle"/>
      <style:paragraph-properties fo:text-align="center" fo:margin-left="0cm"/>
      <style:text-properties fo:color="#000000" style:font-name="Linux Libertine G" fo:font-weight="bold" style:font-weight-asian="bold" style:font-weight-complex="bold"/>
    </style:style>
    <style:style style:name="ce41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#ff9999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9999" style:text-align-source="fix" style:repeat-content="false" fo:border="0.99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45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nux Libertine G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nux Libertine G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NPC List" table:style-name="ta1">
        <office:forms form:automatic-focus="false" form:apply-design-mode="false"/>
        <table:shapes>
          <draw:frame draw:z-index="0" draw:name="Изображение 1" draw:style-name="gr1" draw:text-style-name="P1" svg:width="0.847cm" svg:height="0.847cm" svg:x="1.548cm" svg:y="0.997cm">
            <draw:image xlink:href="Pictures/200000090000035000000350AFF2C412.svm" xlink:type="simple" xlink:show="embed" xlink:actuate="onLoad">
              <text:p/>
            </draw:image>
          </draw:frame>
          <draw:frame draw:z-index="1" draw:name="Изображение 2" draw:style-name="gr1" draw:text-style-name="P1" svg:width="0.847cm" svg:height="0.873cm" svg:x="1.521cm" svg:y="2.027cm">
            <draw:image xlink:href="Pictures/20000009000003500000036A21620611.svm" xlink:type="simple" xlink:show="embed" xlink:actuate="onLoad">
              <text:p/>
            </draw:image>
          </draw:frame>
          <draw:frame draw:z-index="2" draw:name="Изображение 3" draw:style-name="gr1" draw:text-style-name="P1" svg:width="0.865cm" svg:height="0.821cm" svg:x="1.521cm" svg:y="3.081cm">
            <draw:image xlink:href="Pictures/2000000900000409000003D4EF28364F.svm" xlink:type="simple" xlink:show="embed" xlink:actuate="onLoad">
              <text:p/>
            </draw:image>
          </draw:frame>
          <draw:frame draw:z-index="3" draw:name="Изображение 4" draw:style-name="gr1" draw:text-style-name="P1" svg:width="0.446cm" svg:height="0.776cm" svg:x="1.705cm" svg:y="4.107cm">
            <draw:image xlink:href="Pictures/2000000900000335000005964A1F8187.svm" xlink:type="simple" xlink:show="embed" xlink:actuate="onLoad">
              <text:p/>
            </draw:image>
          </draw:frame>
          <draw:frame draw:z-index="4" draw:name="Изображение 5" draw:style-name="gr1" draw:text-style-name="P1" svg:width="0.847cm" svg:height="0.847cm" svg:x="1.521cm" svg:y="5.107cm">
            <draw:image xlink:href="Pictures/200000090000035000000350A49E4BE0.svm" xlink:type="simple" xlink:show="embed" xlink:actuate="onLoad">
              <text:p/>
            </draw:image>
          </draw:frame>
          <draw:frame draw:z-index="5" draw:name="Изображение 6" draw:style-name="gr1" draw:text-style-name="P1" svg:width="0.526cm" svg:height="0.904cm" svg:x="1.688cm" svg:y="6.107cm">
            <draw:image xlink:href="Pictures/2000000900000350000005B08408D834.svm" xlink:type="simple" xlink:show="embed" xlink:actuate="onLoad">
              <text:p/>
            </draw:image>
          </draw:frame>
          <draw:frame draw:z-index="6" draw:name="Изображение 7" draw:style-name="gr1" draw:text-style-name="P1" svg:width="0.847cm" svg:height="0.82cm" svg:x="1.521cm" svg:y="7.16cm">
            <draw:image xlink:href="Pictures/2000000900000350000003359B7DFE36.svm" xlink:type="simple" xlink:show="embed" xlink:actuate="onLoad">
              <text:p/>
            </draw:image>
          </draw:frame>
          <draw:frame draw:z-index="7" draw:name="Изображение 8" draw:style-name="gr1" draw:text-style-name="P1" svg:width="0.66cm" svg:height="0.891cm" svg:x="1.605cm" svg:y="8.16cm">
            <draw:image xlink:href="Pictures/20000009000003500000052C9AC1DCAD.svm" xlink:type="simple" xlink:show="embed" xlink:actuate="onLoad">
              <text:p/>
            </draw:image>
          </draw:frame>
          <draw:frame draw:z-index="8" draw:name="Изображение 9" draw:style-name="gr1" draw:text-style-name="P1" svg:width="0.847cm" svg:height="0.847cm" svg:x="1.521cm" svg:y="9.213cm">
            <draw:image xlink:href="Pictures/2000000900000350000003506A66B453.svm" xlink:type="simple" xlink:show="embed" xlink:actuate="onLoad">
              <text:p/>
            </draw:image>
          </draw:frame>
          <draw:frame draw:z-index="9" draw:name="Изображение 10" draw:style-name="gr1" draw:text-style-name="P1" svg:width="0.714cm" svg:height="0.82cm" svg:x="1.596cm" svg:y="10.24cm">
            <draw:image xlink:href="Pictures/20000009000002CB000003356BEB3810.svm" xlink:type="simple" xlink:show="embed" xlink:actuate="onLoad">
              <text:p/>
            </draw:image>
          </draw:frame>
          <draw:frame draw:z-index="10" draw:name="Изображение 12" draw:style-name="gr1" draw:text-style-name="P1" svg:width="0.741cm" svg:height="0.847cm" svg:x="1.577cm" svg:y="12.293cm">
            <draw:image xlink:href="Pictures/20000009000002E600000350C0E9178D.svm" xlink:type="simple" xlink:show="embed" xlink:actuate="onLoad">
              <text:p/>
            </draw:image>
          </draw:frame>
          <draw:frame draw:z-index="11" draw:name="Изображение 13" draw:style-name="gr1" draw:text-style-name="P1" svg:width="0.423cm" svg:height="0.37cm" svg:x="1.744cm" svg:y="13.536cm">
            <draw:image xlink:href="Pictures/20000009000001A8000001731B9877AF.svm" xlink:type="simple" xlink:show="embed" xlink:actuate="onLoad">
              <text:p/>
            </draw:image>
          </draw:frame>
          <draw:frame draw:z-index="12" draw:name="Изображение 14" draw:style-name="gr1" draw:text-style-name="P1" svg:width="0.847cm" svg:height="0.847cm" svg:x="1.52cm" svg:y="14.346cm">
            <draw:image xlink:href="Pictures/20000009000003500000035028D418FE.svm" xlink:type="simple" xlink:show="embed" xlink:actuate="onLoad">
              <text:p/>
            </draw:image>
          </draw:frame>
          <draw:frame draw:z-index="13" draw:name="Изображение 15" draw:style-name="gr1" draw:text-style-name="P1" svg:width="0.856cm" svg:height="0.81cm" svg:x="1.521cm" svg:y="15.4cm">
            <draw:image xlink:href="Pictures/200000090000069E0000057BD3935740.svm" xlink:type="simple" xlink:show="embed" xlink:actuate="onLoad">
              <text:p/>
            </draw:image>
          </draw:frame>
          <draw:frame draw:z-index="14" draw:name="Изображение 16" draw:style-name="gr1" draw:text-style-name="P1" svg:width="0.81cm" svg:height="0.81cm" svg:x="1.552cm" svg:y="16.399cm">
            <draw:image xlink:href="Pictures/200000090000035000000350B1F38059.svm" xlink:type="simple" xlink:show="embed" xlink:actuate="onLoad">
              <text:p/>
            </draw:image>
          </draw:frame>
          <draw:frame draw:z-index="15" draw:name="Изображение 17" draw:style-name="gr1" draw:text-style-name="P1" svg:width="0.847cm" svg:height="0.741cm" svg:x="1.521cm" svg:y="17.426cm">
            <draw:image xlink:href="Pictures/2000000900000350000002E6D214117B.svm" xlink:type="simple" xlink:show="embed" xlink:actuate="onLoad">
              <text:p/>
            </draw:image>
          </draw:frame>
          <draw:frame draw:z-index="16" draw:name="Изображение 18" draw:style-name="gr1" draw:text-style-name="P1" svg:width="0.866cm" svg:height="0.852cm" svg:x="1.521cm" svg:y="18.453cm">
            <draw:image xlink:href="Pictures/2000000900000D2100000CECB9EB813B.svm" xlink:type="simple" xlink:show="embed" xlink:actuate="onLoad">
              <text:p/>
            </draw:image>
          </draw:frame>
          <draw:frame draw:z-index="17" draw:name="Изображение 19" draw:style-name="gr1" draw:text-style-name="P1" svg:width="0.82cm" svg:height="0.873cm" svg:x="1.521cm" svg:y="19.479cm">
            <draw:image xlink:href="Pictures/20000009000003350000036A27119E76.svm" xlink:type="simple" xlink:show="embed" xlink:actuate="onLoad">
              <text:p/>
            </draw:image>
          </draw:frame>
          <draw:frame draw:z-index="18" draw:name="Изображение 20" draw:style-name="gr1" draw:text-style-name="P1" svg:width="0.847cm" svg:height="0.873cm" svg:x="1.521cm" svg:y="20.506cm">
            <draw:image xlink:href="Pictures/20000009000003500000036AD743D145.svm" xlink:type="simple" xlink:show="embed" xlink:actuate="onLoad">
              <text:p/>
            </draw:image>
          </draw:frame>
          <draw:frame draw:z-index="19" draw:name="Изображение 21" draw:style-name="gr1" draw:text-style-name="P1" svg:width="0.847cm" svg:height="0.847cm" svg:x="1.521cm" svg:y="21.532cm">
            <draw:image xlink:href="Pictures/200000090000035000000350989833CD.svm" xlink:type="simple" xlink:show="embed" xlink:actuate="onLoad">
              <text:p/>
            </draw:image>
          </draw:frame>
          <draw:frame draw:z-index="20" draw:name="Изображение 22" draw:style-name="gr1" draw:text-style-name="P1" svg:width="0.82cm" svg:height="0.9cm" svg:x="1.521cm" svg:y="22.559cm">
            <draw:image xlink:href="Pictures/200000090000033500000385A5282377.svm" xlink:type="simple" xlink:show="embed" xlink:actuate="onLoad">
              <text:p/>
            </draw:image>
          </draw:frame>
          <draw:frame draw:z-index="21" draw:name="Изображение 23" draw:style-name="gr1" draw:text-style-name="P1" svg:width="0.82cm" svg:height="0.873cm" svg:x="1.521cm" svg:y="23.586cm">
            <draw:image xlink:href="Pictures/20000009000003350000036AA1E8D811.svm" xlink:type="simple" xlink:show="embed" xlink:actuate="onLoad">
              <text:p/>
            </draw:image>
          </draw:frame>
          <draw:frame draw:z-index="22" draw:name="Изображение 24" draw:style-name="gr1" draw:text-style-name="P1" svg:width="0.847cm" svg:height="0.82cm" svg:x="1.521cm" svg:y="24.612cm">
            <draw:image xlink:href="Pictures/200000090000035000000335A95B6D14.svm" xlink:type="simple" xlink:show="embed" xlink:actuate="onLoad">
              <text:p/>
            </draw:image>
          </draw:frame>
          <draw:frame draw:z-index="23" draw:name="Изображение 25" draw:style-name="gr1" draw:text-style-name="P1" svg:width="0.847cm" svg:height="0.847cm" svg:x="1.521cm" svg:y="25.639cm">
            <draw:image xlink:href="Pictures/200000090000035000000350B69A820C.svm" xlink:type="simple" xlink:show="embed" xlink:actuate="onLoad">
              <text:p/>
            </draw:image>
          </draw:frame>
          <draw:frame draw:z-index="24" draw:name="Изображение 26" draw:style-name="gr1" draw:text-style-name="P1" svg:width="0.82cm" svg:height="0.847cm" svg:x="1.521cm" svg:y="26.665cm">
            <draw:image xlink:href="Pictures/20000009000003350000035066D5D611.svm" xlink:type="simple" xlink:show="embed" xlink:actuate="onLoad">
              <text:p/>
            </draw:image>
          </draw:frame>
          <draw:frame draw:z-index="25" draw:name="Изображение 27" draw:style-name="gr1" draw:text-style-name="P1" svg:width="0.847cm" svg:height="0.873cm" svg:x="1.521cm" svg:y="27.692cm">
            <draw:image xlink:href="Pictures/20000009000003500000036A1405FAFA.svm" xlink:type="simple" xlink:show="embed" xlink:actuate="onLoad">
              <text:p/>
            </draw:image>
          </draw:frame>
          <draw:frame draw:z-index="26" draw:name="Изображение 28" draw:style-name="gr1" draw:text-style-name="P1" svg:width="0.847cm" svg:height="0.847cm" svg:x="1.521cm" svg:y="28.718cm">
            <draw:image xlink:href="Pictures/200000090000035000000350232FF27F.svm" xlink:type="simple" xlink:show="embed" xlink:actuate="onLoad">
              <text:p/>
            </draw:image>
          </draw:frame>
          <draw:frame draw:z-index="27" draw:name="Изображение 29" draw:style-name="gr1" draw:text-style-name="P1" svg:width="0.632cm" svg:height="0.863cm" svg:x="1.605cm" svg:y="29.745cm">
            <draw:image xlink:href="Pictures/2000000900000350000005113ADAE2DA.svm" xlink:type="simple" xlink:show="embed" xlink:actuate="onLoad">
              <text:p/>
            </draw:image>
          </draw:frame>
          <draw:frame draw:z-index="28" draw:name="Изображение 30" draw:style-name="gr1" draw:text-style-name="P1" svg:width="0.526cm" svg:height="0.702cm" svg:x="1.661cm" svg:y="30.826cm">
            <draw:image xlink:href="Pictures/20000009000002CB000003BA5F88BDAE.svm" xlink:type="simple" xlink:show="embed" xlink:actuate="onLoad">
              <text:p/>
            </draw:image>
          </draw:frame>
          <draw:frame draw:z-index="29" draw:name="Изображение 31" draw:style-name="gr1" draw:text-style-name="P1" svg:width="0.847cm" svg:height="0.794cm" svg:x="1.521cm" svg:y="31.852cm">
            <draw:image xlink:href="Pictures/20000009000003500000031BDD7AE284.svm" xlink:type="simple" xlink:show="embed" xlink:actuate="onLoad">
              <text:p/>
            </draw:image>
          </draw:frame>
          <draw:frame draw:z-index="30" draw:name="Изображение 32" draw:style-name="gr1" draw:text-style-name="P1" svg:width="0.847cm" svg:height="0.847cm" svg:x="1.521cm" svg:y="32.852cm">
            <draw:image xlink:href="Pictures/20000009000003500000035041F75633.svm" xlink:type="simple" xlink:show="embed" xlink:actuate="onLoad">
              <text:p/>
            </draw:image>
          </draw:frame>
          <draw:frame draw:z-index="31" draw:name="Изображение 33" draw:style-name="gr1" draw:text-style-name="P1" svg:width="0.635cm" svg:height="0.847cm" svg:x="1.605cm" svg:y="33.851cm">
            <draw:image xlink:href="Pictures/200000090000027C00000350CDAF86CD.svm" xlink:type="simple" xlink:show="embed" xlink:actuate="onLoad">
              <text:p/>
            </draw:image>
          </draw:frame>
          <draw:frame draw:z-index="32" draw:name="Изображение 34" draw:style-name="gr1" draw:text-style-name="P1" svg:width="0.847cm" svg:height="0.82cm" svg:x="1.521cm" svg:y="34.878cm">
            <draw:image xlink:href="Pictures/200000090000035000000335769E23E9.svm" xlink:type="simple" xlink:show="embed" xlink:actuate="onLoad">
              <text:p/>
            </draw:image>
          </draw:frame>
          <draw:frame draw:z-index="33" draw:name="Изображение 35" draw:style-name="gr1" draw:text-style-name="P1" svg:width="0.847cm" svg:height="0.847cm" svg:x="1.521cm" svg:y="35.878cm">
            <draw:image xlink:href="Pictures/20000009000003500000035042E128A5.svm" xlink:type="simple" xlink:show="embed" xlink:actuate="onLoad">
              <text:p/>
            </draw:image>
          </draw:frame>
          <draw:frame draw:z-index="34" draw:name="Изображение 36" draw:style-name="gr1" draw:text-style-name="P1" svg:width="0.847cm" svg:height="0.9cm" svg:x="1.521cm" svg:y="36.904cm">
            <draw:image xlink:href="Pictures/200000090000035000000385DD722700.svm" xlink:type="simple" xlink:show="embed" xlink:actuate="onLoad">
              <text:p/>
            </draw:image>
          </draw:frame>
          <draw:frame draw:z-index="35" draw:name="Изображение 37" draw:style-name="gr1" draw:text-style-name="P1" svg:width="0.828cm" svg:height="0.89cm" svg:x="1.521cm" svg:y="37.931cm">
            <draw:image xlink:href="Pictures/20000009000004F70000069EE47BB446.svm" xlink:type="simple" xlink:show="embed" xlink:actuate="onLoad">
              <text:p/>
            </draw:image>
          </draw:frame>
          <draw:frame draw:z-index="36" draw:name="Изображение 38" draw:style-name="gr1" draw:text-style-name="P1" svg:width="0.847cm" svg:height="0.847cm" svg:x="1.521cm" svg:y="39.011cm">
            <draw:image xlink:href="Pictures/200000090000035000000350AA2E256D.svm" xlink:type="simple" xlink:show="embed" xlink:actuate="onLoad">
              <text:p/>
            </draw:image>
          </draw:frame>
          <draw:frame draw:z-index="37" draw:name="Изображение 39" draw:style-name="gr1" draw:text-style-name="P1" svg:width="0.604cm" svg:height="0.863cm" svg:x="1.633cm" svg:y="40.011cm">
            <draw:image xlink:href="Pictures/20000009000004090000078CC5B04BBA.svm" xlink:type="simple" xlink:show="embed" xlink:actuate="onLoad">
              <text:p/>
            </draw:image>
          </draw:frame>
          <draw:frame draw:z-index="38" draw:name="Изображение 40" draw:style-name="gr1" draw:text-style-name="P1" svg:width="0.847cm" svg:height="0.635cm" svg:x="1.521cm" svg:y="41.145cm">
            <draw:image xlink:href="Pictures/20000009000003500000027C2026032D.svm" xlink:type="simple" xlink:show="embed" xlink:actuate="onLoad">
              <text:p/>
            </draw:image>
          </draw:frame>
          <draw:frame draw:z-index="39" draw:name="Изображение 41" draw:style-name="gr1" draw:text-style-name="P1" svg:width="0.847cm" svg:height="0.82cm" svg:x="1.521cm" svg:y="42.064cm">
            <draw:image xlink:href="Pictures/2000000900000350000003356AFAE95B.svm" xlink:type="simple" xlink:show="embed" xlink:actuate="onLoad">
              <text:p/>
            </draw:image>
          </draw:frame>
          <draw:frame draw:z-index="40" draw:name="Изображение 42" draw:style-name="gr1" draw:text-style-name="P1" svg:width="0.847cm" svg:height="0.82cm" svg:x="1.521cm" svg:y="43.091cm">
            <draw:image xlink:href="Pictures/200000090000035000000335A2E43988.svm" xlink:type="simple" xlink:show="embed" xlink:actuate="onLoad">
              <text:p/>
            </draw:image>
          </draw:frame>
          <draw:frame draw:z-index="41" draw:name="Изображение 43" draw:style-name="gr1" draw:text-style-name="P1" svg:width="0.847cm" svg:height="0.847cm" svg:x="1.521cm" svg:y="44.117cm">
            <draw:image xlink:href="Pictures/2000000900000350000003502ACA1D46.svm" xlink:type="simple" xlink:show="embed" xlink:actuate="onLoad">
              <text:p/>
            </draw:image>
          </draw:frame>
          <draw:frame draw:z-index="42" draw:name="Изображение 44" draw:style-name="gr1" draw:text-style-name="P1" svg:width="0.904cm" svg:height="0.782cm" svg:x="1.521cm" svg:y="45.171cm">
            <draw:image xlink:href="Pictures/2000000900000E5F00000D3CE1B1E15D.svm" xlink:type="simple" xlink:show="embed" xlink:actuate="onLoad">
              <text:p/>
            </draw:image>
          </draw:frame>
          <draw:frame draw:z-index="43" draw:name="Изображение 45" draw:style-name="gr1" draw:text-style-name="P1" svg:width="0.82cm" svg:height="0.847cm" svg:x="1.549cm" svg:y="46.17cm">
            <draw:image xlink:href="Pictures/2000000900000335000003509491CF8B.svm" xlink:type="simple" xlink:show="embed" xlink:actuate="onLoad">
              <text:p/>
            </draw:image>
          </draw:frame>
          <draw:frame draw:z-index="44" draw:name="Изображение 46" draw:style-name="gr1" draw:text-style-name="P1" svg:width="0.847cm" svg:height="0.847cm" svg:x="1.521cm" svg:y="47.197cm">
            <draw:image xlink:href="Pictures/2000000900000350000003508254950F.svm" xlink:type="simple" xlink:show="embed" xlink:actuate="onLoad">
              <text:p/>
            </draw:image>
          </draw:frame>
          <draw:frame draw:z-index="45" draw:name="Изображение 47" draw:style-name="gr1" draw:text-style-name="P1" svg:width="0.531cm" svg:height="0.837cm" svg:x="1.689cm" svg:y="48.197cm">
            <draw:image xlink:href="Pictures/20000009000003350000069E53494AB0.svm" xlink:type="simple" xlink:show="embed" xlink:actuate="onLoad">
              <text:p/>
            </draw:image>
          </draw:frame>
          <draw:frame draw:z-index="46" draw:name="Изображение 48" draw:style-name="gr1" draw:text-style-name="P1" svg:width="0.847cm" svg:height="0.794cm" svg:x="1.549cm" svg:y="49.277cm">
            <draw:image xlink:href="Pictures/20000009000003500000031B2EE19C37.svm" xlink:type="simple" xlink:show="embed" xlink:actuate="onLoad">
              <text:p/>
            </draw:image>
          </draw:frame>
          <draw:frame draw:z-index="47" draw:name="Изображение 49" draw:style-name="gr1" draw:text-style-name="P1" svg:width="0.847cm" svg:height="0.847cm" svg:x="1.549cm" svg:y="50.277cm">
            <draw:image xlink:href="Pictures/2000000900000350000003509452B83C.svm" xlink:type="simple" xlink:show="embed" xlink:actuate="onLoad">
              <text:p/>
            </draw:image>
          </draw:frame>
          <draw:frame draw:z-index="48" draw:name="Изображение 50" draw:style-name="gr1" draw:text-style-name="P1" svg:width="0.856cm" svg:height="0.589cm" svg:x="1.521cm" svg:y="51.43cm">
            <draw:image xlink:href="Pictures/20000009000004F70000036A2A658630.svm" xlink:type="simple" xlink:show="embed" xlink:actuate="onLoad">
              <text:p/>
            </draw:image>
          </draw:frame>
          <draw:frame draw:z-index="49" draw:name="Изображение 51" draw:style-name="gr1" draw:text-style-name="P1" svg:width="0.381cm" svg:height="0.75cm" svg:x="1.749cm" svg:y="52.376cm">
            <draw:image xlink:href="Pictures/200000090000035000000684DAEF7743.svm" xlink:type="simple" xlink:show="embed" xlink:actuate="onLoad">
              <text:p/>
            </draw:image>
          </draw:frame>
          <draw:frame draw:z-index="50" draw:name="Изображение 52" draw:style-name="gr1" draw:text-style-name="P1" svg:width="0.891cm" svg:height="0.594cm" svg:x="1.493cm" svg:y="53.502cm">
            <draw:image xlink:href="Pictures/20000009000004F7000003508BBA14BC.svm" xlink:type="simple" xlink:show="embed" xlink:actuate="onLoad">
              <text:p/>
            </draw:image>
          </draw:frame>
          <draw:frame draw:z-index="51" draw:name="Изображение 53" draw:style-name="gr1" draw:text-style-name="P1" svg:width="0.847cm" svg:height="0.847cm" svg:x="1.521cm" svg:y="54.383cm">
            <draw:image xlink:href="Pictures/200000090000035000000350C1B8C3B1.svm" xlink:type="simple" xlink:show="embed" xlink:actuate="onLoad">
              <text:p/>
            </draw:image>
          </draw:frame>
          <draw:frame draw:z-index="52" draw:name="Изображение 54" draw:style-name="gr1" draw:text-style-name="P1" svg:width="0.847cm" svg:height="0.847cm" svg:x="1.521cm" svg:y="55.41cm">
            <draw:image xlink:href="Pictures/2000000900000350000003508618CD82.svm" xlink:type="simple" xlink:show="embed" xlink:actuate="onLoad">
              <text:p/>
            </draw:image>
          </draw:frame>
          <draw:frame draw:z-index="53" draw:name="Изображение 55" draw:style-name="gr1" draw:text-style-name="P1" svg:width="0.847cm" svg:height="0.847cm" svg:x="1.521cm" svg:y="56.436cm">
            <draw:image xlink:href="Pictures/200000090000035000000350CAB97FF1.svm" xlink:type="simple" xlink:show="embed" xlink:actuate="onLoad">
              <text:p/>
            </draw:image>
          </draw:frame>
          <draw:frame draw:z-index="54" draw:name="Изображение 56" draw:style-name="gr1" draw:text-style-name="P1" svg:width="0.829cm" svg:height="0.836cm" svg:x="1.521cm" svg:y="57.463cm">
            <draw:image xlink:href="Pictures/2000000900000D2100000D3CDBB6DA35.svm" xlink:type="simple" xlink:show="embed" xlink:actuate="onLoad">
              <text:p/>
            </draw:image>
          </draw:frame>
          <draw:frame draw:z-index="55" draw:name="Изображение 57" draw:style-name="gr1" draw:text-style-name="P1" svg:width="0.847cm" svg:height="0.82cm" svg:x="1.521cm" svg:y="58.462cm">
            <draw:image xlink:href="Pictures/2000000900000350000003356213F242.svm" xlink:type="simple" xlink:show="embed" xlink:actuate="onLoad">
              <text:p/>
            </draw:image>
          </draw:frame>
          <draw:frame draw:z-index="56" draw:name="Изображение 58" draw:style-name="gr1" draw:text-style-name="P1" svg:width="0.847cm" svg:height="0.847cm" svg:x="1.521cm" svg:y="59.489cm">
            <draw:image xlink:href="Pictures/200000090000035000000350FB15957F.svm" xlink:type="simple" xlink:show="embed" xlink:actuate="onLoad">
              <text:p/>
            </draw:image>
          </draw:frame>
          <draw:frame draw:z-index="57" draw:name="Изображение 59" draw:style-name="gr1" draw:text-style-name="P1" svg:width="0.847cm" svg:height="0.847cm" svg:x="1.537cm" svg:y="60.562cm">
            <draw:image xlink:href="Pictures/2000000900000350000003507EA66CE3.svm" xlink:type="simple" xlink:show="embed" xlink:actuate="onLoad">
              <text:p/>
            </draw:image>
          </draw:frame>
          <draw:frame draw:z-index="58" draw:name="Изображение 60" draw:style-name="gr1" draw:text-style-name="P1" svg:width="0.937cm" svg:height="0.621cm" svg:x="1.493cm" svg:y="61.642cm">
            <draw:image xlink:href="Pictures/20000009000009D300000684292AAC7A.svm" xlink:type="simple" xlink:show="embed" xlink:actuate="onLoad">
              <text:p/>
            </draw:image>
          </draw:frame>
          <draw:frame draw:z-index="59" draw:name="Изображение 61" draw:style-name="gr1" draw:text-style-name="P1" svg:width="0.847cm" svg:height="0.873cm" svg:x="1.549cm" svg:y="62.596cm">
            <draw:image xlink:href="Pictures/20000009000003500000036A864EA546.svm" xlink:type="simple" xlink:show="embed" xlink:actuate="onLoad">
              <text:p/>
            </draw:image>
          </draw:frame>
          <draw:frame draw:z-index="60" draw:name="Изображение 62" draw:style-name="gr1" draw:text-style-name="P1" svg:width="1.024cm" svg:height="0.683cm" svg:x="1.465cm" svg:y="63.695cm">
            <draw:image xlink:href="Pictures/20000009000009ED0000069ECA42267C.svm" xlink:type="simple" xlink:show="embed" xlink:actuate="onLoad">
              <text:p/>
            </draw:image>
          </draw:frame>
          <draw:frame draw:z-index="61" draw:name="Изображение 63" draw:style-name="gr1" draw:text-style-name="P1" svg:width="0.847cm" svg:height="0.847cm" svg:x="1.549cm" svg:y="64.649cm">
            <draw:image xlink:href="Pictures/200000090000035000000350B0124FD4.svm" xlink:type="simple" xlink:show="embed" xlink:actuate="onLoad">
              <text:p/>
            </draw:image>
          </draw:frame>
          <draw:frame draw:z-index="62" draw:name="Изображение 64" draw:style-name="gr1" draw:text-style-name="P1" svg:width="0.996cm" svg:height="0.664cm" svg:x="1.465cm" svg:y="65.748cm">
            <draw:image xlink:href="Pictures/20000009000009ED0000069E34015462.svm" xlink:type="simple" xlink:show="embed" xlink:actuate="onLoad">
              <text:p/>
            </draw:image>
          </draw:frame>
          <draw:frame draw:z-index="63" draw:name="Изображение 65" draw:style-name="gr1" draw:text-style-name="P1" svg:width="0.82cm" svg:height="0.847cm" svg:x="1.549cm" svg:y="66.702cm">
            <draw:image xlink:href="Pictures/200000090000033500000350E6E2D3D3.svm" xlink:type="simple" xlink:show="embed" xlink:actuate="onLoad">
              <text:p/>
            </draw:image>
          </draw:frame>
          <draw:frame draw:z-index="64" draw:name="Изображение 66" draw:style-name="gr1" draw:text-style-name="P1" svg:width="0.971cm" svg:height="0.647cm" svg:x="1.465cm" svg:y="67.829cm">
            <draw:image xlink:href="Pictures/20000009000009ED0000069E7EB9863A.svm" xlink:type="simple" xlink:show="embed" xlink:actuate="onLoad">
              <text:p/>
            </draw:image>
          </draw:frame>
          <draw:frame draw:z-index="65" draw:name="Изображение 67" draw:style-name="gr1" draw:text-style-name="P1" svg:width="1.184cm" svg:height="0.296cm" svg:x="1.365cm" svg:y="69.028cm">
            <draw:image xlink:href="Pictures/2000000900000D3C0000035064F78BC9.svm" xlink:type="simple" xlink:show="embed" xlink:actuate="onLoad">
              <text:p/>
            </draw:image>
          </draw:frame>
          <draw:frame draw:z-index="66" draw:name="Изображение 68" draw:style-name="gr1" draw:text-style-name="P1" svg:width="0.912cm" svg:height="0.114cm" svg:x="1.465cm" svg:y="70.155cm">
            <draw:image xlink:href="Pictures/2000000900001A7600000350B2A89D95.svm" xlink:type="simple" xlink:show="embed" xlink:actuate="onLoad">
              <text:p/>
            </draw:image>
          </draw:frame>
          <draw:frame draw:z-index="67" draw:name="Изображение 69" draw:style-name="gr1" draw:text-style-name="P1" svg:width="0.241cm" svg:height="0.964cm" svg:x="1.821cm" svg:y="70.781cm">
            <draw:image xlink:href="Pictures/200000090000035000000D3C53B4019B.svm" xlink:type="simple" xlink:show="embed" xlink:actuate="onLoad">
              <text:p/>
            </draw:image>
          </draw:frame>
          <draw:frame draw:z-index="68" draw:name="Изображение 70" draw:style-name="gr1" draw:text-style-name="P1" svg:width="0.125cm" svg:height="0.999cm" svg:x="1.893cm" svg:y="71.781cm">
            <draw:image xlink:href="Pictures/200000090000035000001A765F0430A2.svm" xlink:type="simple" xlink:show="embed" xlink:actuate="onLoad">
              <text:p/>
            </draw:image>
          </draw:frame>
          <draw:frame draw:z-index="69" draw:name="Изображение 71" draw:style-name="gr1" draw:text-style-name="P1" svg:width="0.864cm" svg:height="0.81cm" svg:x="1.521cm" svg:y="72.889cm">
            <draw:image xlink:href="Pictures/20000009000004F7000004A8D98B9146.svm" xlink:type="simple" xlink:show="embed" xlink:actuate="onLoad">
              <text:p/>
            </draw:image>
          </draw:frame>
          <draw:frame draw:z-index="70" draw:name="Изображение 72" draw:style-name="gr1" draw:text-style-name="P1" svg:width="0.688cm" svg:height="0.907cm" svg:x="1.577cm" svg:y="73.861cm">
            <draw:image xlink:href="Pictures/20000009000004DD00000669140ED9FE.svm" xlink:type="simple" xlink:show="embed" xlink:actuate="onLoad">
              <text:p/>
            </draw:image>
          </draw:frame>
          <draw:frame draw:z-index="71" draw:name="Изображение 73" draw:style-name="gr1" draw:text-style-name="P1" svg:width="0.918cm" svg:height="0.918cm" svg:x="1.493cm" svg:y="74.888cm">
            <draw:image xlink:href="Pictures/200000090000048D0000048D587B191D.svm" xlink:type="simple" xlink:show="embed" xlink:actuate="onLoad">
              <text:p/>
            </draw:image>
          </draw:frame>
          <draw:frame draw:z-index="72" draw:name="Изображение 74" draw:style-name="gr1" draw:text-style-name="P1" svg:width="0.688cm" svg:height="0.946cm" svg:x="1.565cm" svg:y="75.914cm">
            <draw:image xlink:href="Pictures/20000009000004F7000006D37C89A13B.svm" xlink:type="simple" xlink:show="embed" xlink:actuate="onLoad">
              <text:p/>
            </draw:image>
          </draw:frame>
          <draw:frame draw:z-index="73" draw:name="Изображение 75" draw:style-name="gr1" draw:text-style-name="P1" svg:width="0.66cm" svg:height="0.928cm" svg:x="1.565cm" svg:y="76.941cm">
            <draw:image xlink:href="Pictures/20000009000003D4000005614CD38553.svm" xlink:type="simple" xlink:show="embed" xlink:actuate="onLoad">
              <text:p/>
            </draw:image>
          </draw:frame>
          <draw:frame draw:z-index="74" draw:name="Изображение 76" draw:style-name="gr1" draw:text-style-name="P1" svg:width="0.492cm" svg:height="0.876cm" svg:x="1.709cm" svg:y="77.967cm">
            <draw:image xlink:href="Pictures/2000000900000350000005E57ACC45BF.svm" xlink:type="simple" xlink:show="embed" xlink:actuate="onLoad">
              <text:p/>
            </draw:image>
          </draw:frame>
          <draw:frame draw:z-index="75" draw:name="Изображение 77" draw:style-name="gr1" draw:text-style-name="P1" svg:width="0.847cm" svg:height="0.873cm" svg:x="1.521cm" svg:y="78.994cm">
            <draw:image xlink:href="Pictures/20000009000003500000036A09643F74.svm" xlink:type="simple" xlink:show="embed" xlink:actuate="onLoad">
              <text:p/>
            </draw:image>
          </draw:frame>
          <draw:frame draw:z-index="76" draw:name="Изображение 78" draw:style-name="gr1" draw:text-style-name="P1" svg:width="0.942cm" svg:height="0.215cm" svg:x="1.465cm" svg:y="80.394cm">
            <draw:image xlink:href="Pictures/2000000900000D210000030089BD041B.svm" xlink:type="simple" xlink:show="embed" xlink:actuate="onLoad">
              <text:p/>
            </draw:image>
          </draw:frame>
          <draw:frame draw:z-index="77" draw:name="Изображение 79" draw:style-name="gr1" draw:text-style-name="P1" svg:width="0.971cm" svg:height="0.486cm" svg:x="1.465cm" svg:y="81.32cm">
            <draw:image xlink:href="Pictures/200000090000069E00000350CA12883F.svm" xlink:type="simple" xlink:show="embed" xlink:actuate="onLoad">
              <text:p/>
            </draw:image>
          </draw:frame>
          <draw:frame draw:z-index="78" draw:name="Изображение 80" draw:style-name="gr1" draw:text-style-name="P1" svg:width="0.864cm" svg:height="0.216cm" svg:x="1.521cm" svg:y="82.347cm">
            <draw:image xlink:href="Pictures/2000000900000D3C00000350A3265CA3.svm" xlink:type="simple" xlink:show="embed" xlink:actuate="onLoad">
              <text:p/>
            </draw:image>
          </draw:frame>
          <draw:frame draw:z-index="79" draw:name="Изображение 81" draw:style-name="gr1" draw:text-style-name="P1" svg:width="1.028cm" svg:height="0.243cm" svg:x="1.437cm" svg:y="83.473cm">
            <draw:image xlink:href="Pictures/2000000900000D210000031B6FE8B937.svm" xlink:type="simple" xlink:show="embed" xlink:actuate="onLoad">
              <text:p/>
            </draw:image>
          </draw:frame>
          <draw:frame draw:z-index="80" draw:name="Изображение 82" draw:style-name="gr1" draw:text-style-name="P1" svg:width="0.884cm" svg:height="0.221cm" svg:x="1.493cm" svg:y="84.4cm">
            <draw:image xlink:href="Pictures/2000000900000D3C000003508ACEFE1A.svm" xlink:type="simple" xlink:show="embed" xlink:actuate="onLoad">
              <text:p/>
            </draw:image>
          </draw:frame>
          <draw:frame draw:z-index="81" draw:name="Изображение 83" draw:style-name="gr1" draw:text-style-name="P1" svg:width="0.864cm" svg:height="0.108cm" svg:x="1.465cm" svg:y="85.527cm">
            <draw:image xlink:href="Pictures/2000000900001A76000003508C4687A2.svm" xlink:type="simple" xlink:show="embed" xlink:actuate="onLoad">
              <text:p/>
            </draw:image>
          </draw:frame>
          <draw:frame draw:z-index="82" draw:name="Изображение 84" draw:style-name="gr1" draw:text-style-name="P1" svg:width="0.427cm" svg:height="0.879cm" svg:x="1.734cm" svg:y="86.211cm">
            <draw:image xlink:href="Pictures/2000000900000350000006D35E34C889.svm" xlink:type="simple" xlink:show="embed" xlink:actuate="onLoad">
              <text:p/>
            </draw:image>
          </draw:frame>
          <draw:frame draw:z-index="83" draw:name="Изображение 85" draw:style-name="gr1" draw:text-style-name="P1" svg:width="0.847cm" svg:height="0.45cm" svg:x="1.524cm" svg:y="87.38cm">
            <draw:image xlink:href="Pictures/2000000900000350000001C3AD5C82F9.svm" xlink:type="simple" xlink:show="embed" xlink:actuate="onLoad">
              <text:p/>
            </draw:image>
          </draw:frame>
          <draw:frame draw:z-index="84" draw:name="Изображение 86" draw:style-name="gr1" draw:text-style-name="P1" svg:width="0.662cm" svg:height="0.838cm" svg:x="1.658cm" svg:y="88.279cm">
            <draw:image xlink:href="Pictures/200000090000069E00000860EF3E0E17.svm" xlink:type="simple" xlink:show="embed" xlink:actuate="onLoad">
              <text:p/>
            </draw:image>
          </draw:frame>
          <draw:frame draw:z-index="85" draw:name="Изображение 87" draw:style-name="gr1" draw:text-style-name="P1" svg:width="0.777cm" svg:height="0.486cm" svg:x="1.509cm" svg:y="89.433cm">
            <draw:image xlink:href="Pictures/20000009000004F70000031B82F78C23.svm" xlink:type="simple" xlink:show="embed" xlink:actuate="onLoad">
              <text:p/>
            </draw:image>
          </draw:frame>
          <draw:frame draw:z-index="86" draw:name="Изображение 88" draw:style-name="gr1" draw:text-style-name="P1" svg:width="0.529cm" svg:height="0.873cm" svg:x="1.637cm" svg:y="90.313cm">
            <draw:image xlink:href="Pictures/20000009000002120000036A10D243A3.svm" xlink:type="simple" xlink:show="embed" xlink:actuate="onLoad">
              <text:p/>
            </draw:image>
          </draw:frame>
          <draw:frame draw:z-index="87" draw:name="Изображение 89" draw:style-name="gr1" draw:text-style-name="P1" svg:width="0.847cm" svg:height="0.873cm" svg:x="1.509cm" svg:y="91.34cm">
            <draw:image xlink:href="Pictures/20000009000003500000036A20331202.svm" xlink:type="simple" xlink:show="embed" xlink:actuate="onLoad">
              <text:p/>
            </draw:image>
          </draw:frame>
          <draw:frame draw:z-index="88" draw:name="Изображение 90" draw:style-name="gr1" draw:text-style-name="P1" svg:width="0.847cm" svg:height="0.847cm" svg:x="1.509cm" svg:y="92.367cm">
            <draw:image xlink:href="Pictures/20000009000003500000035067699C69.svm" xlink:type="simple" xlink:show="embed" xlink:actuate="onLoad">
              <text:p/>
            </draw:image>
          </draw:frame>
          <draw:frame draw:z-index="89" draw:name="Изображение 91" draw:style-name="gr1" draw:text-style-name="P1" svg:width="0.82cm" svg:height="0.45cm" svg:x="1.537cm" svg:y="93.593cm">
            <draw:image xlink:href="Pictures/2000000900000335000001C3C1C8FACD.svm" xlink:type="simple" xlink:show="embed" xlink:actuate="onLoad">
              <text:p/>
            </draw:image>
          </draw:frame>
          <draw:frame draw:z-index="90" draw:name="Изображение 92" draw:style-name="gr1" draw:text-style-name="P1" svg:width="0.847cm" svg:height="0.847cm" svg:x="1.509cm" svg:y="94.42cm">
            <draw:image xlink:href="Pictures/20000009000003500000035094A02A6C.svm" xlink:type="simple" xlink:show="embed" xlink:actuate="onLoad">
              <text:p/>
            </draw:image>
          </draw:frame>
          <draw:frame draw:z-index="91" draw:name="Изображение 93" draw:style-name="gr1" draw:text-style-name="P1" svg:width="0.548cm" svg:height="0.866cm" svg:x="1.637cm" svg:y="95.419cm">
            <draw:image xlink:href="Pictures/200000090000033500000511D72BAFF2.svm" xlink:type="simple" xlink:show="embed" xlink:actuate="onLoad">
              <text:p/>
            </draw:image>
          </draw:frame>
          <draw:frame draw:z-index="92" draw:name="Изображение 94" draw:style-name="gr1" draw:text-style-name="P1" svg:width="0.514cm" svg:height="0.896cm" svg:x="1.649cm" svg:y="96.446cm">
            <draw:image xlink:href="Pictures/200000090000033500000596C9EF1943.svm" xlink:type="simple" xlink:show="embed" xlink:actuate="onLoad">
              <text:p/>
            </draw:image>
          </draw:frame>
          <draw:frame draw:z-index="93" draw:name="Изображение 95" draw:style-name="gr1" draw:text-style-name="P1" svg:width="0.847cm" svg:height="0.863cm" svg:x="1.521cm" svg:y="97.519cm">
            <draw:image xlink:href="Pictures/20000009000005B0000005CB122993F7.svm" xlink:type="simple" xlink:show="embed" xlink:actuate="onLoad">
              <text:p/>
            </draw:image>
          </draw:frame>
          <draw:frame draw:z-index="94" draw:name="Изображение 96" draw:style-name="gr1" draw:text-style-name="P1" svg:width="0.82cm" svg:height="0.847cm" svg:x="1.537cm" svg:y="98.526cm">
            <draw:image xlink:href="Pictures/200000090000033500000350656663F5.svm" xlink:type="simple" xlink:show="embed" xlink:actuate="onLoad">
              <text:p/>
            </draw:image>
          </draw:frame>
          <draw:frame draw:z-index="95" draw:name="Изображение 97" draw:style-name="gr1" draw:text-style-name="P1" svg:width="0.847cm" svg:height="0.847cm" svg:x="1.509cm" svg:y="99.553cm">
            <draw:image xlink:href="Pictures/200000090000035000000350F420B91A.svm" xlink:type="simple" xlink:show="embed" xlink:actuate="onLoad">
              <text:p/>
            </draw:image>
          </draw:frame>
          <draw:frame draw:z-index="96" draw:name="Изображение 98" draw:style-name="gr1" draw:text-style-name="P1" svg:width="0.844cm" svg:height="0.891cm" svg:x="1.521cm" svg:y="100.579cm">
            <draw:image xlink:href="Pictures/2000000900000596000005E56718DA31.svm" xlink:type="simple" xlink:show="embed" xlink:actuate="onLoad">
              <text:p/>
            </draw:image>
          </draw:frame>
          <draw:frame draw:z-index="97" draw:name="Изображение 99" draw:style-name="gr1" draw:text-style-name="P1" svg:width="0.856cm" svg:height="0.905cm" svg:x="1.521cm" svg:y="101.606cm">
            <draw:image xlink:href="Pictures/200000090000057B000005CB4BBEB03B.svm" xlink:type="simple" xlink:show="embed" xlink:actuate="onLoad">
              <text:p/>
            </draw:image>
          </draw:frame>
          <draw:frame draw:z-index="98" draw:name="Изображение 100" draw:style-name="gr1" draw:text-style-name="P1" svg:width="0.772cm" svg:height="0.845cm" svg:x="1.549cm" svg:y="102.632cm">
            <draw:image xlink:href="Pictures/200000090000057B00000600F856D335.svm" xlink:type="simple" xlink:show="embed" xlink:actuate="onLoad">
              <text:p/>
            </draw:image>
          </draw:frame>
          <draw:frame draw:z-index="99" draw:name="Изображение 101" draw:style-name="gr1" draw:text-style-name="P1" svg:width="0.396cm" svg:height="0.891cm" svg:x="1.749cm" svg:y="103.632cm">
            <draw:image xlink:href="Pictures/20000009000002E6000006843485B7D8.svm" xlink:type="simple" xlink:show="embed" xlink:actuate="onLoad">
              <text:p/>
            </draw:image>
          </draw:frame>
          <draw:frame draw:z-index="100" draw:name="Изображение 102" draw:style-name="gr1" draw:text-style-name="P1" svg:width="0.452cm" svg:height="0.917cm" svg:x="1.693cm" svg:y="104.659cm">
            <draw:image xlink:href="Pictures/2000000900000350000006B9C813BB78.svm" xlink:type="simple" xlink:show="embed" xlink:actuate="onLoad">
              <text:p/>
            </draw:image>
          </draw:frame>
          <draw:frame draw:z-index="101" draw:name="Изображение 103" draw:style-name="gr1" draw:text-style-name="P1" svg:width="0.741cm" svg:height="0.873cm" svg:x="1.565cm" svg:y="105.712cm">
            <draw:image xlink:href="Pictures/20000009000002E60000036A8FF03B8F.svm" xlink:type="simple" xlink:show="embed" xlink:actuate="onLoad">
              <text:p/>
            </draw:image>
          </draw:frame>
          <draw:frame draw:z-index="102" draw:name="Изображение 104" draw:style-name="gr1" draw:text-style-name="P1" svg:width="1.005cm" svg:height="0.335cm" svg:x="1.454cm" svg:y="106.985cm">
            <draw:image xlink:href="Pictures/20000009000009ED000003502F506242.svm" xlink:type="simple" xlink:show="embed" xlink:actuate="onLoad">
              <text:p/>
            </draw:image>
          </draw:frame>
          <draw:frame draw:z-index="103" draw:name="Изображение 105" draw:style-name="gr1" draw:text-style-name="P1" svg:width="0.926cm" svg:height="0.159cm" svg:x="1.516cm" svg:y="108.111cm">
            <draw:image xlink:href="Pictures/2000000900000D3C0000024790A77339.svm" xlink:type="simple" xlink:show="embed" xlink:actuate="onLoad">
              <text:p/>
            </draw:image>
          </draw:frame>
          <draw:frame draw:z-index="104" draw:name="Изображение 106" draw:style-name="gr1" draw:text-style-name="P1" svg:width="1.083cm" svg:height="0.23cm" svg:x="1.423cm" svg:y="109.082cm">
            <draw:image xlink:href="Pictures/2000000900000D3C000001A8F190007E.svm" xlink:type="simple" xlink:show="embed" xlink:actuate="onLoad">
              <text:p/>
            </draw:image>
          </draw:frame>
          <draw:frame draw:z-index="105" draw:name="Изображение 107" draw:style-name="gr1" draw:text-style-name="P1" svg:width="1.032cm" svg:height="1.005cm" svg:x="1.437cm" svg:y="109.765cm">
            <draw:image xlink:href="Pictures/2000000900000409000003EEBC9528BF.svm" xlink:type="simple" xlink:show="embed" xlink:actuate="onLoad">
              <text:p/>
            </draw:image>
          </draw:frame>
          <draw:frame draw:z-index="106" draw:name="Изображение 108" draw:style-name="gr1" draw:text-style-name="P1" svg:width="0.847cm" svg:height="0.82cm" svg:x="1.509cm" svg:y="110.891cm">
            <draw:image xlink:href="Pictures/2000000900000350000003356CDD0996.svm" xlink:type="simple" xlink:show="embed" xlink:actuate="onLoad">
              <text:p/>
            </draw:image>
          </draw:frame>
          <draw:frame draw:z-index="107" draw:name="Изображение 109" draw:style-name="gr1" draw:text-style-name="P1" svg:width="0.576cm" svg:height="0.972cm" svg:x="1.665cm" svg:y="111.845cm">
            <draw:image xlink:href="Pictures/200000090000035000000596BE6616CC.svm" xlink:type="simple" xlink:show="embed" xlink:actuate="onLoad">
              <text:p/>
            </draw:image>
          </draw:frame>
          <draw:frame draw:z-index="108" draw:name="Изображение 110" draw:style-name="gr1" draw:text-style-name="P1" svg:width="0.548cm" svg:height="0.925cm" svg:x="1.665cm" svg:y="112.871cm">
            <draw:image xlink:href="Pictures/20000009000003500000059609284103.svm" xlink:type="simple" xlink:show="embed" xlink:actuate="onLoad">
              <text:p/>
            </draw:image>
          </draw:frame>
          <draw:frame draw:z-index="109" draw:name="Изображение 111" draw:style-name="gr1" draw:text-style-name="P1" svg:width="0.544cm" svg:height="0.918cm" svg:x="1.665cm" svg:y="113.898cm">
            <draw:image xlink:href="Pictures/2000000900000350000005962943AA0D.svm" xlink:type="simple" xlink:show="embed" xlink:actuate="onLoad">
              <text:p/>
            </draw:image>
          </draw:frame>
          <draw:frame draw:z-index="110" draw:name="Изображение 112" draw:style-name="gr1" draw:text-style-name="P1" svg:width="0.529cm" svg:height="0.892cm" svg:x="1.665cm" svg:y="114.924cm">
            <draw:image xlink:href="Pictures/200000090000035000000596F92E9DAA.svm" xlink:type="simple" xlink:show="embed" xlink:actuate="onLoad">
              <text:p/>
            </draw:image>
          </draw:frame>
          <draw:frame draw:z-index="111" draw:name="Изображение 113" draw:style-name="gr1" draw:text-style-name="P1" svg:width="0.847cm" svg:height="0.847cm" svg:x="1.509cm" svg:y="115.978cm">
            <draw:image xlink:href="Pictures/2000000900000350000003503D00CCF5.svm" xlink:type="simple" xlink:show="embed" xlink:actuate="onLoad">
              <text:p/>
            </draw:image>
          </draw:frame>
          <draw:frame draw:z-index="112" draw:name="Изображение 114" draw:style-name="gr1" draw:text-style-name="P1" svg:width="0.847cm" svg:height="0.847cm" svg:x="1.509cm" svg:y="117.005cm">
            <draw:image xlink:href="Pictures/200000090000035000000350D1220100.svm" xlink:type="simple" xlink:show="embed" xlink:actuate="onLoad">
              <text:p/>
            </draw:image>
          </draw:frame>
          <draw:frame draw:z-index="113" draw:name="Изображение 115" draw:style-name="gr1" draw:text-style-name="P1" svg:width="0.847cm" svg:height="0.82cm" svg:x="1.509cm" svg:y="118.077cm">
            <draw:image xlink:href="Pictures/20000009000003500000033521DD8BB7.svm" xlink:type="simple" xlink:show="embed" xlink:actuate="onLoad">
              <text:p/>
            </draw:image>
          </draw:frame>
          <draw:frame draw:z-index="114" draw:name="Изображение 116" draw:style-name="gr1" draw:text-style-name="P1" svg:width="0.847cm" svg:height="0.847cm" svg:x="1.509cm" svg:y="119.077cm">
            <draw:image xlink:href="Pictures/20000009000003500000035063E32792.svm" xlink:type="simple" xlink:show="embed" xlink:actuate="onLoad">
              <text:p/>
            </draw:image>
          </draw:frame>
          <draw:frame draw:z-index="115" draw:name="Изображение 117" draw:style-name="gr1" draw:text-style-name="P1" svg:width="0.847cm" svg:height="0.847cm" svg:x="1.549cm" svg:y="120.111cm">
            <draw:image xlink:href="Pictures/2000000900000350000003507E5FDFC3.svm" xlink:type="simple" xlink:show="embed" xlink:actuate="onLoad">
              <text:p/>
            </draw:image>
          </draw:frame>
          <draw:frame draw:z-index="116" draw:name="Изображение 118" draw:style-name="gr1" draw:text-style-name="P1" svg:width="0.847cm" svg:height="0.847cm" svg:x="1.521cm" svg:y="121.111cm">
            <draw:image xlink:href="Pictures/200000090000035000000350B63DA7A1.svm" xlink:type="simple" xlink:show="embed" xlink:actuate="onLoad">
              <text:p/>
            </draw:image>
          </draw:frame>
          <draw:frame draw:z-index="117" draw:name="Изображение 119" draw:style-name="gr1" draw:text-style-name="P1" svg:width="0.847cm" svg:height="0.847cm" svg:x="1.521cm" svg:y="122.138cm">
            <draw:image xlink:href="Pictures/2000000900000350000003504AB49C2C.svm" xlink:type="simple" xlink:show="embed" xlink:actuate="onLoad">
              <text:p/>
            </draw:image>
          </draw:frame>
          <draw:frame draw:z-index="118" draw:name="Изображение 120" draw:style-name="gr1" draw:text-style-name="P1" svg:width="0.847cm" svg:height="0.847cm" svg:x="1.521cm" svg:y="123.164cm">
            <draw:image xlink:href="Pictures/200000090000035000000350CF5010CA.svm" xlink:type="simple" xlink:show="embed" xlink:actuate="onLoad">
              <text:p/>
            </draw:image>
          </draw:frame>
          <draw:frame draw:z-index="119" draw:name="Изображение 121" draw:style-name="gr1" draw:text-style-name="P1" svg:width="0.771cm" svg:height="0.864cm" svg:x="1.521cm" svg:y="124.191cm">
            <draw:image xlink:href="Pictures/200000090000052C000005CBB02C2E5E.svm" xlink:type="simple" xlink:show="embed" xlink:actuate="onLoad">
              <text:p/>
            </draw:image>
          </draw:frame>
          <draw:frame draw:z-index="120" draw:name="Изображение 122" draw:style-name="gr1" draw:text-style-name="P1" svg:width="0.828cm" svg:height="1.004cm" svg:x="1.521cm" svg:y="125.163cm">
            <draw:image xlink:href="Pictures/20000009000004DD000005E5841F494E.svm" xlink:type="simple" xlink:show="embed" xlink:actuate="onLoad">
              <text:p/>
            </draw:image>
          </draw:frame>
          <draw:frame draw:z-index="121" draw:name="Изображение 123" draw:style-name="gr1" draw:text-style-name="P1" svg:width="0.776cm" svg:height="0.945cm" svg:x="1.509cm" svg:y="126.19cm">
            <draw:image xlink:href="Pictures/20000009000004C2000005CB4A73DC6E.svm" xlink:type="simple" xlink:show="embed" xlink:actuate="onLoad">
              <text:p/>
            </draw:image>
          </draw:frame>
          <draw:frame draw:z-index="122" draw:name="Изображение 124" draw:style-name="gr1" draw:text-style-name="P1" svg:width="0.763cm" svg:height="0.892cm" svg:x="1.537cm" svg:y="127.243cm">
            <draw:image xlink:href="Pictures/20000009000004DD000005B062419CEA.svm" xlink:type="simple" xlink:show="embed" xlink:actuate="onLoad">
              <text:p/>
            </draw:image>
          </draw:frame>
          <draw:frame draw:z-index="123" draw:name="Изображение 125" draw:style-name="gr1" draw:text-style-name="P1" svg:width="0.523cm" svg:height="0.973cm" svg:x="1.609cm" svg:y="128.243cm">
            <draw:image xlink:href="Pictures/20000009000003BA000006EE2817AD2C.svm" xlink:type="simple" xlink:show="embed" xlink:actuate="onLoad">
              <text:p/>
            </draw:image>
          </draw:frame>
          <draw:frame draw:z-index="124" draw:name="Изображение 126" draw:style-name="gr1" draw:text-style-name="P1" svg:width="0.847cm" svg:height="0.688cm" svg:x="1.509cm" svg:y="129.37cm">
            <draw:image xlink:href="Pictures/2000000900000350000002B10D841A05.svm" xlink:type="simple" xlink:show="embed" xlink:actuate="onLoad">
              <text:p/>
            </draw:image>
          </draw:frame>
          <draw:frame draw:z-index="125" draw:name="Изображение 127" draw:style-name="gr1" draw:text-style-name="P1" svg:width="0.847cm" svg:height="0.688cm" svg:x="1.509cm" svg:y="130.396cm">
            <draw:image xlink:href="Pictures/2000000900000350000002B1F6790EE2.svm" xlink:type="simple" xlink:show="embed" xlink:actuate="onLoad">
              <text:p/>
            </draw:image>
          </draw:frame>
          <draw:frame draw:z-index="126" draw:name="Изображение 128" draw:style-name="gr1" draw:text-style-name="P1" svg:width="0.847cm" svg:height="0.688cm" svg:x="1.509cm" svg:y="131.423cm">
            <draw:image xlink:href="Pictures/2000000900000350000002B1D23EB8F5.svm" xlink:type="simple" xlink:show="embed" xlink:actuate="onLoad">
              <text:p/>
            </draw:image>
          </draw:frame>
          <draw:frame draw:z-index="127" draw:name="Изображение 129" draw:style-name="gr1" draw:text-style-name="P1" svg:width="0.847cm" svg:height="0.873cm" svg:x="1.509cm" svg:y="132.395cm">
            <draw:image xlink:href="Pictures/20000009000003500000036A6A146159.svm" xlink:type="simple" xlink:show="embed" xlink:actuate="onLoad">
              <text:p/>
            </draw:image>
          </draw:frame>
          <draw:frame draw:z-index="128" draw:name="Изображение 130" draw:style-name="gr1" draw:text-style-name="P1" svg:width="0.847cm" svg:height="0.873cm" svg:x="1.509cm" svg:y="133.403cm">
            <draw:image xlink:href="Pictures/20000009000003500000036A7F36089B.svm" xlink:type="simple" xlink:show="embed" xlink:actuate="onLoad">
              <text:p/>
            </draw:image>
          </draw:frame>
          <draw:frame draw:z-index="129" draw:name="Изображение 131" draw:style-name="gr1" draw:text-style-name="P1" svg:width="0.847cm" svg:height="0.873cm" svg:x="1.493cm" svg:y="134.43cm">
            <draw:image xlink:href="Pictures/20000009000003500000036AF64755B5.svm" xlink:type="simple" xlink:show="embed" xlink:actuate="onLoad">
              <text:p/>
            </draw:image>
          </draw:frame>
          <draw:frame draw:z-index="130" draw:name="Изображение 132" draw:style-name="gr1" draw:text-style-name="P1" svg:width="0.847cm" svg:height="0.873cm" svg:x="1.465cm" svg:y="135.456cm">
            <draw:image xlink:href="Pictures/20000009000003500000036A9DFCC907.svm" xlink:type="simple" xlink:show="embed" xlink:actuate="onLoad">
              <text:p/>
            </draw:image>
          </draw:frame>
          <draw:frame draw:z-index="131" draw:name="Изображение 133" draw:style-name="gr1" draw:text-style-name="P1" svg:width="0.423cm" svg:height="0.423cm" svg:x="1.717cm" svg:y="136.699cm">
            <draw:image xlink:href="Pictures/20000009000001A8000001A8703B229C.svm" xlink:type="simple" xlink:show="embed" xlink:actuate="onLoad">
              <text:p/>
            </draw:image>
          </draw:frame>
          <draw:frame draw:z-index="132" draw:name="Изображение 134" draw:style-name="gr1" draw:text-style-name="P1" svg:width="0.699cm" svg:height="0.852cm" svg:x="1.605cm" svg:y="137.513cm">
            <draw:image xlink:href="Pictures/20000009000003500000040979C3549A.svm" xlink:type="simple" xlink:show="embed" xlink:actuate="onLoad">
              <text:p/>
            </draw:image>
          </draw:frame>
          <draw:frame draw:z-index="133" draw:name="Изображение 135" draw:style-name="gr1" draw:text-style-name="P1" svg:width="0.847cm" svg:height="0.847cm" svg:x="1.512cm" svg:y="138.609cm">
            <draw:image xlink:href="Pictures/2000000900000350000003505E6AB0FD.svm" xlink:type="simple" xlink:show="embed" xlink:actuate="onLoad">
              <text:p/>
            </draw:image>
          </draw:frame>
          <draw:frame draw:z-index="134" draw:name="Изображение 136" draw:style-name="gr1" draw:text-style-name="P1" svg:width="0.847cm" svg:height="0.847cm" svg:x="1.555cm" svg:y="139.591cm">
            <draw:image xlink:href="Pictures/200000090000035000000350B9DCF950.svm" xlink:type="simple" xlink:show="embed" xlink:actuate="onLoad">
              <text:p/>
            </draw:image>
          </draw:frame>
          <draw:frame draw:z-index="135" draw:name="Изображение 137" draw:style-name="gr1" draw:text-style-name="P1" svg:width="0.847cm" svg:height="0.741cm" svg:x="1.555cm" svg:y="140.645cm">
            <draw:image xlink:href="Pictures/2000000900000350000002E61FADEAEE.svm" xlink:type="simple" xlink:show="embed" xlink:actuate="onLoad">
              <text:p/>
            </draw:image>
          </draw:frame>
          <draw:frame draw:z-index="136" draw:name="Изображение 138" draw:style-name="gr1" draw:text-style-name="P1" svg:width="0.741cm" svg:height="0.847cm" svg:x="1.571cm" svg:y="141.606cm">
            <draw:image xlink:href="Pictures/20000009000002E600000350F9D9FB3B.svm" xlink:type="simple" xlink:show="embed" xlink:actuate="onLoad">
              <text:p/>
            </draw:image>
          </draw:frame>
          <draw:frame draw:z-index="137" draw:name="Изображение 139" draw:style-name="gr1" draw:text-style-name="P1" svg:width="0.741cm" svg:height="0.847cm" svg:x="1.571cm" svg:y="142.613cm">
            <draw:image xlink:href="Pictures/20000009000002E6000003502A217FEC.svm" xlink:type="simple" xlink:show="embed" xlink:actuate="onLoad">
              <text:p/>
            </draw:image>
          </draw:frame>
          <draw:frame draw:z-index="138" draw:name="Изображение 140" draw:style-name="gr1" draw:text-style-name="P1" svg:width="0.847cm" svg:height="0.847cm" svg:x="1.515cm" svg:y="143.64cm">
            <draw:image xlink:href="Pictures/20000009000003500000035098778C76.svm" xlink:type="simple" xlink:show="embed" xlink:actuate="onLoad">
              <text:p/>
            </draw:image>
          </draw:frame>
          <draw:frame draw:z-index="139" draw:name="Изображение 141" draw:style-name="gr1" draw:text-style-name="P1" svg:width="0.741cm" svg:height="0.847cm" svg:x="1.555cm" svg:y="144.693cm">
            <draw:image xlink:href="Pictures/20000009000002E6000003501DF179F1.svm" xlink:type="simple" xlink:show="embed" xlink:actuate="onLoad">
              <text:p/>
            </draw:image>
          </draw:frame>
          <draw:frame draw:z-index="140" draw:name="Изображение 142" draw:style-name="gr1" draw:text-style-name="P1" svg:width="0.847cm" svg:height="0.794cm" svg:x="1.527cm" svg:y="145.747cm">
            <draw:image xlink:href="Pictures/20000009000003500000031B0B5E81C9.svm" xlink:type="simple" xlink:show="embed" xlink:actuate="onLoad">
              <text:p/>
            </draw:image>
          </draw:frame>
          <draw:frame draw:z-index="141" draw:name="Изображение 143" draw:style-name="gr1" draw:text-style-name="P1" svg:width="0.318cm" svg:height="0.688cm" svg:x="1.779cm" svg:y="146.801cm">
            <draw:image xlink:href="Pictures/200000090000013F000002B1B429BC27.svm" xlink:type="simple" xlink:show="embed" xlink:actuate="onLoad">
              <text:p/>
            </draw:image>
          </draw:frame>
          <draw:frame draw:z-index="142" draw:name="Изображение 144" draw:style-name="gr1" draw:text-style-name="P1" svg:width="0.635cm" svg:height="0.794cm" svg:x="1.599cm" svg:y="147.819cm">
            <draw:image xlink:href="Pictures/200000090000027C0000031B673913D8.svm" xlink:type="simple" xlink:show="embed" xlink:actuate="onLoad">
              <text:p/>
            </draw:image>
          </draw:frame>
          <draw:frame draw:z-index="143" draw:name="Изображение 145" draw:style-name="gr1" draw:text-style-name="P1" svg:width="0.635cm" svg:height="0.741cm" svg:x="1.611cm" svg:y="148.827cm">
            <draw:image xlink:href="Pictures/200000090000027C000002E6E93E980B.svm" xlink:type="simple" xlink:show="embed" xlink:actuate="onLoad">
              <text:p/>
            </draw:image>
          </draw:frame>
          <draw:frame draw:z-index="144" draw:name="Изображение 146" draw:style-name="gr1" draw:text-style-name="P1" svg:width="0.529cm" svg:height="0.847cm" svg:x="1.667cm" svg:y="149.855cm">
            <draw:image xlink:href="Pictures/200000090000021200000350AD8AC6BB.svm" xlink:type="simple" xlink:show="embed" xlink:actuate="onLoad">
              <text:p/>
            </draw:image>
          </draw:frame>
          <draw:frame draw:z-index="145" draw:name="Изображение 147" draw:style-name="gr1" draw:text-style-name="P1" svg:width="0.847cm" svg:height="0.847cm" svg:x="1.54cm" svg:y="150.928cm">
            <draw:image xlink:href="Pictures/2000000900000350000003506D1DCC48.svm" xlink:type="simple" xlink:show="embed" xlink:actuate="onLoad">
              <text:p/>
            </draw:image>
          </draw:frame>
          <draw:frame draw:z-index="146" draw:name="Изображение 148" draw:style-name="gr1" draw:text-style-name="P1" svg:width="0.946cm" svg:height="0.946cm" svg:x="1.499cm" svg:y="151.881cm">
            <draw:image xlink:href="Pictures/200000090000060000000600F915CEAD.svm" xlink:type="simple" xlink:show="embed" xlink:actuate="onLoad">
              <text:p/>
            </draw:image>
          </draw:frame>
          <draw:frame draw:z-index="147" draw:name="Изображение 149" draw:style-name="gr1" draw:text-style-name="P1" svg:width="0.918cm" svg:height="0.918cm" svg:x="1.499cm" svg:y="152.908cm">
            <draw:image xlink:href="Pictures/20000009000005E5000005E566B74369.svm" xlink:type="simple" xlink:show="embed" xlink:actuate="onLoad">
              <text:p/>
            </draw:image>
          </draw:frame>
          <draw:frame draw:z-index="148" draw:name="Изображение 150" draw:style-name="gr1" draw:text-style-name="P1" svg:width="0.856cm" svg:height="0.905cm" svg:x="1.499cm" svg:y="153.908cm">
            <draw:image xlink:href="Pictures/200000090000057B000005CB2C66458A.svm" xlink:type="simple" xlink:show="embed" xlink:actuate="onLoad">
              <text:p/>
            </draw:image>
          </draw:frame>
          <draw:frame draw:z-index="149" draw:name="Изображение 151" draw:style-name="gr1" draw:text-style-name="P1" svg:width="0.838cm" svg:height="0.838cm" svg:x="1.558cm" svg:y="154.99cm">
            <draw:image xlink:href="Pictures/20000009000004F7000004F72DD428DA.svm" xlink:type="simple" xlink:show="embed" xlink:actuate="onLoad">
              <text:p/>
            </draw:image>
          </draw:frame>
          <draw:frame draw:z-index="150" draw:name="Изображение 152" draw:style-name="gr1" draw:text-style-name="P1" svg:width="0.847cm" svg:height="0.847cm" svg:x="1.53cm" svg:y="156.048cm">
            <draw:image xlink:href="Pictures/200000090000035000000350A63F1E21.svm" xlink:type="simple" xlink:show="embed" xlink:actuate="onLoad">
              <text:p/>
            </draw:image>
          </draw:frame>
          <draw:frame draw:z-index="151" draw:name="Изображение 153" draw:style-name="gr1" draw:text-style-name="P1" svg:width="0.847cm" svg:height="0.847cm" svg:x="1.515cm" svg:y="157.06cm">
            <draw:image xlink:href="Pictures/200000090000035000000350C9B74B52.svm" xlink:type="simple" xlink:show="embed" xlink:actuate="onLoad">
              <text:p/>
            </draw:image>
          </draw:frame>
          <draw:frame draw:z-index="152" draw:name="Изображение 154" draw:style-name="gr1" draw:text-style-name="P1" svg:width="0.847cm" svg:height="0.847cm" svg:x="1.499cm" svg:y="158.041cm">
            <draw:image xlink:href="Pictures/200000090000035000000350E23C48BC.svm" xlink:type="simple" xlink:show="embed" xlink:actuate="onLoad">
              <text:p/>
            </draw:image>
          </draw:frame>
          <draw:frame draw:z-index="153" draw:name="Изображение 155" draw:style-name="gr1" draw:text-style-name="P1" svg:width="0.847cm" svg:height="0.847cm" svg:x="1.527cm" svg:y="159.068cm">
            <draw:image xlink:href="Pictures/2000000900000350000003508335C2CD.svm" xlink:type="simple" xlink:show="embed" xlink:actuate="onLoad">
              <text:p/>
            </draw:image>
          </draw:frame>
          <draw:frame draw:z-index="154" draw:name="Изображение 156" draw:style-name="gr1" draw:text-style-name="P1" svg:width="0.847cm" svg:height="0.847cm" svg:x="1.527cm" svg:y="160.094cm">
            <draw:image xlink:href="Pictures/200000090000035000000350682840BD.svm" xlink:type="simple" xlink:show="embed" xlink:actuate="onLoad">
              <text:p/>
            </draw:image>
          </draw:frame>
          <draw:frame draw:z-index="155" draw:name="Изображение 157" draw:style-name="gr1" draw:text-style-name="P1" svg:width="0.847cm" svg:height="0.847cm" svg:x="1.527cm" svg:y="161.148cm">
            <draw:image xlink:href="Pictures/200000090000035000000350B884FCCD.svm" xlink:type="simple" xlink:show="embed" xlink:actuate="onLoad">
              <text:p/>
            </draw:image>
          </draw:frame>
          <draw:frame draw:z-index="156" draw:name="Изображение 158" draw:style-name="gr1" draw:text-style-name="P1" svg:width="0.669cm" svg:height="0.928cm" svg:x="1.609cm" svg:y="162.139cm">
            <draw:image xlink:href="Pictures/200000090000033500000473F9236A6C.svm" xlink:type="simple" xlink:show="embed" xlink:actuate="onLoad">
              <text:p/>
            </draw:image>
          </draw:frame>
          <draw:frame draw:z-index="157" draw:name="Изображение 159" draw:style-name="gr1" draw:text-style-name="P1" svg:width="0.847cm" svg:height="0.847cm" svg:x="1.54cm" svg:y="163.22cm">
            <draw:image xlink:href="Pictures/2000000900000350000003506634565A.svm" xlink:type="simple" xlink:show="embed" xlink:actuate="onLoad">
              <text:p/>
            </draw:image>
          </draw:frame>
          <draw:frame draw:z-index="158" draw:name="Изображение 160" draw:style-name="gr1" draw:text-style-name="P1" svg:width="1.112cm" svg:height="0.163cm" svg:x="1.377cm" svg:y="164.573cm">
            <draw:image xlink:href="Pictures/2000000900001689000003502CCCA80E.svm" xlink:type="simple" xlink:show="embed" xlink:actuate="onLoad">
              <text:p/>
            </draw:image>
          </draw:frame>
          <draw:frame draw:z-index="159" draw:name="Изображение 161" draw:style-name="gr1" draw:text-style-name="P1" svg:width="0.507cm" svg:height="0.918cm" svg:x="1.702cm" svg:y="165.2cm">
            <draw:image xlink:href="Pictures/200000090000035000000600418E2031.svm" xlink:type="simple" xlink:show="embed" xlink:actuate="onLoad">
              <text:p/>
            </draw:image>
          </draw:frame>
          <draw:frame draw:z-index="160" draw:name="Изображение 162" draw:style-name="gr1" draw:text-style-name="P1" svg:width="0.604cm" svg:height="0.976cm" svg:x="1.702cm" svg:y="166.227cm">
            <draw:image xlink:href="Pictures/2000000900000409000006840C03E1BA.svm" xlink:type="simple" xlink:show="embed" xlink:actuate="onLoad">
              <text:p/>
            </draw:image>
          </draw:frame>
          <draw:frame draw:z-index="161" draw:name="Изображение 163" draw:style-name="gr1" draw:text-style-name="P1" svg:width="0.847cm" svg:height="0.873cm" svg:x="1.496cm" svg:y="167.309cm">
            <draw:image xlink:href="Pictures/20000009000003500000036A09911D6A.svm" xlink:type="simple" xlink:show="embed" xlink:actuate="onLoad">
              <text:p/>
            </draw:image>
          </draw:frame>
          <draw:frame draw:z-index="162" draw:name="Изображение 164" draw:style-name="gr1" draw:text-style-name="P1" svg:width="0.905cm" svg:height="0.919cm" svg:x="1.499cm" svg:y="168.307cm">
            <draw:image xlink:href="Pictures/200000090000069E000006B9D80B190E.svm" xlink:type="simple" xlink:show="embed" xlink:actuate="onLoad">
              <text:p/>
            </draw:image>
          </draw:frame>
          <draw:frame draw:z-index="163" draw:name="Изображение 165" draw:style-name="gr1" draw:text-style-name="P1" svg:width="0.847cm" svg:height="0.82cm" svg:x="1.527cm" svg:y="169.36cm">
            <draw:image xlink:href="Pictures/200000090000035000000335AE7AF741.svm" xlink:type="simple" xlink:show="embed" xlink:actuate="onLoad">
              <text:p/>
            </draw:image>
          </draw:frame>
          <draw:frame draw:z-index="164" draw:name="Изображение 166" draw:style-name="gr1" draw:text-style-name="P1" svg:width="0.847cm" svg:height="0.82cm" svg:x="1.527cm" svg:y="170.36cm">
            <draw:image xlink:href="Pictures/2000000900000350000003351BB9D72A.svm" xlink:type="simple" xlink:show="embed" xlink:actuate="onLoad">
              <text:p/>
            </draw:image>
          </draw:frame>
          <draw:frame draw:z-index="165" draw:name="Изображение 167" draw:style-name="gr1" draw:text-style-name="P1" svg:width="0.946cm" svg:height="0.702cm" svg:x="1.437cm" svg:y="171.441cm">
            <draw:image xlink:href="Pictures/20000009000006D300000511EB78F71B.svm" xlink:type="simple" xlink:show="embed" xlink:actuate="onLoad">
              <text:p/>
            </draw:image>
          </draw:frame>
          <draw:frame draw:z-index="166" draw:name="Изображение 168" draw:style-name="gr1" draw:text-style-name="P1" svg:width="0.52cm" svg:height="0.92cm" svg:x="1.671cm" svg:y="172.415cm">
            <draw:image xlink:href="Pictures/20000009000002B1000004C283D09560.svm" xlink:type="simple" xlink:show="embed" xlink:actuate="onLoad">
              <text:p/>
            </draw:image>
          </draw:frame>
          <draw:frame draw:z-index="167" draw:name="Изображение 170" draw:style-name="gr1" draw:text-style-name="P1" svg:width="1.08cm" svg:height="0.548cm" svg:x="1.421cm" svg:y="173.613cm">
            <draw:image xlink:href="Pictures/20000009000006EE000003852B948B75.svm" xlink:type="simple" xlink:show="embed" xlink:actuate="onLoad">
              <text:p/>
            </draw:image>
          </draw:frame>
          <draw:frame draw:z-index="168" draw:name="Изображение 169" draw:style-name="gr1" draw:text-style-name="P1" svg:width="0.953cm" svg:height="0.513cm" svg:x="1.493cm" svg:y="174.639cm">
            <draw:image xlink:href="Pictures/20000009000006B90000039FD1EDD413.svm" xlink:type="simple" xlink:show="embed" xlink:actuate="onLoad">
              <text:p/>
            </draw:image>
          </draw:frame>
          <draw:frame draw:z-index="169" draw:name="Изображение 171" draw:style-name="gr1" draw:text-style-name="P1" svg:width="0.359cm" svg:height="0.629cm" svg:x="1.721cm" svg:y="175.62cm">
            <draw:image xlink:href="Pictures/20000009000001A8000002E640C01289.svm" xlink:type="simple" xlink:show="embed" xlink:actuate="onLoad">
              <text:p/>
            </draw:image>
          </draw:frame>
          <draw:frame draw:z-index="170" draw:name="Изображение 172" draw:style-name="gr1" draw:text-style-name="P1" svg:width="0.847cm" svg:height="0.741cm" svg:x="1.521cm" svg:y="176.573cm">
            <draw:image xlink:href="Pictures/2000000900000350000002E6D929923B.svm" xlink:type="simple" xlink:show="embed" xlink:actuate="onLoad">
              <text:p/>
            </draw:image>
          </draw:frame>
          <draw:frame draw:z-index="171" draw:name="Изображение 173" draw:style-name="gr1" draw:text-style-name="P1" svg:width="0.66cm" svg:height="0.99cm" svg:x="1.605cm" svg:y="177.519cm">
            <draw:image xlink:href="Pictures/2000000900000350000004F7B23B0F1F.svm" xlink:type="simple" xlink:show="embed" xlink:actuate="onLoad">
              <text:p/>
            </draw:image>
          </draw:frame>
          <draw:frame draw:z-index="172" draw:name="Изображение 174" draw:style-name="gr1" draw:text-style-name="P1" svg:width="0.847cm" svg:height="0.741cm" svg:x="1.521cm" svg:y="178.627cm">
            <draw:image xlink:href="Pictures/2000000900000350000002E64155C1BF.svm" xlink:type="simple" xlink:show="embed" xlink:actuate="onLoad">
              <text:p/>
            </draw:image>
          </draw:frame>
          <draw:frame draw:z-index="173" draw:name="Изображение 175" draw:style-name="gr1" draw:text-style-name="P1" svg:width="0.66cm" svg:height="0.948cm" svg:x="1.605cm" svg:y="179.572cm">
            <draw:image xlink:href="Pictures/2000000900000350000004C29FF69DFE.svm" xlink:type="simple" xlink:show="embed" xlink:actuate="onLoad">
              <text:p/>
            </draw:image>
          </draw:frame>
          <draw:frame draw:z-index="174" draw:name="Изображение 176" draw:style-name="gr1" draw:text-style-name="P1" svg:width="0.632cm" svg:height="0.908cm" svg:x="1.621cm" svg:y="180.653cm">
            <draw:image xlink:href="Pictures/2000000900000350000004C212E6A990.svm" xlink:type="simple" xlink:show="embed" xlink:actuate="onLoad">
              <text:p/>
            </draw:image>
          </draw:frame>
          <draw:frame draw:z-index="175" draw:name="Изображение 177" draw:style-name="gr1" draw:text-style-name="P1" svg:width="0.604cm" svg:height="0.887cm" svg:x="1.621cm" svg:y="181.652cm">
            <draw:image xlink:href="Pictures/2000000900000350000004DDEEE94E6D.svm" xlink:type="simple" xlink:show="embed" xlink:actuate="onLoad">
              <text:p/>
            </draw:image>
          </draw:frame>
          <draw:frame draw:z-index="176" draw:name="Изображение 178" draw:style-name="gr1" draw:text-style-name="P1" svg:width="0.847cm" svg:height="0.847cm" svg:x="1.521cm" svg:y="182.679cm">
            <draw:image xlink:href="Pictures/200000090000035000000350C29234AC.svm" xlink:type="simple" xlink:show="embed" xlink:actuate="onLoad">
              <text:p/>
            </draw:image>
          </draw:frame>
          <draw:frame draw:z-index="177" draw:name="Изображение 179" draw:style-name="gr1" draw:text-style-name="P1" svg:width="0.94cm" svg:height="0.926cm" svg:x="1.493cm" svg:y="183.706cm">
            <draw:image xlink:href="Pictures/200000090000069E0000068413BA952E.svm" xlink:type="simple" xlink:show="embed" xlink:actuate="onLoad">
              <text:p/>
            </draw:image>
          </draw:frame>
          <draw:frame draw:z-index="178" draw:name="Изображение 180" draw:style-name="gr1" draw:text-style-name="P1" svg:width="0.716cm" svg:height="0.954cm" svg:x="1.593cm" svg:y="184.705cm">
            <draw:image xlink:href="Pictures/20000009000004F70000069EC09CFFEF.svm" xlink:type="simple" xlink:show="embed" xlink:actuate="onLoad">
              <text:p/>
            </draw:image>
          </draw:frame>
          <draw:frame draw:z-index="179" draw:name="Изображение 181" draw:style-name="gr1" draw:text-style-name="P1" svg:width="0.873cm" svg:height="0.837cm" svg:x="1.537cm" svg:y="185.778cm">
            <draw:image xlink:href="Pictures/20000009000004F7000004C27D48DF50.svm" xlink:type="simple" xlink:show="embed" xlink:actuate="onLoad">
              <text:p/>
            </draw:image>
          </draw:frame>
          <draw:frame draw:z-index="180" draw:name="Изображение 182" draw:style-name="gr1" draw:text-style-name="P1" svg:width="0.847cm" svg:height="0.873cm" svg:x="1.549cm" svg:y="186.812cm">
            <draw:image xlink:href="Pictures/20000009000003500000036A013D4FB3.svm" xlink:type="simple" xlink:show="embed" xlink:actuate="onLoad">
              <text:p/>
            </draw:image>
          </draw:frame>
          <draw:frame draw:z-index="181" draw:name="Изображение 183" draw:style-name="gr1" draw:text-style-name="P1" svg:width="0.847cm" svg:height="0.873cm" svg:x="1.537cm" svg:y="187.831cm">
            <draw:image xlink:href="Pictures/20000009000003500000036A033A53D8.svm" xlink:type="simple" xlink:show="embed" xlink:actuate="onLoad">
              <text:p/>
            </draw:image>
          </draw:frame>
          <draw:frame draw:z-index="182" draw:name="Изображение 184" draw:style-name="gr1" draw:text-style-name="P1" svg:width="0.847cm" svg:height="0.847cm" svg:x="1.549cm" svg:y="188.838cm">
            <draw:image xlink:href="Pictures/200000090000035000000350FEE0CA6C.svm" xlink:type="simple" xlink:show="embed" xlink:actuate="onLoad">
              <text:p/>
            </draw:image>
          </draw:frame>
          <draw:frame draw:z-index="183" draw:name="Изображение 185" draw:style-name="gr1" draw:text-style-name="P1" svg:width="0.847cm" svg:height="0.847cm" svg:x="1.549cm" svg:y="189.865cm">
            <draw:image xlink:href="Pictures/200000090000035000000350E50F1758.svm" xlink:type="simple" xlink:show="embed" xlink:actuate="onLoad">
              <text:p/>
            </draw:image>
          </draw:frame>
          <draw:frame draw:z-index="184" draw:name="Изображение 186" draw:style-name="gr1" draw:text-style-name="P1" svg:width="0.847cm" svg:height="0.847cm" svg:x="1.549cm" svg:y="190.892cm">
            <draw:image xlink:href="Pictures/20000009000003500000035071496613.svm" xlink:type="simple" xlink:show="embed" xlink:actuate="onLoad">
              <text:p/>
            </draw:image>
          </draw:frame>
          <draw:frame draw:z-index="185" draw:name="Изображение 187" draw:style-name="gr1" draw:text-style-name="P1" svg:width="0.847cm" svg:height="0.847cm" svg:x="1.549cm" svg:y="191.918cm">
            <draw:image xlink:href="Pictures/2000000900000350000003507102F73A.svm" xlink:type="simple" xlink:show="embed" xlink:actuate="onLoad">
              <text:p/>
            </draw:image>
          </draw:frame>
          <draw:frame draw:z-index="186" draw:name="Изображение 188" draw:style-name="gr1" draw:text-style-name="P1" svg:width="0.794cm" svg:height="0.847cm" svg:x="1.577cm" svg:y="192.945cm">
            <draw:image xlink:href="Pictures/200000090000031B00000350049572D6.svm" xlink:type="simple" xlink:show="embed" xlink:actuate="onLoad">
              <text:p/>
            </draw:image>
          </draw:frame>
          <draw:frame draw:z-index="187" draw:name="Изображение 189" draw:style-name="gr1" draw:text-style-name="P1" svg:width="0.716cm" svg:height="0.959cm" svg:x="1.565cm" svg:y="193.971cm">
            <draw:image xlink:href="Pictures/20000009000004DD00000684B7DB96EF.svm" xlink:type="simple" xlink:show="embed" xlink:actuate="onLoad">
              <text:p/>
            </draw:image>
          </draw:frame>
          <draw:frame draw:z-index="188" draw:name="Изображение 190" draw:style-name="gr1" draw:text-style-name="P1" svg:width="0.847cm" svg:height="0.82cm" svg:x="1.549cm" svg:y="195.025cm">
            <draw:image xlink:href="Pictures/2000000900000350000003356EF40077.svm" xlink:type="simple" xlink:show="embed" xlink:actuate="onLoad">
              <text:p/>
            </draw:image>
          </draw:frame>
          <draw:frame draw:z-index="189" draw:name="Изображение 191" draw:style-name="gr1" draw:text-style-name="P1" svg:width="0.847cm" svg:height="0.847cm" svg:x="1.549cm" svg:y="196.052cm">
            <draw:image xlink:href="Pictures/20000009000003500000035062D94501.svm" xlink:type="simple" xlink:show="embed" xlink:actuate="onLoad">
              <text:p/>
            </draw:image>
          </draw:frame>
          <draw:frame draw:z-index="190" draw:name="Изображение 192" draw:style-name="gr1" draw:text-style-name="P1" svg:width="0.847cm" svg:height="0.847cm" svg:x="1.549cm" svg:y="197.105cm">
            <draw:image xlink:href="Pictures/20000009000003500000035029109F53.svm" xlink:type="simple" xlink:show="embed" xlink:actuate="onLoad">
              <text:p/>
            </draw:image>
          </draw:frame>
          <draw:frame draw:z-index="191" draw:name="Изображение 193" draw:style-name="gr1" draw:text-style-name="P1" svg:width="0.847cm" svg:height="0.847cm" svg:x="1.521cm" svg:y="198.105cm">
            <draw:image xlink:href="Pictures/200000090000035000000350BB1F452A.svm" xlink:type="simple" xlink:show="embed" xlink:actuate="onLoad">
              <text:p/>
            </draw:image>
          </draw:frame>
          <draw:frame draw:z-index="192" draw:name="Изображение 196" draw:style-name="gr1" draw:text-style-name="P1" svg:width="0.847cm" svg:height="0.847cm" svg:x="1.537cm" svg:y="201.203cm">
            <draw:image xlink:href="Pictures/200000090000035000000350B1832864.svm" xlink:type="simple" xlink:show="embed" xlink:actuate="onLoad">
              <text:p/>
            </draw:image>
          </draw:frame>
          <draw:frame draw:z-index="193" draw:name="Изображение 197" draw:style-name="gr1" draw:text-style-name="P1" svg:width="0.976cm" svg:height="0.325cm" svg:x="1.449cm" svg:y="202.503cm">
            <draw:image xlink:href="Pictures/20000009000004F7000001A8E1EF87E7.svm" xlink:type="simple" xlink:show="embed" xlink:actuate="onLoad">
              <text:p/>
            </draw:image>
          </draw:frame>
          <draw:frame draw:z-index="194" draw:name="Изображение 198" draw:style-name="gr1" draw:text-style-name="P1" svg:width="0.436cm" svg:height="0.844cm" svg:x="1.717cm" svg:y="203.238cm">
            <draw:image xlink:href="Pictures/2000000900000335000006354B2886CA.svm" xlink:type="simple" xlink:show="embed" xlink:actuate="onLoad">
              <text:p/>
            </draw:image>
          </draw:frame>
          <draw:frame draw:z-index="195" draw:name="Изображение 199" draw:style-name="gr1" draw:text-style-name="P1" svg:width="0.94cm" svg:height="0.65cm" svg:x="1.493cm" svg:y="204.318cm">
            <draw:image xlink:href="Pictures/20000009000009B8000006B99A60367E.svm" xlink:type="simple" xlink:show="embed" xlink:actuate="onLoad">
              <text:p/>
            </draw:image>
          </draw:frame>
          <draw:frame draw:z-index="196" draw:name="Изображение 200" draw:style-name="gr1" draw:text-style-name="P1" svg:width="0.794cm" svg:height="0.918cm" svg:x="1.549cm" svg:y="205.237cm">
            <draw:image xlink:href="Pictures/200000090000069E000007A755815CC5.svm" xlink:type="simple" xlink:show="embed" xlink:actuate="onLoad">
              <text:p/>
            </draw:image>
          </draw:frame>
          <draw:frame draw:z-index="197" draw:name="Изображение 201" draw:style-name="gr1" draw:text-style-name="P1" svg:width="0.791cm" svg:height="0.919cm" svg:x="1.565cm" svg:y="206.263cm">
            <draw:image xlink:href="Pictures/20000009000008460000099E8D23F09A.svm" xlink:type="simple" xlink:show="embed" xlink:actuate="onLoad">
              <text:p/>
            </draw:image>
          </draw:frame>
          <draw:frame draw:z-index="198" draw:name="Изображение 202" draw:style-name="gr1" draw:text-style-name="P1" svg:width="0.847cm" svg:height="0.873cm" svg:x="1.549cm" svg:y="207.317cm">
            <draw:image xlink:href="Pictures/20000009000003500000036A4E6B6178.svm" xlink:type="simple" xlink:show="embed" xlink:actuate="onLoad">
              <text:p/>
            </draw:image>
          </draw:frame>
          <draw:frame draw:z-index="199" draw:name="Изображение 203" draw:style-name="gr1" draw:text-style-name="P1" svg:width="0.982cm" svg:height="0.567cm" svg:x="1.465cm" svg:y="208.517cm">
            <draw:image xlink:href="Pictures/20000009000004A8000002B1CF770938.svm" xlink:type="simple" xlink:show="embed" xlink:actuate="onLoad">
              <text:p/>
            </draw:image>
          </draw:frame>
          <draw:frame draw:z-index="200" draw:name="Изображение 204" draw:style-name="gr1" draw:text-style-name="P1" svg:width="0.949cm" svg:height="0.324cm" svg:x="1.465cm" svg:y="209.643cm">
            <draw:image xlink:href="Pictures/200000090000087B000002E6F6A5C178.svm" xlink:type="simple" xlink:show="embed" xlink:actuate="onLoad">
              <text:p/>
            </draw:image>
          </draw:frame>
          <draw:frame draw:z-index="201" draw:name="Изображение 205" draw:style-name="gr1" draw:text-style-name="P1" svg:width="0.968cm" svg:height="0.704cm" svg:x="1.493cm" svg:y="210.47cm">
            <draw:image xlink:href="Pictures/200000090000048D000003504962F78B.svm" xlink:type="simple" xlink:show="embed" xlink:actuate="onLoad">
              <text:p/>
            </draw:image>
          </draw:frame>
          <draw:frame draw:z-index="202" draw:name="Изображение 206" draw:style-name="gr1" draw:text-style-name="P1" svg:width="0.847cm" svg:height="0.873cm" svg:x="1.549cm" svg:y="211.45cm">
            <draw:image xlink:href="Pictures/20000009000003500000036A5F6D44A4.svm" xlink:type="simple" xlink:show="embed" xlink:actuate="onLoad">
              <text:p/>
            </draw:image>
          </draw:frame>
          <draw:frame draw:z-index="203" draw:name="Изображение 207" draw:style-name="gr1" draw:text-style-name="P1" svg:width="0.847cm" svg:height="0.767cm" svg:x="1.521cm" svg:y="212.477cm">
            <draw:image xlink:href="Pictures/200000090000035000000300909B6F06.svm" xlink:type="simple" xlink:show="embed" xlink:actuate="onLoad">
              <text:p/>
            </draw:image>
          </draw:frame>
          <draw:frame draw:z-index="204" draw:name="Изображение 208" draw:style-name="gr1" draw:text-style-name="P1" svg:width="0.872cm" svg:height="0.865cm" svg:x="1.549cm" svg:y="213.53cm">
            <draw:image xlink:href="Pictures/2000000900000D3C00000D214A0B5D07.svm" xlink:type="simple" xlink:show="embed" xlink:actuate="onLoad">
              <text:p/>
            </draw:image>
          </draw:frame>
          <draw:frame draw:z-index="205" draw:name="Изображение 209" draw:style-name="gr1" draw:text-style-name="P1" svg:width="0.79cm" svg:height="0.864cm" svg:x="1.565cm" svg:y="214.476cm">
            <draw:image xlink:href="Pictures/20000009000009ED00000ADBB3B2C2BF.svm" xlink:type="simple" xlink:show="embed" xlink:actuate="onLoad">
              <text:p/>
            </draw:image>
          </draw:frame>
          <draw:frame draw:z-index="206" draw:name="Изображение 210" draw:style-name="gr1" draw:text-style-name="P1" svg:width="0.741cm" svg:height="0.82cm" svg:x="1.577cm" svg:y="215.557cm">
            <draw:image xlink:href="Pictures/20000009000002E6000003354D18824C.svm" xlink:type="simple" xlink:show="embed" xlink:actuate="onLoad">
              <text:p/>
            </draw:image>
          </draw:frame>
          <draw:frame draw:z-index="207" draw:name="Изображение 211" draw:style-name="gr1" draw:text-style-name="P1" svg:width="0.82cm" svg:height="0.82cm" svg:x="1.549cm" svg:y="216.583cm">
            <draw:image xlink:href="Pictures/2000000900000335000003353972F406.svm" xlink:type="simple" xlink:show="embed" xlink:actuate="onLoad">
              <text:p/>
            </draw:image>
          </draw:frame>
          <draw:frame draw:z-index="208" draw:name="Изображение 212" draw:style-name="gr1" draw:text-style-name="P1" svg:width="0.847cm" svg:height="0.847cm" svg:x="1.521cm" svg:y="217.583cm">
            <draw:image xlink:href="Pictures/200000090000035000000350292391D0.svm" xlink:type="simple" xlink:show="embed" xlink:actuate="onLoad">
              <text:p/>
            </draw:image>
          </draw:frame>
          <draw:frame draw:z-index="209" draw:name="Изображение 213" draw:style-name="gr1" draw:text-style-name="P1" svg:width="0.847cm" svg:height="0.926cm" svg:x="1.521cm" svg:y="218.609cm">
            <draw:image xlink:href="Pictures/20000009000003500000039F662F9EA1.svm" xlink:type="simple" xlink:show="embed" xlink:actuate="onLoad">
              <text:p/>
            </draw:image>
          </draw:frame>
          <draw:frame draw:z-index="210" draw:name="Изображение 214" draw:style-name="gr1" draw:text-style-name="P1" svg:width="0.847cm" svg:height="0.926cm" svg:x="1.521cm" svg:y="219.609cm">
            <draw:image xlink:href="Pictures/20000009000003500000039F3DD6414D.svm" xlink:type="simple" xlink:show="embed" xlink:actuate="onLoad">
              <text:p/>
            </draw:image>
          </draw:frame>
          <draw:frame draw:z-index="211" draw:name="Изображение 215" draw:style-name="gr1" draw:text-style-name="P1" svg:width="0.847cm" svg:height="0.9cm" svg:x="1.493cm" svg:y="220.663cm">
            <draw:image xlink:href="Pictures/200000090000035000000385A509BD0D.svm" xlink:type="simple" xlink:show="embed" xlink:actuate="onLoad">
              <text:p/>
            </draw:image>
          </draw:frame>
          <draw:frame draw:z-index="212" draw:name="Изображение 216" draw:style-name="gr1" draw:text-style-name="P1" svg:width="0.847cm" svg:height="0.873cm" svg:x="1.521cm" svg:y="221.716cm">
            <draw:image xlink:href="Pictures/20000009000003500000036A7619CE76.svm" xlink:type="simple" xlink:show="embed" xlink:actuate="onLoad">
              <text:p/>
            </draw:image>
          </draw:frame>
          <draw:frame draw:z-index="213" draw:name="Изображение 217" draw:style-name="gr1" draw:text-style-name="P1" svg:width="0.847cm" svg:height="0.82cm" svg:x="1.521cm" svg:y="222.743cm">
            <draw:image xlink:href="Pictures/200000090000035000000335E6B7C95E.svm" xlink:type="simple" xlink:show="embed" xlink:actuate="onLoad">
              <text:p/>
            </draw:image>
          </draw:frame>
          <draw:frame draw:z-index="214" draw:name="Изображение 218" draw:style-name="gr1" draw:text-style-name="P1" svg:width="0.741cm" svg:height="0.847cm" svg:x="1.577cm" svg:y="223.769cm">
            <draw:image xlink:href="Pictures/20000009000002E600000350C6B70FAD.svm" xlink:type="simple" xlink:show="embed" xlink:actuate="onLoad">
              <text:p/>
            </draw:image>
          </draw:frame>
          <draw:frame draw:z-index="215" draw:name="Изображение 219" draw:style-name="gr1" draw:text-style-name="P1" svg:width="0.714cm" svg:height="0.847cm" svg:x="1.577cm" svg:y="224.796cm">
            <draw:image xlink:href="Pictures/20000009000002CB0000035014628D6A.svm" xlink:type="simple" xlink:show="embed" xlink:actuate="onLoad">
              <text:p/>
            </draw:image>
          </draw:frame>
          <draw:frame draw:z-index="216" draw:name="Изображение 220" draw:style-name="gr1" draw:text-style-name="P1" svg:width="0.661cm" svg:height="0.847cm" svg:x="1.605cm" svg:y="225.795cm">
            <draw:image xlink:href="Pictures/200000090000029600000350FDDF1A25.svm" xlink:type="simple" xlink:show="embed" xlink:actuate="onLoad">
              <text:p/>
            </draw:image>
          </draw:frame>
          <draw:frame draw:z-index="217" draw:name="Изображение 221" draw:style-name="gr1" draw:text-style-name="P1" svg:width="0.847cm" svg:height="0.847cm" svg:x="1.521cm" svg:y="226.795cm">
            <draw:image xlink:href="Pictures/200000090000035000000350BBAF8FC5.svm" xlink:type="simple" xlink:show="embed" xlink:actuate="onLoad">
              <text:p/>
            </draw:image>
          </draw:frame>
          <draw:frame draw:z-index="218" draw:name="Изображение 222" draw:style-name="gr1" draw:text-style-name="P1" svg:width="0.847cm" svg:height="0.847cm" svg:x="1.493cm" svg:y="227.876cm">
            <draw:image xlink:href="Pictures/2000000900000350000003507BED96A5.svm" xlink:type="simple" xlink:show="embed" xlink:actuate="onLoad">
              <text:p/>
            </draw:image>
          </draw:frame>
          <draw:frame draw:z-index="219" draw:name="Изображение 223" draw:style-name="gr1" draw:text-style-name="P1" svg:width="0.847cm" svg:height="0.635cm" svg:x="1.493cm" svg:y="228.956cm">
            <draw:image xlink:href="Pictures/20000009000003500000027C20C07EC9.svm" xlink:type="simple" xlink:show="embed" xlink:actuate="onLoad">
              <text:p/>
            </draw:image>
          </draw:frame>
          <draw:frame draw:z-index="220" draw:name="Изображение 224" draw:style-name="gr1" draw:text-style-name="P1" svg:width="0.847cm" svg:height="0.847cm" svg:x="1.521cm" svg:y="229.902cm">
            <draw:image xlink:href="Pictures/20000009000003500000035096D9798E.svm" xlink:type="simple" xlink:show="embed" xlink:actuate="onLoad">
              <text:p/>
            </draw:image>
          </draw:frame>
          <draw:frame draw:z-index="221" draw:name="Изображение 225" draw:style-name="gr1" draw:text-style-name="P1" svg:width="0.847cm" svg:height="0.847cm" svg:x="1.521cm" svg:y="230.955cm">
            <draw:image xlink:href="Pictures/200000090000035000000350FDC26281.svm" xlink:type="simple" xlink:show="embed" xlink:actuate="onLoad">
              <text:p/>
            </draw:image>
          </draw:frame>
          <draw:frame draw:z-index="222" draw:name="Изображение 226" draw:style-name="gr1" draw:text-style-name="P1" svg:width="0.847cm" svg:height="0.847cm" svg:x="1.521cm" svg:y="231.955cm">
            <draw:image xlink:href="Pictures/2000000900000350000003505728A652.svm" xlink:type="simple" xlink:show="embed" xlink:actuate="onLoad">
              <text:p/>
            </draw:image>
          </draw:frame>
          <draw:frame draw:z-index="223" draw:name="Изображение 227" draw:style-name="gr1" draw:text-style-name="P1" svg:width="0.847cm" svg:height="0.82cm" svg:x="1.521cm" svg:y="233.009cm">
            <draw:image xlink:href="Pictures/200000090000035000000335C24C7146.svm" xlink:type="simple" xlink:show="embed" xlink:actuate="onLoad">
              <text:p/>
            </draw:image>
          </draw:frame>
          <draw:frame draw:z-index="224" draw:name="Изображение 228" draw:style-name="gr1" draw:text-style-name="P1" svg:width="0.804cm" svg:height="0.865cm" svg:x="1.537cm" svg:y="234.035cm">
            <draw:image xlink:href="Pictures/200000090000057B000005E5A643799A.svm" xlink:type="simple" xlink:show="embed" xlink:actuate="onLoad">
              <text:p/>
            </draw:image>
          </draw:frame>
          <draw:frame draw:z-index="225" draw:name="Изображение 229" draw:style-name="gr1" draw:text-style-name="P1" svg:width="0.847cm" svg:height="0.82cm" svg:x="1.521cm" svg:y="235.062cm">
            <draw:image xlink:href="Pictures/200000090000035000000335D8953711.svm" xlink:type="simple" xlink:show="embed" xlink:actuate="onLoad">
              <text:p/>
            </draw:image>
          </draw:frame>
          <draw:frame draw:z-index="226" draw:name="Изображение 230" draw:style-name="gr1" draw:text-style-name="P1" svg:width="0.847cm" svg:height="0.82cm" svg:x="1.521cm" svg:y="236.088cm">
            <draw:image xlink:href="Pictures/2000000900000350000003357741B6D9.svm" xlink:type="simple" xlink:show="embed" xlink:actuate="onLoad">
              <text:p/>
            </draw:image>
          </draw:frame>
          <draw:frame draw:z-index="227" draw:name="Изображение 231" draw:style-name="gr1" draw:text-style-name="P1" svg:width="0.847cm" svg:height="0.9cm" svg:x="1.521cm" svg:y="237.088cm">
            <draw:image xlink:href="Pictures/200000090000035000000385163251C4.svm" xlink:type="simple" xlink:show="embed" xlink:actuate="onLoad">
              <text:p/>
            </draw:image>
          </draw:frame>
          <draw:frame draw:z-index="228" draw:name="Изображение 232" draw:style-name="gr1" draw:text-style-name="P1" svg:width="0.847cm" svg:height="0.847cm" svg:x="1.521cm" svg:y="238.141cm">
            <draw:image xlink:href="Pictures/200000090000035000000350984799EC.svm" xlink:type="simple" xlink:show="embed" xlink:actuate="onLoad">
              <text:p/>
            </draw:image>
          </draw:frame>
          <draw:frame draw:z-index="229" draw:name="Изображение 233" draw:style-name="gr1" draw:text-style-name="P1" svg:width="0.847cm" svg:height="0.847cm" svg:x="1.521cm" svg:y="239.168cm">
            <draw:image xlink:href="Pictures/2000000900000350000003501917CE39.svm" xlink:type="simple" xlink:show="embed" xlink:actuate="onLoad">
              <text:p/>
            </draw:image>
          </draw:frame>
          <draw:frame draw:z-index="230" draw:name="Изображение 234" draw:style-name="gr1" draw:text-style-name="P1" svg:width="0.996cm" svg:height="0.664cm" svg:x="1.437cm" svg:y="240.268cm">
            <draw:image xlink:href="Pictures/20000009000004F7000003500CA5BDD5.svm" xlink:type="simple" xlink:show="embed" xlink:actuate="onLoad">
              <text:p/>
            </draw:image>
          </draw:frame>
          <draw:frame draw:z-index="231" draw:name="Изображение 235" draw:style-name="gr1" draw:text-style-name="P1" svg:width="0.577cm" svg:height="0.865cm" svg:x="1.637cm" svg:y="241.221cm">
            <draw:image xlink:href="Pictures/2000000900000350000004F74CED1FF9.svm" xlink:type="simple" xlink:show="embed" xlink:actuate="onLoad">
              <text:p/>
            </draw:image>
          </draw:frame>
          <draw:frame draw:z-index="232" draw:name="Изображение 236" draw:style-name="gr1" draw:text-style-name="P1" svg:width="0.847cm" svg:height="0.82cm" svg:x="1.549cm" svg:y="242.248cm">
            <draw:image xlink:href="Pictures/2000000900000350000003350E6B9B8C.svm" xlink:type="simple" xlink:show="embed" xlink:actuate="onLoad">
              <text:p/>
            </draw:image>
          </draw:frame>
          <draw:frame draw:z-index="233" draw:name="Изображение 237" draw:style-name="gr1" draw:text-style-name="P1" svg:width="0.847cm" svg:height="0.847cm" svg:x="1.509cm" svg:y="243.274cm">
            <draw:image xlink:href="Pictures/20000009000003500000035057C07EA7.svm" xlink:type="simple" xlink:show="embed" xlink:actuate="onLoad">
              <text:p/>
            </draw:image>
          </draw:frame>
          <draw:frame draw:z-index="234" draw:name="Изображение 238" draw:style-name="gr1" draw:text-style-name="P1" svg:width="0.847cm" svg:height="0.82cm" svg:x="1.521cm" svg:y="244.301cm">
            <draw:image xlink:href="Pictures/2000000900000350000003350D85C743.svm" xlink:type="simple" xlink:show="embed" xlink:actuate="onLoad">
              <text:p/>
            </draw:image>
          </draw:frame>
          <draw:frame draw:z-index="235" draw:name="Изображение 239" draw:style-name="gr1" draw:text-style-name="P1" svg:width="0.847cm" svg:height="0.847cm" svg:x="1.521cm" svg:y="245.328cm">
            <draw:image xlink:href="Pictures/20000009000003500000035087AC7CBF.svm" xlink:type="simple" xlink:show="embed" xlink:actuate="onLoad">
              <text:p/>
            </draw:image>
          </draw:frame>
          <draw:frame draw:z-index="236" draw:name="Изображение 240" draw:style-name="gr1" draw:text-style-name="P1" svg:width="0.847cm" svg:height="0.847cm" svg:x="1.521cm" svg:y="246.354cm">
            <draw:image xlink:href="Pictures/20000009000003500000035012898721.svm" xlink:type="simple" xlink:show="embed" xlink:actuate="onLoad">
              <text:p/>
            </draw:image>
          </draw:frame>
          <draw:frame draw:z-index="237" draw:name="Изображение 241" draw:style-name="gr1" draw:text-style-name="P1" svg:width="0.794cm" svg:height="0.847cm" svg:x="1.549cm" svg:y="247.381cm">
            <draw:image xlink:href="Pictures/200000090000031B000003504F9F01C9.svm" xlink:type="simple" xlink:show="embed" xlink:actuate="onLoad">
              <text:p/>
            </draw:image>
          </draw:frame>
          <draw:frame draw:z-index="238" draw:name="Изображение 242" draw:style-name="gr1" draw:text-style-name="P1" svg:width="0.847cm" svg:height="0.847cm" svg:x="1.521cm" svg:y="248.407cm">
            <draw:image xlink:href="Pictures/200000090000035000000350D4DA2DE9.svm" xlink:type="simple" xlink:show="embed" xlink:actuate="onLoad">
              <text:p/>
            </draw:image>
          </draw:frame>
          <draw:frame draw:z-index="239" draw:name="Изображение 243" draw:style-name="gr1" draw:text-style-name="P1" svg:width="0.981cm" svg:height="0.648cm" svg:x="1.465cm" svg:y="249.58cm">
            <draw:image xlink:href="Pictures/20000009000005CB000003D470C9C565.svm" xlink:type="simple" xlink:show="embed" xlink:actuate="onLoad">
              <text:p/>
            </draw:image>
          </draw:frame>
          <draw:frame draw:z-index="240" draw:name="Изображение 244" draw:style-name="gr1" draw:text-style-name="P1" svg:width="0.856cm" svg:height="0.813cm" svg:x="1.521cm" svg:y="250.46cm">
            <draw:image xlink:href="Pictures/2000000900000423000003EE2AF8F30B.svm" xlink:type="simple" xlink:show="embed" xlink:actuate="onLoad">
              <text:p/>
            </draw:image>
          </draw:frame>
          <draw:frame draw:z-index="241" draw:name="Изображение 245" draw:style-name="gr1" draw:text-style-name="P1" svg:width="0.436cm" svg:height="0.899cm" svg:x="1.755cm" svg:y="251.46cm">
            <draw:image xlink:href="Pictures/2000000900000350000006D311EDBBA2.svm" xlink:type="simple" xlink:show="embed" xlink:actuate="onLoad">
              <text:p/>
            </draw:image>
          </draw:frame>
          <draw:frame draw:z-index="242" draw:name="Изображение 246" draw:style-name="gr1" draw:text-style-name="P1" svg:width="0.423cm" svg:height="0.423cm" svg:x="1.745cm" svg:y="252.73cm">
            <draw:image xlink:href="Pictures/20000009000001A8000001A86122E77C.svm" xlink:type="simple" xlink:show="embed" xlink:actuate="onLoad">
              <text:p/>
            </draw:image>
          </draw:frame>
          <draw:frame draw:z-index="243" draw:name="Изображение 247" draw:style-name="gr1" draw:text-style-name="P1" svg:width="0.847cm" svg:height="0.9cm" svg:x="1.521cm" svg:y="253.513cm">
            <draw:image xlink:href="Pictures/20000009000003500000038513B71C34.svm" xlink:type="simple" xlink:show="embed" xlink:actuate="onLoad">
              <text:p/>
            </draw:image>
          </draw:frame>
          <draw:frame draw:z-index="244" draw:name="Изображение 248" draw:style-name="gr1" draw:text-style-name="P1" svg:width="0.847cm" svg:height="0.847cm" svg:x="1.493cm" svg:y="254.567cm">
            <draw:image xlink:href="Pictures/20000009000003500000035037B73F1E.svm" xlink:type="simple" xlink:show="embed" xlink:actuate="onLoad">
              <text:p/>
            </draw:image>
          </draw:frame>
          <draw:frame draw:z-index="245" draw:name="Изображение 249" draw:style-name="gr1" draw:text-style-name="P1" svg:width="0.847cm" svg:height="0.847cm" svg:x="1.521cm" svg:y="255.593cm">
            <draw:image xlink:href="Pictures/20000009000003500000035041D4563B.svm" xlink:type="simple" xlink:show="embed" xlink:actuate="onLoad">
              <text:p/>
            </draw:image>
          </draw:frame>
          <draw:frame draw:z-index="246" draw:name="Изображение 250" draw:style-name="gr1" draw:text-style-name="P1" svg:width="0.847cm" svg:height="0.847cm" svg:x="1.493cm" svg:y="256.593cm">
            <draw:image xlink:href="Pictures/2000000900000350000003509AA7EDA1.svm" xlink:type="simple" xlink:show="embed" xlink:actuate="onLoad">
              <text:p/>
            </draw:image>
          </draw:frame>
          <draw:frame draw:z-index="247" draw:name="Изображение 251" draw:style-name="gr1" draw:text-style-name="P1" svg:width="0.423cm" svg:height="0.82cm" svg:x="1.689cm" svg:y="257.62cm">
            <draw:image xlink:href="Pictures/20000009000001A800000335D8AA009F.svm" xlink:type="simple" xlink:show="embed" xlink:actuate="onLoad">
              <text:p/>
            </draw:image>
          </draw:frame>
          <draw:frame draw:z-index="248" draw:name="Изображение 252" draw:style-name="gr1" draw:text-style-name="P1" svg:width="0.397cm" svg:height="0.767cm" svg:x="1.689cm" svg:y="258.673cm">
            <draw:image xlink:href="Pictures/200000090000018E000003004AC668A8.svm" xlink:type="simple" xlink:show="embed" xlink:actuate="onLoad">
              <text:p/>
            </draw:image>
          </draw:frame>
          <draw:frame draw:z-index="249" draw:name="Изображение 253" draw:style-name="gr1" draw:text-style-name="P1" svg:width="0.423cm" svg:height="0.741cm" svg:x="1.693cm" svg:y="259.746cm">
            <draw:image xlink:href="Pictures/20000009000001A8000002E68C4CA6FB.svm" xlink:type="simple" xlink:show="embed" xlink:actuate="onLoad">
              <text:p/>
            </draw:image>
          </draw:frame>
          <draw:frame draw:z-index="250" draw:name="Изображение 254" draw:style-name="gr1" draw:text-style-name="P1" svg:width="0.82cm" svg:height="0.82cm" svg:x="1.521cm" svg:y="260.726cm">
            <draw:image xlink:href="Pictures/2000000900000335000003350129A446.svm" xlink:type="simple" xlink:show="embed" xlink:actuate="onLoad">
              <text:p/>
            </draw:image>
          </draw:frame>
          <draw:frame draw:z-index="251" draw:name="Изображение 255" draw:style-name="gr1" draw:text-style-name="P1" svg:width="0.197cm" svg:height="0.946cm" svg:x="1.809cm" svg:y="261.699cm">
            <draw:image xlink:href="Pictures/2000000900000212000009ED9EF40D71.svm" xlink:type="simple" xlink:show="embed" xlink:actuate="onLoad">
              <text:p/>
            </draw:image>
          </draw:frame>
          <draw:frame draw:z-index="252" draw:name="Изображение 256" draw:style-name="gr1" draw:text-style-name="P1" svg:width="0.32cm" svg:height="0.864cm" svg:x="1.765cm" svg:y="262.752cm">
            <draw:image xlink:href="Pictures/20000009000004DD00000D217A55C4FD.svm" xlink:type="simple" xlink:show="embed" xlink:actuate="onLoad">
              <text:p/>
            </draw:image>
          </draw:frame>
          <draw:frame draw:z-index="253" draw:name="Изображение 257" draw:style-name="gr1" draw:text-style-name="P1" svg:width="0.315cm" svg:height="0.838cm" svg:x="1.765cm" svg:y="263.806cm">
            <draw:image xlink:href="Pictures/20000009000004DD00000CEC8F04A0A4.svm" xlink:type="simple" xlink:show="embed" xlink:actuate="onLoad">
              <text:p/>
            </draw:image>
          </draw:frame>
          <draw:frame draw:z-index="254" draw:name="Изображение 258" draw:style-name="gr1" draw:text-style-name="P1" svg:width="0.635cm" svg:height="0.847cm" svg:x="1.605cm" svg:y="264.833cm">
            <draw:image xlink:href="Pictures/200000090000027C00000350DB06191F.svm" xlink:type="simple" xlink:show="embed" xlink:actuate="onLoad">
              <text:p/>
            </draw:image>
          </draw:frame>
          <draw:frame draw:z-index="255" draw:name="Изображение 259" draw:style-name="gr1" draw:text-style-name="P1" svg:width="0.82cm" svg:height="0.847cm" svg:x="1.548cm" svg:y="265.859cm">
            <draw:image xlink:href="Pictures/200000090000033500000350E7C0345E.svm" xlink:type="simple" xlink:show="embed" xlink:actuate="onLoad">
              <text:p/>
            </draw:image>
          </draw:frame>
          <draw:frame draw:z-index="256" draw:name="Изображение 260" draw:style-name="gr1" draw:text-style-name="P1" svg:width="0.423cm" svg:height="0.423cm" svg:x="1.745cm" svg:y="267.075cm">
            <draw:image xlink:href="Pictures/20000009000001A8000001A855E0705D.svm" xlink:type="simple" xlink:show="embed" xlink:actuate="onLoad">
              <text:p/>
            </draw:image>
          </draw:frame>
          <draw:frame draw:z-index="257" draw:name="Изображение 261" draw:style-name="gr1" draw:text-style-name="P1" svg:width="0.847cm" svg:height="0.873cm" svg:x="1.533cm" svg:y="267.912cm">
            <draw:image xlink:href="Pictures/20000009000003500000036A06D14811.svm" xlink:type="simple" xlink:show="embed" xlink:actuate="onLoad">
              <text:p/>
            </draw:image>
          </draw:frame>
          <draw:frame draw:z-index="258" draw:name="Изображение 262" draw:style-name="gr1" draw:text-style-name="P1" svg:width="0.642cm" svg:height="0.855cm" svg:x="1.605cm" svg:y="268.912cm">
            <draw:image xlink:href="Pictures/20000009000004F70000069E089D3D76.svm" xlink:type="simple" xlink:show="embed" xlink:actuate="onLoad">
              <text:p/>
            </draw:image>
          </draw:frame>
          <draw:frame draw:z-index="259" draw:name="Изображение 263" draw:style-name="gr1" draw:text-style-name="P1" svg:width="0.865cm" svg:height="0.865cm" svg:x="1.521cm" svg:y="269.966cm">
            <draw:image xlink:href="Pictures/2000000900000D3C00000D3CB0BFCB0A.svm" xlink:type="simple" xlink:show="embed" xlink:actuate="onLoad">
              <text:p/>
            </draw:image>
          </draw:frame>
          <draw:frame draw:z-index="260" draw:name="Изображение 264" draw:style-name="gr1" draw:text-style-name="P1" svg:width="0.847cm" svg:height="0.847cm" svg:x="1.549cm" svg:y="271.019cm">
            <draw:image xlink:href="Pictures/200000090000035000000350DAD9EAB2.svm" xlink:type="simple" xlink:show="embed" xlink:actuate="onLoad">
              <text:p/>
            </draw:image>
          </draw:frame>
          <draw:frame draw:z-index="261" draw:name="Изображение 265" draw:style-name="gr1" draw:text-style-name="P1" svg:width="0.423cm" svg:height="0.423cm" svg:x="1.745cm" svg:y="272.208cm">
            <draw:image xlink:href="Pictures/20000009000001A8000001A8B747E752.svm" xlink:type="simple" xlink:show="embed" xlink:actuate="onLoad">
              <text:p/>
            </draw:image>
          </draw:frame>
          <draw:frame draw:z-index="262" draw:name="Изображение 266" draw:style-name="gr1" draw:text-style-name="P1" svg:width="0.423cm" svg:height="0.265cm" svg:x="1.745cm" svg:y="273.342cm">
            <draw:image xlink:href="Pictures/20000009000001A80000010A8B6C702E.svm" xlink:type="simple" xlink:show="embed" xlink:actuate="onLoad">
              <text:p/>
            </draw:image>
          </draw:frame>
          <draw:frame draw:z-index="263" draw:name="Изображение 267" draw:style-name="gr1" draw:text-style-name="P1" svg:width="0.744cm" svg:height="0.757cm" svg:x="1.565cm" svg:y="274.118cm">
            <draw:image xlink:href="Pictures/200000090000061A000006353F1A0F9C.svm" xlink:type="simple" xlink:show="embed" xlink:actuate="onLoad">
              <text:p/>
            </draw:image>
          </draw:frame>
          <draw:frame draw:z-index="264" draw:name="Изображение 268" draw:style-name="gr1" draw:text-style-name="P1" svg:width="0.744cm" svg:height="0.562cm" svg:x="1.565cm" svg:y="275.217cm">
            <draw:image xlink:href="Pictures/200000090000043E00000335387BFE56.svm" xlink:type="simple" xlink:show="embed" xlink:actuate="onLoad">
              <text:p/>
            </draw:image>
          </draw:frame>
          <draw:frame draw:z-index="265" draw:name="Изображение 269" draw:style-name="gr1" draw:text-style-name="P1" svg:width="0.423cm" svg:height="0.873cm" svg:x="1.737cm" svg:y="276.098cm">
            <draw:image xlink:href="Pictures/20000009000001A80000036A9FEC1A92.svm" xlink:type="simple" xlink:show="embed" xlink:actuate="onLoad">
              <text:p/>
            </draw:image>
          </draw:frame>
          <draw:frame draw:z-index="266" draw:name="Изображение 270" draw:style-name="gr1" draw:text-style-name="P1" svg:width="0.649cm" svg:height="0.838cm" svg:x="1.593cm" svg:y="277.171cm">
            <draw:image xlink:href="Pictures/200000090000033500000423111C4277.svm" xlink:type="simple" xlink:show="embed" xlink:actuate="onLoad">
              <text:p/>
            </draw:image>
          </draw:frame>
          <draw:frame draw:z-index="267" draw:name="Изображение 271" draw:style-name="gr1" draw:text-style-name="P1" svg:width="0.847cm" svg:height="0.847cm" svg:x="1.521cm" svg:y="278.151cm">
            <draw:image xlink:href="Pictures/200000090000035000000350C5CDFEC2.svm" xlink:type="simple" xlink:show="embed" xlink:actuate="onLoad">
              <text:p/>
            </draw:image>
          </draw:frame>
          <draw:frame draw:z-index="268" draw:name="Изображение 272" draw:style-name="gr1" draw:text-style-name="P1" svg:width="0.847cm" svg:height="0.82cm" svg:x="1.521cm" svg:y="279.205cm">
            <draw:image xlink:href="Pictures/200000090000035000000335C2E723B8.svm" xlink:type="simple" xlink:show="embed" xlink:actuate="onLoad">
              <text:p/>
            </draw:image>
          </draw:frame>
          <draw:frame draw:z-index="269" draw:name="Изображение 273" draw:style-name="gr1" draw:text-style-name="P1" svg:width="0.847cm" svg:height="0.847cm" svg:x="1.521cm" svg:y="280.204cm">
            <draw:image xlink:href="Pictures/20000009000003500000035097776B5D.svm" xlink:type="simple" xlink:show="embed" xlink:actuate="onLoad">
              <text:p/>
            </draw:image>
          </draw:frame>
          <draw:frame draw:z-index="270" draw:name="Изображение 274" draw:style-name="gr1" draw:text-style-name="P1" svg:width="0.523cm" svg:height="0.81cm" svg:x="1.665cm" svg:y="281.258cm">
            <draw:image xlink:href="Pictures/2000000900000335000004F704F9C547.svm" xlink:type="simple" xlink:show="embed" xlink:actuate="onLoad">
              <text:p/>
            </draw:image>
          </draw:frame>
          <draw:frame draw:z-index="271" draw:name="Изображение 275" draw:style-name="gr1" draw:text-style-name="P1" svg:width="0.919cm" svg:height="0.46cm" svg:x="1.465cm" svg:y="282.431cm">
            <draw:image xlink:href="Pictures/200000090000069E000003501BFCCEC0.svm" xlink:type="simple" xlink:show="embed" xlink:actuate="onLoad">
              <text:p/>
            </draw:image>
          </draw:frame>
          <draw:frame draw:z-index="272" draw:name="Изображение 276" draw:style-name="gr1" draw:text-style-name="P1" svg:width="0.423cm" svg:height="0.423cm" svg:x="1.689cm" svg:y="283.473cm">
            <draw:image xlink:href="Pictures/20000009000001A8000001A8E41F183D.svm" xlink:type="simple" xlink:show="embed" xlink:actuate="onLoad">
              <text:p/>
            </draw:image>
          </draw:frame>
          <draw:frame draw:z-index="273" draw:name="Изображение 277" draw:style-name="gr1" draw:text-style-name="P1" svg:width="0.847cm" svg:height="0.847cm" svg:x="1.521cm" svg:y="284.338cm">
            <draw:image xlink:href="Pictures/200000090000035000000350B57177E8.svm" xlink:type="simple" xlink:show="embed" xlink:actuate="onLoad">
              <text:p/>
            </draw:image>
          </draw:frame>
          <draw:frame draw:z-index="274" draw:name="Изображение 278" draw:style-name="gr1" draw:text-style-name="P1" svg:width="0.611cm" svg:height="0.839cm" svg:x="1.633cm" svg:y="285.31cm">
            <draw:image xlink:href="Pictures/20000009000003500000048DD2131EEB.svm" xlink:type="simple" xlink:show="embed" xlink:actuate="onLoad">
              <text:p/>
            </draw:image>
          </draw:frame>
          <draw:frame draw:z-index="275" draw:name="Изображение 279" draw:style-name="gr1" draw:text-style-name="P1" svg:width="0.925cm" svg:height="0.622cm" svg:x="1.465cm" svg:y="286.445cm">
            <draw:image xlink:href="Pictures/200000090000069E00000473AD7CC379.svm" xlink:type="simple" xlink:show="embed" xlink:actuate="onLoad">
              <text:p/>
            </draw:image>
          </draw:frame>
          <draw:frame draw:z-index="276" draw:name="Изображение 280" draw:style-name="gr1" draw:text-style-name="P1" svg:width="0.805cm" svg:height="0.92cm" svg:x="1.537cm" svg:y="287.363cm">
            <draw:image xlink:href="Pictures/20000009000005CB0000069E4680C98F.svm" xlink:type="simple" xlink:show="embed" xlink:actuate="onLoad">
              <text:p/>
            </draw:image>
          </draw:frame>
          <draw:frame draw:z-index="277" draw:name="Изображение 281" draw:style-name="gr1" draw:text-style-name="P1" svg:width="0.884cm" svg:height="0.84cm" svg:x="1.481cm" svg:y="288.444cm">
            <draw:image xlink:href="Pictures/2000000900000423000003EE938AC172.svm" xlink:type="simple" xlink:show="embed" xlink:actuate="onLoad">
              <text:p/>
            </draw:image>
          </draw:frame>
          <draw:frame draw:z-index="278" draw:name="Изображение 282" draw:style-name="gr1" draw:text-style-name="P1" svg:width="0.812cm" svg:height="0.406cm" svg:x="1.537cm" svg:y="289.717cm">
            <draw:image xlink:href="Pictures/200000090000069E0000035054713BD6.svm" xlink:type="simple" xlink:show="embed" xlink:actuate="onLoad">
              <text:p/>
            </draw:image>
          </draw:frame>
          <draw:frame draw:z-index="279" draw:name="Изображение 283" draw:style-name="gr1" draw:text-style-name="P1" svg:width="0.884cm" svg:height="0.856cm" svg:x="1.521cm" svg:y="290.497cm">
            <draw:image xlink:href="Pictures/200000090000069E000006690AD894B1.svm" xlink:type="simple" xlink:show="embed" xlink:actuate="onLoad">
              <text:p/>
            </draw:image>
          </draw:frame>
          <draw:frame draw:z-index="280" draw:name="Изображение 284" draw:style-name="gr1" draw:text-style-name="P1" svg:width="0.679cm" svg:height="0.866cm" svg:x="1.633cm" svg:y="291.497cm">
            <draw:image xlink:href="Pictures/2000000900000546000006B9B7158750.svm" xlink:type="simple" xlink:show="embed" xlink:actuate="onLoad">
              <text:p/>
            </draw:image>
          </draw:frame>
          <draw:frame draw:z-index="281" draw:name="Изображение 285" draw:style-name="gr1" draw:text-style-name="P1" svg:width="0.847cm" svg:height="0.847cm" svg:x="1.549cm" svg:y="292.55cm">
            <draw:image xlink:href="Pictures/20000009000003500000035021EFBD73.svm" xlink:type="simple" xlink:show="embed" xlink:actuate="onLoad">
              <text:p/>
            </draw:image>
          </draw:frame>
          <draw:frame draw:z-index="282" draw:name="Изображение 286" draw:style-name="gr1" draw:text-style-name="P1" svg:width="0.847cm" svg:height="0.847cm" svg:x="1.549cm" svg:y="293.577cm">
            <draw:image xlink:href="Pictures/200000090000035000000350DCB41D15.svm" xlink:type="simple" xlink:show="embed" xlink:actuate="onLoad">
              <text:p/>
            </draw:image>
          </draw:frame>
          <draw:frame draw:z-index="283" draw:name="Изображение 287" draw:style-name="gr1" draw:text-style-name="P1" svg:width="0.847cm" svg:height="0.847cm" svg:x="1.549cm" svg:y="294.604cm">
            <draw:image xlink:href="Pictures/200000090000035000000350968AAEE9.svm" xlink:type="simple" xlink:show="embed" xlink:actuate="onLoad">
              <text:p/>
            </draw:image>
          </draw:frame>
          <draw:frame draw:z-index="284" draw:name="Изображение 288" draw:style-name="gr1" draw:text-style-name="P1" svg:width="0.82cm" svg:height="0.847cm" svg:x="1.577cm" svg:y="295.63cm">
            <draw:image xlink:href="Pictures/200000090000033500000350703D3C34.svm" xlink:type="simple" xlink:show="embed" xlink:actuate="onLoad">
              <text:p/>
            </draw:image>
          </draw:frame>
          <draw:frame draw:z-index="285" draw:name="Изображение 289" draw:style-name="gr1" draw:text-style-name="P1" svg:width="0.365cm" svg:height="0.729cm" svg:x="1.761cm" svg:y="296.703cm">
            <draw:image xlink:href="Pictures/20000009000003500000069E3A4236F5.svm" xlink:type="simple" xlink:show="embed" xlink:actuate="onLoad">
              <text:p/>
            </draw:image>
          </draw:frame>
          <draw:frame draw:z-index="286" draw:name="Изображение 290" draw:style-name="gr1" draw:text-style-name="P1" svg:width="0.379cm" svg:height="0.757cm" svg:x="1.761cm" svg:y="297.675cm">
            <draw:image xlink:href="Pictures/20000009000003500000069EBA2FF570.svm" xlink:type="simple" xlink:show="embed" xlink:actuate="onLoad">
              <text:p/>
            </draw:image>
          </draw:frame>
          <draw:frame draw:z-index="287" draw:name="Изображение 291" draw:style-name="gr1" draw:text-style-name="P1" svg:width="0.828cm" svg:height="0.69cm" svg:x="1.537cm" svg:y="298.81cm">
            <draw:image xlink:href="Pictures/20000009000004580000039F151276F9.svm" xlink:type="simple" xlink:show="embed" xlink:actuate="onLoad">
              <text:p/>
            </draw:image>
          </draw:frame>
          <draw:frame draw:z-index="288" draw:name="Изображение 292" draw:style-name="gr1" draw:text-style-name="P1" svg:width="0.82cm" svg:height="0.847cm" svg:x="1.481cm" svg:y="299.755cm">
            <draw:image xlink:href="Pictures/2000000900000335000003503FA1FF7E.svm" xlink:type="simple" xlink:show="embed" xlink:actuate="onLoad">
              <text:p/>
            </draw:image>
          </draw:frame>
          <draw:frame draw:z-index="289" draw:name="Изображение 11" draw:style-name="gr1" draw:text-style-name="P1" svg:width="0.804cm" svg:height="0.817cm" svg:x="1.548cm" svg:y="11.271cm">
            <draw:image xlink:href="Pictures/20000009000006840000069E48CE7321.svm" xlink:type="simple" xlink:show="embed" xlink:actuate="onLoad">
              <text:p/>
            </draw:image>
          </draw:frame>
          <draw:frame draw:z-index="290" draw:name="Изображение 194" draw:style-name="gr1" draw:text-style-name="P1" svg:width="0.847cm" svg:height="0.847cm" svg:x="1.517cm" svg:y="199.106cm">
            <draw:image xlink:href="Pictures/2000000900000350000003509DCAC9B9.svm" xlink:type="simple" xlink:show="embed" xlink:actuate="onLoad">
              <text:p/>
            </draw:image>
          </draw:frame>
          <draw:frame draw:z-index="291" draw:name="Изображение 195" draw:style-name="gr1" draw:text-style-name="P1" svg:width="0.847cm" svg:height="0.847cm" svg:x="1.517cm" svg:y="200.162cm">
            <draw:image xlink:href="Pictures/200000090000035000000350B61461E3.svm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6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5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5" table:number-columns-repeated="2" table:default-cell-style-name="ce34"/>
        <table:table-column table:style-name="co17" table:default-cell-style-name="ce19"/>
        <table:table-column table:style-name="co18" table:default-cell-style-name="ce19"/>
        <table:table-column table:style-name="co19" table:default-cell-style-name="Default"/>
        <table:table-column table:style-name="co20" table:default-cell-style-name="ce16"/>
        <table:table-column table:style-name="co21" table:default-cell-style-name="ce19"/>
        <table:table-column table:style-name="co22" table:default-cell-style-name="ce34"/>
        <table:table-column table:style-name="co12" table:default-cell-style-name="ce34"/>
        <table:table-column table:style-name="co5" table:number-columns-repeated="3" table:default-cell-style-name="ce46"/>
        <table:table-column table:style-name="co23" table:default-cell-style-name="ce34"/>
        <table:table-column table:style-name="co4" table:default-cell-style-name="ce34"/>
        <table:table-column table:style-name="co5" table:default-cell-style-name="Default"/>
        <table:table-column table:style-name="co5" table:number-columns-repeated="2" table:default-cell-style-name="ce16"/>
        <table:table-column table:style-name="co5" table:number-columns-repeated="6" table:default-cell-style-name="ce34"/>
        <table:table-column table:style-name="co5" table:number-columns-repeated="2" table:default-cell-style-name="Default"/>
        <table:table-column table:style-name="co5" table:default-cell-style-name="ce34"/>
        <table:table-column table:style-name="co24" table:default-cell-style-name="ce34"/>
        <table:table-column table:style-name="co5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8" table:number-columns-repeated="2" table:default-cell-style-name="ce34"/>
        <table:table-column table:style-name="co5" table:number-columns-repeated="3" table:default-cell-style-name="ce34"/>
        <table:table-column table:style-name="co5" table:default-cell-style-name="ce52"/>
        <table:table-column table:style-name="co30" table:default-cell-style-name="ce52"/>
        <table:table-column table:style-name="co5" table:default-cell-style-name="ce52"/>
        <table:table-column table:style-name="co31" table:default-cell-style-name="ce52"/>
        <table:table-column table:style-name="co32" table:default-cell-style-name="ce52"/>
        <table:table-column table:style-name="co5" table:number-columns-repeated="2" table:default-cell-style-name="ce52"/>
        <table:table-column table:style-name="co5" table:default-cell-style-name="ce34"/>
        <table:table-column table:style-name="co5" table:default-cell-style-name="Default"/>
        <table:table-column table:style-name="co5" table:number-columns-repeated="3" table:default-cell-style-name="ce34"/>
        <table:table-column table:style-name="co33" table:default-cell-style-name="ce34"/>
        <table:table-column table:style-name="co5" table:default-cell-style-name="ce34"/>
        <table:table-column table:style-name="co34" table:default-cell-style-name="Default"/>
        <table:table-column table:style-name="co5" table:default-cell-style-name="ce34"/>
        <table:table-column table:style-name="co5" table:number-columns-repeated="952" table:default-cell-style-name="Default"/>
        <table:table-row table:style-name="ro1">
          <table:table-cell table:style-name="ce1" office:value-type="string" calcext:value-type="string">
            <text:p>NPC #</text:p>
          </table:table-cell>
          <table:table-cell table:style-name="ce4" office:value-type="string" calcext:value-type="string">
            <text:p>Image</text:p>
          </table:table-cell>
          <table:table-cell table:style-name="ce6" office:value-type="string" calcext:value-type="string">
            <text:p>NPC Name</text:p>
          </table:table-cell>
          <table:table-cell table:style-name="ce12" office:value-type="string" calcext:value-type="string">
            <text:p>NPC type</text:p>
          </table:table-cell>
          <table:table-cell table:style-name="ce17" office:value-type="string" calcext:value-type="string">
            <text:p>moving</text:p>
            <text:p>itself</text:p>
          </table:table-cell>
          <table:table-cell table:style-name="ce17" office:value-type="string" calcext:value-type="string">
            <text:p>cliff</text:p>
            <text:p>turn</text:p>
          </table:table-cell>
          <table:table-cell table:style-name="ce20" office:value-type="string" calcext:value-type="string">
            <text:p>Is Scenery</text:p>
          </table:table-cell>
          <table:table-cell table:style-name="ce21" office:value-type="string" calcext:value-type="string">
            <text:p>Can't be die</text:p>
          </table:table-cell>
          <table:table-cell table:style-name="ce22" office:value-type="string" calcext:value-type="string">
            <text:p>hurt to</text:p>
            <text:p>player</text:p>
          </table:table-cell>
          <table:table-cell table:style-name="ce24" office:value-type="string" calcext:value-type="string">
            <text:p>Can bubble</text:p>
          </table:table-cell>
          <table:table-cell table:style-name="ce24" office:value-type="string" calcext:value-type="string">
            <text:p>Can egg</text:p>
          </table:table-cell>
          <table:table-cell table:style-name="ce24" office:value-type="string" calcext:value-type="string">
            <text:p>Can Lakitu</text:p>
          </table:table-cell>
          <table:table-cell table:style-name="ce24" office:value-type="string" calcext:value-type="string">
            <text:p>Can burred</text:p>
          </table:table-cell>
          <table:table-cell table:style-name="ce26" office:value-type="string" calcext:value-type="string">
            <text:p>NPC Collision</text:p>
          </table:table-cell>
          <table:table-cell table:style-name="ce26" office:value-type="string" calcext:value-type="string">
            <text:p>NPC Collision top</text:p>
          </table:table-cell>
          <table:table-cell table:style-name="ce26" office:value-type="string" calcext:value-type="string">
            <text:p>Player Collision</text:p>
          </table:table-cell>
          <table:table-cell table:style-name="ce26" office:value-type="string" calcext:value-type="string">
            <text:p>Player Collision top</text:p>
          </table:table-cell>
          <table:table-cell table:style-name="ce28" office:value-type="string" calcext:value-type="string">
            <text:p>Block</text:p>
            <text:p>Collision</text:p>
          </table:table-cell>
          <table:table-cell table:style-name="ce30" office:value-type="string" calcext:value-type="string">
            <text:p>Gravity</text:p>
            <text:p>enabled</text:p>
          </table:table-cell>
          <table:table-cell table:style-name="ce35" office:value-type="string" calcext:value-type="string">
            <text:p>Edible by</text:p>
            <text:p>Yoshi</text:p>
          </table:table-cell>
          <table:table-cell table:style-name="ce37" office:value-type="string" calcext:value-type="string">
            <text:p>Can by Grab side</text:p>
          </table:table-cell>
          <table:table-cell table:style-name="ce37" office:value-type="string" calcext:value-type="string">
            <text:p>Can by Grab top</text:p>
          </table:table-cell>
          <table:table-cell table:style-name="ce39" office:value-type="string" calcext:value-type="string">
            <text:p>Can be take</text:p>
          </table:table-cell>
          <table:table-cell table:style-name="ce40" office:value-type="string" calcext:value-type="string">
            <text:p>Kill On</text:p>
            <text:p>SlopeSlide</text:p>
          </table:table-cell>
          <table:table-cell table:style-name="ce42" office:value-type="string" calcext:value-type="string">
            <text:p>Kill On HeadJump</text:p>
          </table:table-cell>
          <table:table-cell table:style-name="ce44" office:value-type="string" calcext:value-type="string">
            <text:p>On Jump/take</text:p>
          </table:table-cell>
          <table:table-cell table:style-name="ce44" office:value-type="string" calcext:value-type="string">
            <text:p>Kill by</text:p>
            <text:p>shell</text:p>
          </table:table-cell>
          <table:table-cell table:style-name="ce44" office:value-type="string" calcext:value-type="string">
            <text:p>Kill on</text:p>
            <text:p>fireball</text:p>
          </table:table-cell>
          <table:table-cell table:style-name="ce44" office:value-type="string" calcext:value-type="string">
            <text:p>Freezable</text:p>
            <text:p>by iceball</text:p>
          </table:table-cell>
          <table:table-cell table:style-name="ce44" office:value-type="string" calcext:value-type="string">
            <text:p>Kill on</text:p>
            <text:p>hammer</text:p>
          </table:table-cell>
          <table:table-cell table:style-name="ce44" office:value-type="string" calcext:value-type="string">
            <text:p>Kill by</text:p>
            <text:p>racoon's tail</text:p>
          </table:table-cell>
          <table:table-cell table:style-name="ce44" office:value-type="string" calcext:value-type="string">
            <text:p>Kill by spin</text:p>
            <text:p>/tanooki statue</text:p>
          </table:table-cell>
          <table:table-cell table:style-name="ce47" office:value-type="string" calcext:value-type="string">
            <text:p>Algorythm</text:p>
          </table:table-cell>
          <table:table-cell table:style-name="ce49" office:value-type="string" calcext:value-type="string">
            <text:p>Die-effect</text:p>
          </table:table-cell>
          <table:table-cell table:style-name="ce49" office:value-type="string" calcext:value-type="string">
            <text:p>Shell-Effect</text:p>
          </table:table-cell>
          <table:table-cell table:style-name="ce51" office:value-type="string" calcext:value-type="string">
            <text:p>Height</text:p>
          </table:table-cell>
          <table:table-cell table:style-name="ce51" office:value-type="string" calcext:value-type="string">
            <text:p>Width</text:p>
          </table:table-cell>
          <table:table-cell table:style-name="ce51" office:value-type="string" calcext:value-type="string">
            <text:p>gfx-offset-X</text:p>
          </table:table-cell>
          <table:table-cell table:style-name="ce51" office:value-type="string" calcext:value-type="string">
            <text:p>gfx-offset-Y</text:p>
          </table:table-cell>
          <table:table-cell table:style-name="ce51" office:value-type="string" calcext:value-type="string">
            <text:p>gfx-height</text:p>
          </table:table-cell>
          <table:table-cell table:style-name="ce51" office:value-type="string" calcext:value-type="string">
            <text:p>gfx-width</text:p>
          </table:table-cell>
          <table:table-cell table:style-name="ce51" office:value-type="string" calcext:value-type="string">
            <text:p>grid-offset-x</text:p>
          </table:table-cell>
          <table:table-cell table:style-name="ce51" office:value-type="string" calcext:value-type="string">
            <text:p>grid-offset-y</text:p>
          </table:table-cell>
          <table:table-cell table:style-name="ce51" office:value-type="string" calcext:value-type="string">
            <text:p>grid</text:p>
          </table:table-cell>
          <table:table-cell table:style-name="ce51" office:value-type="string" calcext:value-type="string">
            <text:p>Framestyle</text:p>
          </table:table-cell>
          <table:table-cell table:style-name="ce51" office:value-type="string" calcext:value-type="string">
            <text:p>Frames</text:p>
          </table:table-cell>
          <table:table-cell table:style-name="ce51" office:value-type="string" calcext:value-type="string">
            <text:p>Framespeed</text:p>
          </table:table-cell>
          <table:table-cell table:style-name="ce51" office:value-type="string" calcext:value-type="string">
            <text:p>C_Ani</text:p>
          </table:table-cell>
          <table:table-cell table:style-name="ce51" office:value-type="string" calcext:value-type="string">
            <text:p>F_L</text:p>
          </table:table-cell>
          <table:table-cell table:style-name="ce51" office:value-type="string" calcext:value-type="string">
            <text:p>E_L</text:p>
          </table:table-cell>
          <table:table-cell table:style-name="ce51" office:value-type="string" calcext:value-type="string">
            <text:p>F_R</text:p>
          </table:table-cell>
          <table:table-cell table:style-name="ce51" office:value-type="string" calcext:value-type="string">
            <text:p>E_R</text:p>
          </table:table-cell>
          <table:table-cell table:style-name="ce51" office:value-type="string" calcext:value-type="string">
            <text:p>CustomAniAlg</text:p>
          </table:table-cell>
          <table:table-cell table:style-name="ce51" office:value-type="string" calcext:value-type="string">
            <text:p>ForeGround</text:p>
          </table:table-cell>
          <table:table-cell table:style-name="ce51" office:value-type="string" calcext:value-type="string">
            <text:p>Speed</text:p>
          </table:table-cell>
          <table:table-cell table:style-name="ce51" office:value-type="string" calcext:value-type="string">
            <text:p>Container</text:p>
          </table:table-cell>
          <table:table-cell table:style-name="ce51" office:value-type="string" calcext:value-type="string">
            <text:p>have-special</text:p>
          </table:table-cell>
          <table:table-cell table:style-name="ce51" office:value-type="string" calcext:value-type="string">
            <text:p>Special-name</text:p>
          </table:table-cell>
          <table:table-cell table:style-name="ce51" office:value-type="string" calcext:value-type="string">
            <text:p>Special-type</text:p>
          </table:table-cell>
          <table:table-cell table:style-name="ce51" office:value-type="string" calcext:value-type="string">
            <text:p>Special-combo-size</text:p>
          </table:table-cell>
          <table:table-cell table:style-name="ce51" office:value-type="string" calcext:value-type="string">
            <text:p>Specail-Combobox-opts</text:p>
          </table:table-cell>
          <table:table-cell table:style-name="ce51" office:value-type="string" calcext:value-type="string">
            <text:p>Spin-min</text:p>
          </table:table-cell>
          <table:table-cell table:style-name="ce51" office:value-type="string" calcext:value-type="string">
            <text:p>Spin-max</text:p>
          </table:table-cell>
          <table:table-cell table:style-name="ce51" office:value-type="string" calcext:value-type="string">
            <text:p>Score</text:p>
          </table:table-cell>
          <table:table-cell table:style-name="ce51" office:value-type="string" calcext:value-type="string">
            <text:p>Health</text:p>
          </table:table-cell>
          <table:table-cell table:style-name="ce51" office:value-type="string" calcext:value-type="string">
            <text:p>Hurt-NPC</text:p>
          </table:table-cell>
          <table:table-cell table:style-name="ce51" office:value-type="string" calcext:value-type="string">
            <text:p>Grub any</text:p>
          </table:table-cell>
          <table:table-cell table:style-name="ce51" office:value-type="string" calcext:value-type="string">
            <text:p>Deactivation</text:p>
          </table:table-cell>
          <table:table-cell table:style-name="ce51" office:value-type="string" calcext:value-type="string">
            <text:p>Kill by mounts</text:p>
          </table:table-cell>
          <table:table-cell table:style-name="ce51" office:value-type="string" calcext:value-type="string">
            <text:p>Kill on Eat</text:p>
          </table:table-cell>
          <table:table-cell table:style-name="ce51" office:value-type="string" calcext:value-type="string">
            <text:p>Lava protection</text:p>
          </table:table-cell>
          <table:table-cell table:style-name="ce51" office:value-type="string" calcext:value-type="string">
            <text:p>adhesion</text:p>
          </table:table-cell>
          <table:table-cell table:number-columns-repeated="2"/>
          <table:table-cell table:style-name="ce51" table:number-columns-repeated="95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Goomba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2" table:formula="of:=[.AN2]-[.AQ2] - MOD([.AN2]; 32)" office:value-type="float" office:value="32" calcext:value-type="float">
            <text:p>32</text:p>
          </table:table-cell>
          <table:table-cell table:style-name="ce52" table:formula="of:=[.AO2]-[.AP2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Goomna Red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2" table:formula="of:=[.AN3]-[.AQ3] - MOD([.AN3]; 32)" office:value-type="float" office:value="32" calcext:value-type="float">
            <text:p>32</text:p>
          </table:table-cell>
          <table:table-cell table:style-name="ce52" table:formula="of:=[.AO3]-[.AP3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Goomba (Para-Goomba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2" table:formula="of:=[.AN4]-[.AQ4] - MOD([.AN4]; 32)" office:value-type="float" office:value="32" calcext:value-type="float">
            <text:p>32</text:p>
          </table:table-cell>
          <table:table-cell table:style-name="ce52" table:formula="of:=[.AO4]-[.AP4]*2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0" calcext:value-type="float">
            <text:p>4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Koopa Green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style-name="ce52" table:formula="of:=[.AN5]-[.AQ5] - MOD([.AN5]; 32)" office:value-type="float" office:value="32" calcext:value-type="float">
            <text:p>32</text:p>
          </table:table-cell>
          <table:table-cell table:style-name="ce52" table:formula="of:=[.AO5]-[.AP5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Koopa's shell (Green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/stop MV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style-name="ce52" table:formula="of:=[.AN6]-[.AQ6] - MOD([.AN6]; 32)" office:value-type="float" office:value="32" calcext:value-type="float">
            <text:p>32</text:p>
          </table:table-cell>
          <table:table-cell table:style-name="ce52" table:formula="of:=[.AO6]-[.AP6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Koopa Red</text:p>
          </table:table-cell>
          <table:table-cell table:style-name="ce13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" calcext:value-type="float">
            <text:p>9</text:p>
          </table:table-cell>
          <table:table-cell table:style-name="ce52" table:formula="of:=[.AN7]-[.AQ7] - MOD([.AN7]; 32)" office:value-type="float" office:value="32" calcext:value-type="float">
            <text:p>32</text:p>
          </table:table-cell>
          <table:table-cell table:style-name="ce52" table:formula="of:=[.AO7]-[.AP7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Koopa's shell (Red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/stop MV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" calcext:value-type="float">
            <text:p>9</text:p>
          </table:table-cell>
          <table:table-cell table:style-name="ce52" table:formula="of:=[.AN8]-[.AQ8] - MOD([.AN8]; 32)" office:value-type="float" office:value="32" calcext:value-type="float">
            <text:p>32</text:p>
          </table:table-cell>
          <table:table-cell table:style-name="ce52" table:formula="of:=[.AO8]-[.AP8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iranha plant (Green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]-[.AQ9] - MOD([.AN9]; 32)" office:value-type="float" office:value="48" calcext:value-type="float">
            <text:p>48</text:p>
          </table:table-cell>
          <table:table-cell table:style-name="ce52" table:formula="of:=[.AO9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-16" calcext:value-type="float">
            <text:p>-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Mushroom</text:p>
          </table:table-cell>
          <table:table-cell table:style-name="ce13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]-[.AQ10] - MOD([.AN10]; 32)" office:value-type="float" office:value="32" calcext:value-type="float">
            <text:p>32</text:p>
          </table:table-cell>
          <table:table-cell table:style-name="ce52" table:formula="of:=[.AO10]-[.AP1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Coin (Gold)</text:p>
          </table:table-cell>
          <table:table-cell table:style-name="ce13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1]-[.AQ11] - MOD([.AN11]; 32)" office:value-type="float" office:value="32" calcext:value-type="float">
            <text:p>32</text:p>
          </table:table-cell>
          <table:table-cell table:style-name="ce52" table:formula="of:=[.AO11]-[.AP11]*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Random <text:s/>exit bonus</text:p>
          </table:table-cell>
          <table:table-cell table:style-name="ce13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Level End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2]-[.AQ12] - MOD([.AN12]; 32)" office:value-type="float" office:value="32" calcext:value-type="float">
            <text:p>32</text:p>
          </table:table-cell>
          <table:table-cell table:style-name="ce52" table:formula="of:=[.AO12]-[.AP1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Podoboo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3]-[.AQ13] - MOD([.AN13]; 32)" office:value-type="float" office:value="32" calcext:value-type="float">
            <text:p>32</text:p>
          </table:table-cell>
          <table:table-cell table:style-name="ce52" table:formula="of:=[.AO13]-[.AP13]*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Fireball (player)</text:p>
          </table:table-cell>
          <table:table-cell table:style-name="ce13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]-[.AQ14] - MOD([.AN14]; 32)" office:value-type="float" office:value="16" calcext:value-type="float">
            <text:p>16</text:p>
          </table:table-cell>
          <table:table-cell table:style-name="ce52" table:formula="of:=[.AO14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-16" calcext:value-type="float">
            <text:p>-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Fire flower</text:p>
          </table:table-cell>
          <table:table-cell table:style-name="ce13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]-[.AQ15] - MOD([.AN15]; 32)" office:value-type="float" office:value="32" calcext:value-type="float">
            <text:p>32</text:p>
          </table:table-cell>
          <table:table-cell table:style-name="ce52" table:formula="of:=[.AO15]-[.AP1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Boom-boom</text:p>
          </table:table-cell>
          <table:table-cell table:style-name="ce13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" calcext:value-type="float">
            <text:p>14</text:p>
          </table:table-cell>
          <table:table-cell table:style-name="ce52" table:formula="of:=[.AN16]-[.AQ16] - MOD([.AN16]; 32)" office:value-type="float" office:value="22" calcext:value-type="float">
            <text:p>22</text:p>
          </table:table-cell>
          <table:table-cell table:style-name="ce52" table:formula="of:=[.AO16]-[.AP16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Mistary Ball</text:p>
          </table:table-cell>
          <table:table-cell table:style-name="ce13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Level End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7]-[.AQ17] - MOD([.AN17]; 32)" office:value-type="float" office:value="32" calcext:value-type="float">
            <text:p>32</text:p>
          </table:table-cell>
          <table:table-cell table:style-name="ce52" table:formula="of:=[.AO17]-[.AP1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Bullet Bill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5" calcext:value-type="float">
            <text:p>15</text:p>
          </table:table-cell>
          <table:table-cell table:style-name="ce52" table:formula="of:=[.AN18]" office:value-type="float" office:value="28" calcext:value-type="float">
            <text:p>28</text:p>
          </table:table-cell>
          <table:table-cell table:style-name="ce52" table:formula="of:=[.AO18]-[.AP1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Banzai Bill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6" calcext:value-type="float">
            <text:p>16</text:p>
          </table:table-cell>
          <table:table-cell table:style-name="ce52" table:formula="of:=[.AN19]-[.AQ19] - MOD([.AN19]; 32)" office:value-type="float" office:value="128" calcext:value-type="float">
            <text:p>128</text:p>
          </table:table-cell>
          <table:table-cell table:style-name="ce52" table:formula="of:=[.AO19]-[.AP19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hy-Guy Red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7" calcext:value-type="float">
            <text:p>17</text:p>
          </table:table-cell>
          <table:table-cell table:style-name="ce52" table:formula="of:=[.AN20]-[.AQ20] - MOD([.AN20]; 32)" office:value-type="float" office:value="32" calcext:value-type="float">
            <text:p>32</text:p>
          </table:table-cell>
          <table:table-cell table:style-name="ce52" table:formula="of:=[.AO20]-[.AP20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hy-Guy Blue</text:p>
          </table:table-cell>
          <table:table-cell table:style-name="ce13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8" calcext:value-type="float">
            <text:p>18</text:p>
          </table:table-cell>
          <table:table-cell table:style-name="ce52" table:formula="of:=[.AN21]-[.AQ21] - MOD([.AN21]; 32)" office:value-type="float" office:value="32" calcext:value-type="float">
            <text:p>32</text:p>
          </table:table-cell>
          <table:table-cell table:style-name="ce52" table:formula="of:=[.AO21]-[.AP21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Bill Blaster</text:p>
          </table:table-cell>
          <table:table-cell table:style-name="ce13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]-[.AQ22] - MOD([.AN22]; 32)" office:value-type="float" office:value="32" calcext:value-type="float">
            <text:p>32</text:p>
          </table:table-cell>
          <table:table-cell table:style-name="ce52" table:formula="of:=[.AO22]-[.AP2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Billy Gun</text:p>
          </table:table-cell>
          <table:table-cell table:style-name="ce13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3]-[.AQ23] - MOD([.AN23]; 32)" office:value-type="float" office:value="32" calcext:value-type="float">
            <text:p>32</text:p>
          </table:table-cell>
          <table:table-cell table:style-name="ce52" table:formula="of:=[.AO23]-[.AP2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Buzzy beetle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9" calcext:value-type="float">
            <text:p>19</text:p>
          </table:table-cell>
          <table:table-cell table:style-name="ce52" table:formula="of:=[.AN24]-[.AQ24] - MOD([.AN24]; 32)" office:value-type="float" office:value="32" calcext:value-type="float">
            <text:p>32</text:p>
          </table:table-cell>
          <table:table-cell table:style-name="ce52" table:formula="of:=[.AO24]-[.AP2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Buzzy's shell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/stop MV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9" calcext:value-type="float">
            <text:p>19</text:p>
          </table:table-cell>
          <table:table-cell table:style-name="ce52" table:formula="of:=[.AN25]-[.AQ25] - MOD([.AN25]; 32)" office:value-type="float" office:value="32" calcext:value-type="float">
            <text:p>32</text:p>
          </table:table-cell>
          <table:table-cell table:style-name="ce52" table:formula="of:=[.AO25]-[.AP2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Ninja (Violet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2" table:formula="of:=[.AN26]-[.AQ26] - MOD([.AN26]; 32)" office:value-type="float" office:value="32" calcext:value-type="float">
            <text:p>32</text:p>
          </table:table-cell>
          <table:table-cell table:style-name="ce52" table:formula="of:=[.AO26]-[.AP2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Springboard </text:p>
          </table:table-cell>
          <table:table-cell table:style-name="ce13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Bounce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formula="of:=[.AO27]-[.AP2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Goomba (Blue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2" table:formula="of:=[.AN28]-[.AQ28] - MOD([.AN28]; 32)" office:value-type="float" office:value="32" calcext:value-type="float">
            <text:p>32</text:p>
          </table:table-cell>
          <table:table-cell table:style-name="ce52" table:formula="of:=[.AO28]-[.AP28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Cheep-Cheep (Red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4" calcext:value-type="float">
            <text:p>24</text:p>
          </table:table-cell>
          <table:table-cell table:style-name="ce52" table:formula="of:=[.AN29]-[.AQ29] - MOD([.AN29]; 32)" office:value-type="float" office:value="32" calcext:value-type="float">
            <text:p>32</text:p>
          </table:table-cell>
          <table:table-cell table:style-name="ce52" table:formula="of:=[.AO29]-[.AP2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Hammer bros.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5" calcext:value-type="float">
            <text:p>25</text:p>
          </table:table-cell>
          <table:table-cell table:style-name="ce52" table:formula="of:=[.AN30]" office:value-type="float" office:value="48" calcext:value-type="float">
            <text:p>48</text:p>
          </table:table-cell>
          <table:table-cell table:style-name="ce52" table:formula="of:=[.AO30]-[.AP3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Hammer</text:p>
          </table:table-cell>
          <table:table-cell table:style-name="ce13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31]-[.AQ31] - MOD([.AN31]; 32)" office:value-type="float" office:value="32" calcext:value-type="float">
            <text:p>32</text:p>
          </table:table-cell>
          <table:table-cell table:style-name="ce52" table:formula="of:=[.AO31]-[.AP3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Big key</text:p>
          </table:table-cell>
          <table:table-cell table:style-name="ce13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32]-[.AQ32] - MOD([.AN32]; 32)" office:value-type="float" office:value="32" calcext:value-type="float">
            <text:p>32</text:p>
          </table:table-cell>
          <table:table-cell table:style-name="ce52" table:formula="of:=[.AO32]-[.AP3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Blue P switch</text:p>
          </table:table-cell>
          <table:table-cell table:style-name="ce13" office:value-type="string" calcext:value-type="string">
            <text:p>Button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3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Activate P-block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1" calcext:value-type="float">
            <text:p>81</text:p>
          </table:table-cell>
          <table:table-cell table:style-name="ce52" table:formula="of:=[.AN33]-[.AQ33] - MOD([.AN33]; 32)" office:value-type="float" office:value="32" calcext:value-type="float">
            <text:p>32</text:p>
          </table:table-cell>
          <table:table-cell table:style-name="ce52" table:formula="of:=[.AO33]-[.AP3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Coin (Yellow)</text:p>
          </table:table-cell>
          <table:table-cell table:style-name="ce13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" calcext:value-type="float">
            <text:p>11</text:p>
          </table:table-cell>
          <table:table-cell table:style-name="ce52" table:formula="of:=[.AN34]-[.AQ34] - MOD([.AN34]; 32)" office:value-type="float" office:value="32" calcext:value-type="float">
            <text:p>32</text:p>
          </table:table-cell>
          <table:table-cell table:style-name="ce52" table:formula="of:=[.AO34]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Racoon leaf</text:p>
          </table:table-cell>
          <table:table-cell table:style-name="ce13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35]-[.AQ35] - MOD([.AN35]; 32)" office:value-type="float" office:value="32" calcext:value-type="float">
            <text:p>32</text:p>
          </table:table-cell>
          <table:table-cell table:style-name="ce52" table:formula="of:=[.AO35]-[.AP3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Shoe (Kuribo's)</text:p>
          </table:table-cell>
          <table:table-cell table:style-name="ce13" office:value-type="string" calcext:value-type="string">
            <text:p><text:s/>Transpor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6" calcext:value-type="float">
            <text:p>26</text:p>
          </table:table-cell>
          <table:table-cell table:style-name="ce52" table:formula="of:=[.AN36]-[.AQ36] - MOD([.AN36]; 32)" office:value-type="float" office:value="32" calcext:value-type="float">
            <text:p>32</text:p>
          </table:table-cell>
          <table:table-cell table:style-name="ce52" table:formula="of:=[.AO36]-[.AP3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Spiny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7" calcext:value-type="float">
            <text:p>27</text:p>
          </table:table-cell>
          <table:table-cell table:style-name="ce52" table:formula="of:=[.AN37]-[.AQ37] - MOD([.AN37]; 32)" office:value-type="float" office:value="32" calcext:value-type="float">
            <text:p>32</text:p>
          </table:table-cell>
          <table:table-cell table:style-name="ce52" table:formula="of:=[.AO37]-[.AP3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Thwomp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0" calcext:value-type="float">
            <text:p>90</text:p>
          </table:table-cell>
          <table:table-cell table:style-name="ce52" table:formula="of:=[.AN38]-[.AQ38] - MOD([.AN38]; 32)" office:value-type="float" office:value="64" calcext:value-type="float">
            <text:p>64</text:p>
          </table:table-cell>
          <table:table-cell table:style-name="ce52" table:formula="of:=[.AO38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Boo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4" calcext:value-type="float">
            <text:p>94</text:p>
          </table:table-cell>
          <table:table-cell table:style-name="ce52" table:formula="of:=[.AN39]-[.AQ39] - MOD([.AN39]; 32)" office:value-type="float" office:value="32" calcext:value-type="float">
            <text:p>32</text:p>
          </table:table-cell>
          <table:table-cell table:style-name="ce52" table:formula="of:=[.AO39]-[.AP3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Birdo</text:p>
          </table:table-cell>
          <table:table-cell table:style-name="ce13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number-columns-repeated="3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9" calcext:value-type="float">
            <text:p>29</text:p>
          </table:table-cell>
          <table:table-cell table:style-name="ce52" table:formula="of:=[.AN40]-[.AQ40] - MOD([.AN40]; 32)" office:value-type="float" office:value="60" calcext:value-type="float">
            <text:p>60</text:p>
          </table:table-cell>
          <table:table-cell table:style-name="ce52" table:formula="of:=[.AO40]-[.AP40]*2" office:value-type="float" office:value="40" calcext:value-type="float">
            <text:p>4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Birdo's egg</text:p>
          </table:table-cell>
          <table:table-cell table:style-name="ce13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style-name="ce27" office:value-type="string" calcext:value-type="string">
            <text:p>No</text:p>
          </table:table-cell>
          <table:table-cell table:number-columns-repeated="3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28" calcext:value-type="float">
            <text:p>28</text:p>
          </table:table-cell>
          <table:table-cell table:style-name="ce52" table:formula="of:=[.AN41]" office:value-type="float" office:value="24" calcext:value-type="float">
            <text:p>24</text:p>
          </table:table-cell>
          <table:table-cell table:style-name="ce52" table:formula="of:=[.AO41]-[.AP4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string" calcext:value-type="string">
            <text:p>Crystal sphere</text:p>
          </table:table-cell>
          <table:table-cell table:style-name="ce13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Level End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42]-[.AQ42] - MOD([.AN42]; 32)" office:value-type="float" office:value="32" calcext:value-type="float">
            <text:p>32</text:p>
          </table:table-cell>
          <table:table-cell table:style-name="ce52" table:formula="of:=[.AO42]-[.AP4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Eerie (Dino ghost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2" table:style-name="ce25" office:value-type="string" calcext:value-type="string">
            <text:p><text:s/>Yes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43]-[.AQ43] - MOD([.AN43]; 32)" office:value-type="float" office:value="32" calcext:value-type="float">
            <text:p>32</text:p>
          </table:table-cell>
          <table:table-cell table:style-name="ce52" table:formula="of:=[.AO43]-[.AP4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float" office:value="43" calcext:value-type="float">
            <text:p>43</text:p>
          </table:table-cell>
          <table:table-cell table:style-name="ce7" office:value-type="string" calcext:value-type="string">
            <text:p>Boo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2" calcext:value-type="float">
            <text:p>92</text:p>
          </table:table-cell>
          <table:table-cell table:style-name="ce52" table:formula="of:=[.AN44]-[.AQ44] - MOD([.AN44]; 32)" office:value-type="float" office:value="32" calcext:value-type="float">
            <text:p>32</text:p>
          </table:table-cell>
          <table:table-cell table:style-name="ce52" table:formula="of:=[.AO44]-[.AP4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Boo (Big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1" calcext:value-type="float">
            <text:p>91</text:p>
          </table:table-cell>
          <table:table-cell table:style-name="ce52" table:formula="of:=[.AN45]-[.AQ45] - MOD([.AN45]; 32)" office:value-type="float" office:value="120" calcext:value-type="float">
            <text:p>120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Ice Block (Grabbable)</text:p>
          </table:table-cell>
          <table:table-cell table:style-name="ce13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30" calcext:value-type="float">
            <text:p>30</text:p>
          </table:table-cell>
          <table:table-cell table:style-name="ce52" table:formula="of:=[.AN46]-[.AQ46] - MOD([.AN46]; 32)" office:value-type="float" office:value="32" calcext:value-type="float">
            <text:p>32</text:p>
          </table:table-cell>
          <table:table-cell table:style-name="ce52" table:formula="of:=[.AO46]-[.AP4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Donut block (Red)</text:p>
          </table:table-cell>
          <table:table-cell table:style-name="ce14" office:value-type="string" calcext:value-type="string">
            <text:p>Mass 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Enable gravity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47]-[.AQ47] - MOD([.AN47]; 32)" office:value-type="float" office:value="32" calcext:value-type="float">
            <text:p>32</text:p>
          </table:table-cell>
          <table:table-cell table:style-name="ce52" table:formula="of:=[.AO47]-[.AP4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string" calcext:value-type="string">
            <text:p>Lakitu (SMB3)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32" calcext:value-type="float">
            <text:p>32</text:p>
          </table:table-cell>
          <table:table-cell table:style-name="ce52" table:formula="of:=[.AN48]-[.AQ48] - MOD([.AN48]; 32)" office:value-type="float" office:value="48" calcext:value-type="float">
            <text:p>48</text:p>
          </table:table-cell>
          <table:table-cell table:style-name="ce52" table:formula="of:=[.AO48]-[.AP4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7" office:value-type="string" calcext:value-type="string">
            <text:p>Lakitu's ball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31" calcext:value-type="float">
            <text:p>31</text:p>
          </table:table-cell>
          <table:table-cell table:style-name="ce52" table:formula="of:=[.AN49]-[.AQ49] - MOD([.AN49]; 32)" office:value-type="float" office:value="32" calcext:value-type="float">
            <text:p>32</text:p>
          </table:table-cell>
          <table:table-cell table:style-name="ce52" table:formula="of:=[.AO49]-[.AP4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float" office:value="49" calcext:value-type="float">
            <text:p>49</text:p>
          </table:table-cell>
          <table:table-cell table:style-name="ce7" office:value-type="string" calcext:value-type="string">
            <text:p>Toothie Pipe</text:p>
          </table:table-cell>
          <table:table-cell table:style-name="ce13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0]-[.AQ50] - MOD([.AN50]; 32)" office:value-type="float" office:value="32" calcext:value-type="float">
            <text:p>32</text:p>
          </table:table-cell>
          <table:table-cell table:style-name="ce52" table:formula="of:=[.AO50]-[.AP5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string" calcext:value-type="string">
            <text:p>Toothie</text:p>
          </table:table-cell>
          <table:table-cell table:style-name="ce13" office:value-type="string" calcext:value-type="string">
            <text:p>Bulle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1]-[.AQ51] - MOD([.AN51]; 32)" office:value-type="float" office:value="32" calcext:value-type="float">
            <text:p>32</text:p>
          </table:table-cell>
          <table:table-cell table:style-name="ce52" table:formula="of:=[.AO51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float" office:value="51" calcext:value-type="float">
            <text:p>51</text:p>
          </table:table-cell>
          <table:table-cell table:style-name="ce7" office:value-type="string" calcext:value-type="string">
            <text:p>Piranha Plant (Red Turned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2]-[.AQ52] - MOD([.AN52]; 32)" office:value-type="float" office:value="64" calcext:value-type="float">
            <text:p>64</text:p>
          </table:table-cell>
          <table:table-cell table:style-name="ce52" table:formula="of:=[.AO52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float" office:value="52" calcext:value-type="float">
            <text:p>52</text:p>
          </table:table-cell>
          <table:table-cell table:style-name="ce7" office:value-type="string" calcext:value-type="string">
            <text:p>Piranha Plant (Red Horisontal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3]-[.AQ53] - MOD([.AN53]; 32)" office:value-type="float" office:value="32" calcext:value-type="float">
            <text:p>32</text:p>
          </table:table-cell>
          <table:table-cell table:style-name="ce52" table:formula="of:=[.AO53]-[.AP53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string" calcext:value-type="string">
            <text:p>Crab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33" calcext:value-type="float">
            <text:p>33</text:p>
          </table:table-cell>
          <table:table-cell table:style-name="ce52" table:formula="of:=[.AN54]-[.AQ54] - MOD([.AN54]; 32)" office:value-type="float" office:value="32" calcext:value-type="float">
            <text:p>32</text:p>
          </table:table-cell>
          <table:table-cell table:style-name="ce52" table:formula="of:=[.AO54]-[.AP5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float" office:value="54" calcext:value-type="float">
            <text:p>54</text:p>
          </table:table-cell>
          <table:table-cell table:style-name="ce7" office:value-type="string" calcext:value-type="string">
            <text:p>Fighter Fly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34" calcext:value-type="float">
            <text:p>34</text:p>
          </table:table-cell>
          <table:table-cell table:style-name="ce52" table:formula="of:=[.AN55]-[.AQ55] - MOD([.AN55]; 32)" office:value-type="float" office:value="32" calcext:value-type="float">
            <text:p>32</text:p>
          </table:table-cell>
          <table:table-cell table:style-name="ce52" table:formula="of:=[.AO55]-[.AP5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float" office:value="55" calcext:value-type="float">
            <text:p>55</text:p>
          </table:table-cell>
          <table:table-cell table:style-name="ce7" office:value-type="string" calcext:value-type="string">
            <text:p>Beach Koopa 2 (blue)</text:p>
          </table:table-cell>
          <table:table-cell table:style-name="ce13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2" table:formula="of:=[.AN56]-[.AQ56] - MOD([.AN56]; 32)" office:value-type="float" office:value="32" calcext:value-type="float">
            <text:p>32</text:p>
          </table:table-cell>
          <table:table-cell table:style-name="ce52" table:formula="of:=[.AO56]-[.AP56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float" office:value="56" calcext:value-type="float">
            <text:p>56</text:p>
          </table:table-cell>
          <table:table-cell table:style-name="ce7" office:value-type="string" calcext:value-type="string">
            <text:p>Clown car</text:p>
          </table:table-cell>
          <table:table-cell table:style-name="ce13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7]-[.AQ57] - MOD([.AN57]; 32)" office:value-type="float" office:value="128" calcext:value-type="float">
            <text:p>128</text:p>
          </table:table-cell>
          <table:table-cell table:style-name="ce52" table:formula="of:=[.AO57]-[.AP57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float" office:value="57" calcext:value-type="float">
            <text:p>57</text:p>
          </table:table-cell>
          <table:table-cell table:style-name="ce7" office:value-type="string" calcext:value-type="string">
            <text:p>Conveyor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8]-[.AQ58] - MOD([.AN58]; 32)" office:value-type="float" office:value="32" calcext:value-type="float">
            <text:p>32</text:p>
          </table:table-cell>
          <table:table-cell table:style-name="ce52" table:formula="of:=[.AO58]-[.AP5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float" office:value="58" calcext:value-type="float">
            <text:p>58</text:p>
          </table:table-cell>
          <table:table-cell table:style-name="ce7" office:value-type="string" calcext:value-type="string">
            <text:p>Iron Curbstone</text:p>
          </table:table-cell>
          <table:table-cell table:style-name="ce13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59]-[.AQ59] - MOD([.AN59]; 32)" office:value-type="float" office:value="32" calcext:value-type="float">
            <text:p>32</text:p>
          </table:table-cell>
          <table:table-cell table:style-name="ce52" table:formula="of:=[.AO59]-[.AP5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float" office:value="59" calcext:value-type="float">
            <text:p>59</text:p>
          </table:table-cell>
          <table:table-cell table:style-name="ce7" office:value-type="string" calcext:value-type="string">
            <text:p>Switch Goomba Yellow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toggle yellow switch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2" table:formula="of:=[.AN60]-[.AQ60] - MOD([.AN60]; 32)" office:value-type="float" office:value="32" calcext:value-type="float">
            <text:p>32</text:p>
          </table:table-cell>
          <table:table-cell table:style-name="ce52" table:formula="of:=[.AO60]-[.AP60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float" office:value="60" calcext:value-type="float">
            <text:p>60</text:p>
          </table:table-cell>
          <table:table-cell table:style-name="ce7" office:value-type="string" calcext:value-type="string">
            <text:p>Platform Yellow</text:p>
          </table:table-cell>
          <table:table-cell table:style-name="ce13" office:value-type="string" calcext:value-type="string">
            <text:p>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3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61]-[.AQ61] - MOD([.AN61]; 32)" office:value-type="float" office:value="32" calcext:value-type="float">
            <text:p>32</text:p>
          </table:table-cell>
          <table:table-cell table:style-name="ce52" table:formula="of:=[.AO61]-[.AP61]*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float" office:value="61" calcext:value-type="float">
            <text:p>61</text:p>
          </table:table-cell>
          <table:table-cell table:style-name="ce7" office:value-type="string" calcext:value-type="string">
            <text:p>Switch Goomba Blue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toggle blue switch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2" table:formula="of:=[.AN62]-[.AQ62] - MOD([.AN62]; 32)" office:value-type="float" office:value="32" calcext:value-type="float">
            <text:p>32</text:p>
          </table:table-cell>
          <table:table-cell table:style-name="ce52" table:formula="of:=[.AO62]-[.AP62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float" office:value="62" calcext:value-type="float">
            <text:p>62</text:p>
          </table:table-cell>
          <table:table-cell table:style-name="ce7" office:value-type="string" calcext:value-type="string">
            <text:p>Platform Blue</text:p>
          </table:table-cell>
          <table:table-cell table:style-name="ce13" office:value-type="string" calcext:value-type="string">
            <text:p>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3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63]-[.AQ63] - MOD([.AN63]; 32)" office:value-type="float" office:value="32" calcext:value-type="float">
            <text:p>32</text:p>
          </table:table-cell>
          <table:table-cell table:style-name="ce52" table:formula="of:=[.AO63]-[.AP63]*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Switch Goomba Green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toggle green switch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2" table:formula="of:=[.AN64]-[.AQ64] - MOD([.AN64]; 32)" office:value-type="float" office:value="32" calcext:value-type="float">
            <text:p>32</text:p>
          </table:table-cell>
          <table:table-cell table:style-name="ce52" table:formula="of:=[.AO64]-[.AP64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Platform Green</text:p>
          </table:table-cell>
          <table:table-cell table:style-name="ce13" office:value-type="string" calcext:value-type="string">
            <text:p>Platform</text:p>
          </table:table-cell>
          <table:table-cell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number-columns-repeated="3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65]-[.AQ65] - MOD([.AN65]; 32)" office:value-type="float" office:value="32" calcext:value-type="float">
            <text:p>32</text:p>
          </table:table-cell>
          <table:table-cell table:style-name="ce52" table:formula="of:=[.AO65]-[.AP65]*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5" office:value-type="float" office:value="65" calcext:value-type="float">
            <text:p>65</text:p>
          </table:table-cell>
          <table:table-cell table:style-name="ce9" office:value-type="string" calcext:value-type="string">
            <text:p>Switch Goomba Red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toggle red switch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2" table:formula="of:=[.AN66]-[.AQ66] - MOD([.AN66]; 32)" office:value-type="float" office:value="32" calcext:value-type="float">
            <text:p>32</text:p>
          </table:table-cell>
          <table:table-cell table:style-name="ce52" table:formula="of:=[.AO66]-[.AP66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Platform Red</text:p>
          </table:table-cell>
          <table:table-cell table:style-name="ce13" office:value-type="string" calcext:value-type="string">
            <text:p>Platform</text:p>
          </table:table-cell>
          <table:table-cell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number-columns-repeated="3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67]-[.AQ67] - MOD([.AN67]; 32)" office:value-type="float" office:value="32" calcext:value-type="float">
            <text:p>32</text:p>
          </table:table-cell>
          <table:table-cell table:style-name="ce52" table:formula="of:=[.AO67]-[.AP67]*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Pipe Horisontal x4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68]-[.AQ68] - MOD([.AN68]; 32)" office:value-type="float" office:value="32" calcext:value-type="float">
            <text:p>32</text:p>
          </table:table-cell>
          <table:table-cell table:style-name="ce52" table:formula="of:=[.AO68]-[.AP68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Pipe Horisontal x8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69]-[.AQ69] - MOD([.AN69]; 32)" office:value-type="float" office:value="32" calcext:value-type="float">
            <text:p>32</text:p>
          </table:table-cell>
          <table:table-cell table:style-name="ce52" table:formula="of:=[.AO69]-[.AP69]*2" office:value-type="float" office:value="256" calcext:value-type="float">
            <text:p>2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56" calcext:value-type="float">
            <text:p>2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float" office:value="69" calcext:value-type="float">
            <text:p>69</text:p>
          </table:table-cell>
          <table:table-cell table:style-name="ce9" office:value-type="string" calcext:value-type="string">
            <text:p>Pipe Vertical x4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70]-[.AQ70] - MOD([.AN70]; 32)" office:value-type="float" office:value="128" calcext:value-type="float">
            <text:p>128</text:p>
          </table:table-cell>
          <table:table-cell table:style-name="ce52" table:formula="of:=[.AO70]-[.AP7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Pipe Vertical x8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71]-[.AQ71] - MOD([.AN71]; 32)" office:value-type="float" office:value="256" calcext:value-type="float">
            <text:p>256</text:p>
          </table:table-cell>
          <table:table-cell table:style-name="ce52" table:formula="of:=[.AO71]-[.AP7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Goomba (Big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2" table:formula="of:=[.AN72]" office:value-type="float" office:value="46" calcext:value-type="float">
            <text:p>46</text:p>
          </table:table-cell>
          <table:table-cell table:style-name="ce52" table:formula="of:=[.AO72]" office:value-type="float" office:value="48" calcext:value-type="float">
            <text:p>4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string" calcext:value-type="string">
            <text:p>Koopa (Big 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47" calcext:value-type="float">
            <text:p>47</text:p>
          </table:table-cell>
          <table:table-cell table:style-name="ce52" table:formula="of:=[.AN73]-[.AQ73] - MOD([.AN73]; 32)" office:value-type="float" office:value="48" calcext:value-type="float">
            <text:p>48</text:p>
          </table:table-cell>
          <table:table-cell table:style-name="ce52" table:formula="of:=[.AO73]" office:value-type="float" office:value="48" calcext:value-type="float">
            <text:p>4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-16" calcext:value-type="float">
            <text:p>-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5" office:value-type="float" office:value="73" calcext:value-type="float">
            <text:p>73</text:p>
          </table:table-cell>
          <table:table-cell table:style-name="ce9" office:value-type="string" calcext:value-type="string">
            <text:p>Koopa's shell (Big 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 MV/nothing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[.AO74]" office:value-type="float" office:value="44" calcext:value-type="float">
            <text:p>4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44" calcext:value-type="float">
            <text:p>4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office:value-type="float" office:value="74" calcext:value-type="float">
            <text:p>74</text:p>
          </table:table-cell>
          <table:table-cell table:style-name="ce9" office:value-type="string" calcext:value-type="string">
            <text:p>Piranha plant (Big red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75]-[.AQ75] - MOD([.AN75]; 32)" office:value-type="float" office:value="64" calcext:value-type="float">
            <text:p>64</text:p>
          </table:table-cell>
          <table:table-cell table:style-name="ce52" table:formula="of:=[.AO75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5" office:value-type="float" office:value="75" calcext:value-type="float">
            <text:p>75</text:p>
          </table:table-cell>
          <table:table-cell table:style-name="ce9" office:value-type="string" calcext:value-type="string">
            <text:p>Toad Jumping</text:p>
          </table:table-cell>
          <table:table-cell table:style-name="ce14" office:value-type="string" calcext:value-type="string">
            <text:p>People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76]-[.AQ76]" office:value-type="float" office:value="48" calcext:value-type="float">
            <text:p>48</text:p>
          </table:table-cell>
          <table:table-cell table:style-name="ce52" table:formula="of:=[.AO76]" office:value-type="float" office:value="38" calcext:value-type="float">
            <text:p>3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5" office:value-type="float" office:value="76" calcext:value-type="float">
            <text:p>76</text:p>
          </table:table-cell>
          <table:table-cell table:style-name="ce9" office:value-type="string" calcext:value-type="string">
            <text:p>Para-Koopa (Green)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style-name="ce52" table:formula="of:=[.AN77]-[.AQ77] - MOD([.AN77]; 32)" office:value-type="float" office:value="32" calcext:value-type="float">
            <text:p>32</text:p>
          </table:table-cell>
          <table:table-cell table:style-name="ce52" table:formula="of:=[.AO77]-[.AP77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5" office:value-type="float" office:value="77" calcext:value-type="float">
            <text:p>77</text:p>
          </table:table-cell>
          <table:table-cell table:style-name="ce9" office:value-type="string" calcext:value-type="string">
            <text:p>Ninja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Jump on</text:p>
            <text:p>cliff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49" calcext:value-type="float">
            <text:p>49</text:p>
          </table:table-cell>
          <table:table-cell table:style-name="ce52" table:formula="of:=[.AN78]-[.AQ78] - MOD([.AN78]; 32)" office:value-type="float" office:value="32" calcext:value-type="float">
            <text:p>32</text:p>
          </table:table-cell>
          <table:table-cell table:style-name="ce52" table:formula="of:=[.AO78]-[.AP7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5" office:value-type="float" office:value="78" calcext:value-type="float">
            <text:p>78</text:p>
          </table:table-cell>
          <table:table-cell table:style-name="ce9" office:value-type="string" calcext:value-type="string">
            <text:p>Tractor caterpillars</text:p>
          </table:table-cell>
          <table:table-cell table:style-name="ce14" office:value-type="string" calcext:value-type="string">
            <text:p>Scenery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79]-[.AQ79] - MOD([.AN79]; 32)" office:value-type="float" office:value="32" calcext:value-type="float">
            <text:p>32</text:p>
          </table:table-cell>
          <table:table-cell table:style-name="ce52" table:formula="of:=[.AO79]-[.AP79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5" office:value-type="float" office:value="79" calcext:value-type="float">
            <text:p>79</text:p>
          </table:table-cell>
          <table:table-cell table:style-name="ce9" office:value-type="string" calcext:value-type="string">
            <text:p>Wood block x2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0]-[.AQ80] - MOD([.AN80]; 32)" office:value-type="float" office:value="32" calcext:value-type="float">
            <text:p>32</text:p>
          </table:table-cell>
          <table:table-cell table:style-name="ce52" table:formula="of:=[.AO80]-[.AP80]*2" office:value-type="float" office:value="64" calcext:value-type="float">
            <text:p>6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64" calcext:value-type="float">
            <text:p>6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 office:value-type="float" office:value="80" calcext:value-type="float">
            <text:p>80</text:p>
          </table:table-cell>
          <table:table-cell table:style-name="ce9" office:value-type="string" calcext:value-type="string">
            <text:p>Wood block x4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1]-[.AQ81] - MOD([.AN81]; 32)" office:value-type="float" office:value="32" calcext:value-type="float">
            <text:p>32</text:p>
          </table:table-cell>
          <table:table-cell table:style-name="ce52" table:formula="of:=[.AO81]-[.AP81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float" office:value="81" calcext:value-type="float">
            <text:p>81</text:p>
          </table:table-cell>
          <table:table-cell table:style-name="ce9" office:value-type="string" calcext:value-type="string">
            <text:p>Wood block x4 2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2]-[.AQ82] - MOD([.AN82]; 32)" office:value-type="float" office:value="32" calcext:value-type="float">
            <text:p>32</text:p>
          </table:table-cell>
          <table:table-cell table:style-name="ce52" table:formula="of:=[.AO82]-[.AP82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5" office:value-type="float" office:value="82" calcext:value-type="float">
            <text:p>82</text:p>
          </table:table-cell>
          <table:table-cell table:style-name="ce9" office:value-type="string" calcext:value-type="string">
            <text:p>Wood block x4 3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3]-[.AQ83] - MOD([.AN83]; 32)" office:value-type="float" office:value="32" calcext:value-type="float">
            <text:p>32</text:p>
          </table:table-cell>
          <table:table-cell table:style-name="ce52" table:formula="of:=[.AO83]-[.AP83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5" office:value-type="float" office:value="83" calcext:value-type="float">
            <text:p>83</text:p>
          </table:table-cell>
          <table:table-cell table:style-name="ce9" office:value-type="string" calcext:value-type="string">
            <text:p>Wood block x8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4]-[.AQ84] - MOD([.AN84]; 32)" office:value-type="float" office:value="32" calcext:value-type="float">
            <text:p>32</text:p>
          </table:table-cell>
          <table:table-cell table:style-name="ce52" table:formula="of:=[.AO84]-[.AP84]*2" office:value-type="float" office:value="256" calcext:value-type="float">
            <text:p>2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56" calcext:value-type="float">
            <text:p>2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5" office:value-type="float" office:value="84" calcext:value-type="float">
            <text:p>84</text:p>
          </table:table-cell>
          <table:table-cell table:style-name="ce9" office:value-type="string" calcext:value-type="string">
            <text:p>Bowser's statue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5]-[.AQ85] - MOD([.AN85]; 32)" office:value-type="float" office:value="64" calcext:value-type="float">
            <text:p>64</text:p>
          </table:table-cell>
          <table:table-cell table:style-name="ce52" table:formula="of:=[.AO85]-[.AP8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5" office:value-type="float" office:value="85" calcext:value-type="float">
            <text:p>85</text:p>
          </table:table-cell>
          <table:table-cell table:style-name="ce9" office:value-type="string" calcext:value-type="string">
            <text:p>Bowser's statue's fire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6]" office:value-type="float" office:value="16" calcext:value-type="float">
            <text:p>16</text:p>
          </table:table-cell>
          <table:table-cell table:style-name="ce52" table:formula="of:=[.AO86]-[.AP8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5" office:value-type="float" office:value="86" calcext:value-type="float">
            <text:p>86</text:p>
          </table:table-cell>
          <table:table-cell table:style-name="ce9" office:value-type="string" calcext:value-type="string">
            <text:p>Bowser (SMB-3)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0" calcext:value-type="float">
            <text:p>140</text:p>
          </table:table-cell>
          <table:table-cell table:style-name="ce52" table:formula="of:=[.AN87]" office:value-type="float" office:value="80" calcext:value-type="float">
            <text:p>80</text:p>
          </table:table-cell>
          <table:table-cell table:style-name="ce52" table:formula="of:=[.AO87]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4" calcext:value-type="float">
            <text:p>64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8000" calcext:value-type="float">
            <text:p>8000</text:p>
          </table:table-cell>
          <table:table-cell table:style-name="ce52" office:value-type="float" office:value="200" calcext:value-type="float">
            <text:p>20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5" office:value-type="float" office:value="87" calcext:value-type="float">
            <text:p>87</text:p>
          </table:table-cell>
          <table:table-cell table:style-name="ce9" office:value-type="string" calcext:value-type="string">
            <text:p>Bowser's fire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8]-[.AQ88] - MOD([.AN88]; 32)" office:value-type="float" office:value="32" calcext:value-type="float">
            <text:p>32</text:p>
          </table:table-cell>
          <table:table-cell table:style-name="ce52" table:formula="of:=[.AO88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5" office:value-type="float" office:value="88" calcext:value-type="float">
            <text:p>88</text:p>
          </table:table-cell>
          <table:table-cell table:style-name="ce9" office:value-type="string" calcext:value-type="string">
            <text:p>Coin (Gold)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89]-[.AQ89] - MOD([.AN89]; 32)" office:value-type="float" office:value="32" calcext:value-type="float">
            <text:p>32</text:p>
          </table:table-cell>
          <table:table-cell table:style-name="ce52" table:formula="of:=[.AO89]-[.AP89]*2" office:value-type="float" office:value="20" calcext:value-type="float">
            <text:p>2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5" office:value-type="float" office:value="89" calcext:value-type="float">
            <text:p>89</text:p>
          </table:table-cell>
          <table:table-cell table:style-name="ce9" office:value-type="string" calcext:value-type="string">
            <text:p>Goomba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0]-[.AQ90] - MOD([.AN90]; 32)" office:value-type="float" office:value="32" calcext:value-type="float">
            <text:p>32</text:p>
          </table:table-cell>
          <table:table-cell table:style-name="ce52" table:formula="of:=[.AO90]-[.AP9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float" office:value="90" calcext:value-type="float">
            <text:p>90</text:p>
          </table:table-cell>
          <table:table-cell table:style-name="ce9" office:value-type="string" calcext:value-type="string">
            <text:p>1up mur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1]-[.AQ91] - MOD([.AN91]; 32)" office:value-type="float" office:value="32" calcext:value-type="float">
            <text:p>32</text:p>
          </table:table-cell>
          <table:table-cell table:style-name="ce52" table:formula="of:=[.AO91]-[.AP9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string" calcext:value-type="string">
            <text:p>1up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float" office:value="91" calcext:value-type="float">
            <text:p>91</text:p>
          </table:table-cell>
          <table:table-cell table:style-name="ce9" office:value-type="string" calcext:value-type="string">
            <text:p>Herb (have contents)</text:p>
          </table:table-cell>
          <table:table-cell table:style-name="ce14" office:value-type="string" calcext:value-type="string">
            <text:p>Container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2]" office:value-type="float" office:value="16" calcext:value-type="float">
            <text:p>16</text:p>
          </table:table-cell>
          <table:table-cell table:style-name="ce52" table:formula="of:=[.AO92]-[.AP9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ing NP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5" office:value-type="float" office:value="92" calcext:value-type="float">
            <text:p>92</text:p>
          </table:table-cell>
          <table:table-cell table:style-name="ce9" office:value-type="string" calcext:value-type="string">
            <text:p>Vegatable Onions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3]-[.AQ93] - MOD([.AN93]; 32)" office:value-type="float" office:value="32" calcext:value-type="float">
            <text:p>32</text:p>
          </table:table-cell>
          <table:table-cell table:style-name="ce52" table:formula="of:=[.AO93]-[.AP9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5" office:value-type="float" office:value="93" calcext:value-type="float">
            <text:p>93</text:p>
          </table:table-cell>
          <table:table-cell table:style-name="ce9" office:value-type="string" calcext:value-type="string">
            <text:p>Piranha plant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4]" office:value-type="float" office:value="48" calcext:value-type="float">
            <text:p>48</text:p>
          </table:table-cell>
          <table:table-cell table:style-name="ce52" table:formula="of:=[.AO94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 office:value-type="float" office:value="94" calcext:value-type="float">
            <text:p>94</text:p>
          </table:table-cell>
          <table:table-cell table:style-name="ce9" office:value-type="string" calcext:value-type="string">
            <text:p>Toad</text:p>
          </table:table-cell>
          <table:table-cell table:style-name="ce14" office:value-type="string" calcext:value-type="string">
            <text:p>People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5]" office:value-type="float" office:value="54" calcext:value-type="float">
            <text:p>54</text:p>
          </table:table-cell>
          <table:table-cell table:style-name="ce52" table:formula="of:=[.AO95]-[.AP9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5" office:value-type="float" office:value="95" calcext:value-type="float">
            <text:p>95</text:p>
          </table:table-cell>
          <table:table-cell table:style-name="ce9" office:value-type="string" calcext:value-type="string">
            <text:p>Yoshi Green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6]-[.AQ96] - MOD([.AN96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5" office:value-type="float" office:value="96" calcext:value-type="float">
            <text:p>96</text:p>
          </table:table-cell>
          <table:table-cell table:style-name="ce9" office:value-type="string" calcext:value-type="string">
            <text:p>Color eggs</text:p>
          </table:table-cell>
          <table:table-cell table:style-name="ce14" office:value-type="string" calcext:value-type="string">
            <text:p>Container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56" calcext:value-type="float">
            <text:p>56</text:p>
          </table:table-cell>
          <table:table-cell table:style-name="ce52" table:formula="of:=[.AN97]-[.AQ97] - MOD([.AN97]; 32)" office:value-type="float" office:value="32" calcext:value-type="float">
            <text:p>32</text:p>
          </table:table-cell>
          <table:table-cell table:style-name="ce52" table:formula="of:=[.AO97]-[.AP9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ing NP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5" office:value-type="float" office:value="97" calcext:value-type="float">
            <text:p>97</text:p>
          </table:table-cell>
          <table:table-cell table:style-name="ce9" office:value-type="string" calcext:value-type="string">
            <text:p>Star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Level End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8]-[.AQ98] - MOD([.AN98]; 32)" office:value-type="float" office:value="32" calcext:value-type="float">
            <text:p>32</text:p>
          </table:table-cell>
          <table:table-cell table:style-name="ce52" table:formula="of:=[.AO98]-[.AP9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5" office:value-type="float" office:value="98" calcext:value-type="float">
            <text:p>98</text:p>
          </table:table-cell>
          <table:table-cell table:style-name="ce9" office:value-type="string" calcext:value-type="string">
            <text:p>Yoshi Blue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99]-[.AQ99] - MOD([.AN99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Yoshi Yellow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0]-[.AQ100] - MOD([.AN100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Yoshi Red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1]-[.AQ101] - MOD([.AN101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 office:value-type="float" office:value="101" calcext:value-type="float">
            <text:p>101</text:p>
          </table:table-cell>
          <table:table-cell table:style-name="ce9" office:value-type="string" calcext:value-type="string">
            <text:p>Luigi</text:p>
          </table:table-cell>
          <table:table-cell table:style-name="ce14" office:value-type="string" calcext:value-type="string">
            <text:p>People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2]" office:value-type="float" office:value="62" calcext:value-type="float">
            <text:p>62</text:p>
          </table:table-cell>
          <table:table-cell table:style-name="ce52" table:formula="of:=[.AO102]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02" calcext:value-type="float">
            <text:p>102</text:p>
          </table:table-cell>
          <table:table-cell table:style-name="ce9" office:value-type="string" calcext:value-type="string">
            <text:p>Link</text:p>
          </table:table-cell>
          <table:table-cell table:style-name="ce14" office:value-type="string" calcext:value-type="string">
            <text:p>People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3]-[.AQ103] - MOD([.AN103]; 32)" office:value-type="float" office:value="64" calcext:value-type="float">
            <text:p>64</text:p>
          </table:table-cell>
          <table:table-cell table:style-name="ce52" table:formula="of:=[.AO103]-[.AP10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03" calcext:value-type="float">
            <text:p>103</text:p>
          </table:table-cell>
          <table:table-cell table:style-name="ce9" office:value-type="string" calcext:value-type="string">
            <text:p>Coin (Red)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4]-[.AQ104] - MOD([.AN104]; 32)" office:value-type="float" office:value="32" calcext:value-type="float">
            <text:p>32</text:p>
          </table:table-cell>
          <table:table-cell table:style-name="ce52" table:formula="of:=[.AO104]-[.AP104]*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04" calcext:value-type="float">
            <text:p>104</text:p>
          </table:table-cell>
          <table:table-cell table:style-name="ce9" office:value-type="string" calcext:value-type="string">
            <text:p>Wood platform (fall because mass)</text:p>
          </table:table-cell>
          <table:table-cell table:style-name="ce14" office:value-type="string" calcext:value-type="string">
            <text:p>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Enable gravity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5]-[.AQ105] - MOD([.AN105]; 32)" office:value-type="float" office:value="32" calcext:value-type="float">
            <text:p>32</text:p>
          </table:table-cell>
          <table:table-cell table:style-name="ce52" table:formula="of:=[.AO105]-[.AP105]*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5" office:value-type="float" office:value="105" calcext:value-type="float">
            <text:p>105</text:p>
          </table:table-cell>
          <table:table-cell table:style-name="ce9" office:value-type="string" calcext:value-type="string">
            <text:p>Thin platform</text:p>
          </table:table-cell>
          <table:table-cell table:style-name="ce14" office:value-type="string" calcext:value-type="string">
            <text:p>Mass 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Enable gravity if stand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6]-[.AQ106]" office:value-type="float" office:value="22" calcext:value-type="float">
            <text:p>22</text:p>
          </table:table-cell>
          <table:table-cell table:style-name="ce52" table:formula="of:=[.AO106]-[.AP106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5" office:value-type="float" office:value="106" calcext:value-type="float">
            <text:p>106</text:p>
          </table:table-cell>
          <table:table-cell table:style-name="ce9" office:value-type="string" calcext:value-type="string">
            <text:p>Iron platform</text:p>
          </table:table-cell>
          <table:table-cell table:style-name="ce14" office:value-type="string" calcext:value-type="string">
            <text:p>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7]-[.AQ107]" office:value-type="float" office:value="16" calcext:value-type="float">
            <text:p>16</text:p>
          </table:table-cell>
          <table:table-cell table:style-name="ce52" table:formula="of:=[.AO107]-[.AP107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5" office:value-type="float" office:value="107" calcext:value-type="float">
            <text:p>107</text:p>
          </table:table-cell>
          <table:table-cell table:style-name="ce9" office:value-type="string" calcext:value-type="string">
            <text:p>Ping Bob-omb</text:p>
          </table:table-cell>
          <table:table-cell table:style-name="ce14" office:value-type="string" calcext:value-type="string">
            <text:p>Peopl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8]" office:value-type="float" office:value="38" calcext:value-type="float">
            <text:p>38</text:p>
          </table:table-cell>
          <table:table-cell table:style-name="ce52" table:formula="of:=[.AO108]-[.AP108]*2-16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5" office:value-type="float" office:value="108" calcext:value-type="float">
            <text:p>108</text:p>
          </table:table-cell>
          <table:table-cell table:style-name="ce9" office:value-type="string" calcext:value-type="string">
            <text:p>Yoshi's Fireball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09]-[.AQ109] - MOD([.AN109]; 32)" office:value-type="float" office:value="32" calcext:value-type="float">
            <text:p>32</text:p>
          </table:table-cell>
          <table:table-cell table:style-name="ce52" table:formula="of:=[.AO109]-[.AP10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5" office:value-type="float" office:value="109" calcext:value-type="float">
            <text:p>109</text:p>
          </table:table-cell>
          <table:table-cell table:style-name="ce9" office:value-type="string" calcext:value-type="string">
            <text:p>Koopa (SMW 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+spawn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0]-[.AQ110] - MOD([.AN110]; 32)" office:value-type="float" office:value="32" calcext:value-type="float">
            <text:p>32</text:p>
          </table:table-cell>
          <table:table-cell table:style-name="ce52" table:formula="of:=[.AO110]-[.AP11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110" calcext:value-type="float">
            <text:p>110</text:p>
          </table:table-cell>
          <table:table-cell table:style-name="ce9" office:value-type="string" calcext:value-type="string">
            <text:p>Koopa (SMW red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+spawn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1]-[.AQ111] - MOD([.AN111]; 32)" office:value-type="float" office:value="32" calcext:value-type="float">
            <text:p>32</text:p>
          </table:table-cell>
          <table:table-cell table:style-name="ce52" table:formula="of:=[.AO111]-[.AP11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5" office:value-type="float" office:value="111" calcext:value-type="float">
            <text:p>111</text:p>
          </table:table-cell>
          <table:table-cell table:style-name="ce9" office:value-type="string" calcext:value-type="string">
            <text:p>Koopa (SMW blue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 /</text:p>
            <text:p>Yoshi can fly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+spawn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2]-[.AQ112] - MOD([.AN112]; 32)" office:value-type="float" office:value="32" calcext:value-type="float">
            <text:p>32</text:p>
          </table:table-cell>
          <table:table-cell table:style-name="ce52" table:formula="of:=[.AO112]-[.AP11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5" office:value-type="float" office:value="112" calcext:value-type="float">
            <text:p>112</text:p>
          </table:table-cell>
          <table:table-cell table:style-name="ce9" office:value-type="string" calcext:value-type="string">
            <text:p>Koopa (SMW yellow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+spawn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3]-[.AQ113] - MOD([.AN113]; 32)" office:value-type="float" office:value="32" calcext:value-type="float">
            <text:p>32</text:p>
          </table:table-cell>
          <table:table-cell table:style-name="ce52" table:formula="of:=[.AO113]-[.AP11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5" office:value-type="float" office:value="113" calcext:value-type="float">
            <text:p>113</text:p>
          </table:table-cell>
          <table:table-cell table:style-name="ce9" office:value-type="string" calcext:value-type="string">
            <text:p>Koopa's shell (SMW green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 MV/nothing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4]-[.AQ114] - MOD([.AN114]; 32)" office:value-type="float" office:value="32" calcext:value-type="float">
            <text:p>32</text:p>
          </table:table-cell>
          <table:table-cell table:style-name="ce52" table:formula="of:=[.AO114]-[.AP11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14" calcext:value-type="float">
            <text:p>114</text:p>
          </table:table-cell>
          <table:table-cell table:style-name="ce9" office:value-type="string" calcext:value-type="string">
            <text:p>Koopa's shell (SMW red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 MV/nothing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5]-[.AQ115] - MOD([.AN115]; 32)" office:value-type="float" office:value="32" calcext:value-type="float">
            <text:p>32</text:p>
          </table:table-cell>
          <table:table-cell table:style-name="ce52" table:formula="of:=[.AO115]-[.AP11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5" office:value-type="float" office:value="115" calcext:value-type="float">
            <text:p>115</text:p>
          </table:table-cell>
          <table:table-cell table:style-name="ce9" office:value-type="string" calcext:value-type="string">
            <text:p>Koopa's shell (SMW blue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 /</text:p>
            <text:p>Yoshi can fly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 MV/nothing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6]-[.AQ116] - MOD([.AN116]; 32)" office:value-type="float" office:value="32" calcext:value-type="float">
            <text:p>32</text:p>
          </table:table-cell>
          <table:table-cell table:style-name="ce52" table:formula="of:=[.AO116]-[.AP11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5" office:value-type="float" office:value="116" calcext:value-type="float">
            <text:p>116</text:p>
          </table:table-cell>
          <table:table-cell table:style-name="ce9" office:value-type="string" calcext:value-type="string">
            <text:p>Koopa's shell (SMW yellow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 MV/nothing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17]-[.AQ117] - MOD([.AN117]; 32)" office:value-type="float" office:value="32" calcext:value-type="float">
            <text:p>32</text:p>
          </table:table-cell>
          <table:table-cell table:style-name="ce52" table:formula="of:=[.AO117]-[.AP11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5" office:value-type="float" office:value="117" calcext:value-type="float">
            <text:p>117</text:p>
          </table:table-cell>
          <table:table-cell table:style-name="ce9" office:value-type="string" calcext:value-type="string">
            <text:p>Beach Koopa (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2" table:formula="of:=[.AN118]-[.AQ118] - MOD([.AN118]; 32)" office:value-type="float" office:value="32" calcext:value-type="float">
            <text:p>32</text:p>
          </table:table-cell>
          <table:table-cell table:style-name="ce52" table:formula="of:=[.AO118]-[.AP11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5" office:value-type="float" office:value="118" calcext:value-type="float">
            <text:p>118</text:p>
          </table:table-cell>
          <table:table-cell table:style-name="ce9" office:value-type="string" calcext:value-type="string">
            <text:p>Beach Koopa (Red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2" table:formula="of:=[.AN119]-[.AQ119] - MOD([.AN119]; 32)" office:value-type="float" office:value="32" calcext:value-type="float">
            <text:p>32</text:p>
          </table:table-cell>
          <table:table-cell table:style-name="ce52" table:formula="of:=[.AO119]-[.AP11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119" calcext:value-type="float">
            <text:p>119</text:p>
          </table:table-cell>
          <table:table-cell table:style-name="ce9" office:value-type="string" calcext:value-type="string">
            <text:p>Beach Koopa (Blue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style-name="ce45" office:value-type="string" calcext:value-type="string">
            <text:p>Only behind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2" table:formula="of:=[.AN120]-[.AQ120] - MOD([.AN120]; 32)" office:value-type="float" office:value="32" calcext:value-type="float">
            <text:p>32</text:p>
          </table:table-cell>
          <table:table-cell table:style-name="ce52" table:formula="of:=[.AO120]-[.AP12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5" office:value-type="float" office:value="120" calcext:value-type="float">
            <text:p>120</text:p>
          </table:table-cell>
          <table:table-cell table:style-name="ce9" office:value-type="string" calcext:value-type="string">
            <text:p>Beach Koopa (Yellow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2" table:formula="of:=[.AN121]-[.AQ121] - MOD([.AN121]; 32)" office:value-type="float" office:value="32" calcext:value-type="float">
            <text:p>32</text:p>
          </table:table-cell>
          <table:table-cell table:style-name="ce52" table:formula="of:=[.AO121]-[.AP12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5" office:value-type="float" office:value="121" calcext:value-type="float">
            <text:p>121</text:p>
          </table:table-cell>
          <table:table-cell table:style-name="ce9" office:value-type="string" calcext:value-type="string">
            <text:p>Para-Koopa (SMW 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22]-[.AQ122] - MOD([.AN122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2" calcext:value-type="float">
            <text:p>122</text:p>
          </table:table-cell>
          <table:table-cell table:style-name="ce9" office:value-type="string" calcext:value-type="string">
            <text:p>Para-Koopa (SMW red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23]-[.AQ123] - MOD([.AN123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5" office:value-type="float" office:value="123" calcext:value-type="float">
            <text:p>123</text:p>
          </table:table-cell>
          <table:table-cell table:style-name="ce9" office:value-type="string" calcext:value-type="string">
            <text:p>Para-Koopa (SMW blue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 /</text:p>
            <text:p>Yoshi can fly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24]-[.AQ124] - MOD([.AN124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5" office:value-type="float" office:value="124" calcext:value-type="float">
            <text:p>124</text:p>
          </table:table-cell>
          <table:table-cell table:style-name="ce9" office:value-type="string" calcext:value-type="string">
            <text:p>Para-Koopa (SMW yellow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25]-[.AQ125] - MOD([.AN125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5" office:value-type="float" office:value="125" calcext:value-type="float">
            <text:p>125</text:p>
          </table:table-cell>
          <table:table-cell table:style-name="ce9" office:value-type="string" calcext:value-type="string">
            <text:p>Tinsuit (jackal) (LoZ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3" calcext:value-type="float">
            <text:p>63</text:p>
          </table:table-cell>
          <table:table-cell table:style-name="ce52" table:formula="of:=[.AN126]-[.AQ126] - MOD([.AN126]; 32)" office:value-type="float" office:value="56" calcext:value-type="float">
            <text:p>56</text:p>
          </table:table-cell>
          <table:table-cell table:style-name="ce52" table:formula="of:=[.AO126]-[.AP126]*2" office:value-type="float" office:value="40" calcext:value-type="float">
            <text:p>4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-2" calcext:value-type="float">
            <text:p>-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5" office:value-type="float" office:value="126" calcext:value-type="float">
            <text:p>126</text:p>
          </table:table-cell>
          <table:table-cell table:style-name="ce9" office:value-type="string" calcext:value-type="string">
            <text:p>Bot blue (LoZ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3" calcext:value-type="float">
            <text:p>63</text:p>
          </table:table-cell>
          <table:table-cell table:style-name="ce52" office:value-type="float" office:value="34" calcext:value-type="float">
            <text:p>34</text:p>
          </table:table-cell>
          <table:table-cell table:style-name="ce52" table:formula="of:=[.AO127]-[.AP12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5" office:value-type="float" office:value="127" calcext:value-type="float">
            <text:p>127</text:p>
          </table:table-cell>
          <table:table-cell table:style-name="ce9" office:value-type="string" calcext:value-type="string">
            <text:p>Bot cyan (LoZ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3" calcext:value-type="float">
            <text:p>63</text:p>
          </table:table-cell>
          <table:table-cell table:style-name="ce52" office:value-type="float" office:value="34" calcext:value-type="float">
            <text:p>34</text:p>
          </table:table-cell>
          <table:table-cell table:style-name="ce52" table:formula="of:=[.AO128]-[.AP12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table:style-name="ce9" office:value-type="string" calcext:value-type="string">
            <text:p>Bit (LoZ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3" calcext:value-type="float">
            <text:p>63</text:p>
          </table:table-cell>
          <table:table-cell table:style-name="ce52" office:value-type="float" office:value="34" calcext:value-type="float">
            <text:p>34</text:p>
          </table:table-cell>
          <table:table-cell table:style-name="ce52" table:formula="of:=[.AO129]-[.AP12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 office:value-type="float" office:value="129" calcext:value-type="float">
            <text:p>129</text:p>
          </table:table-cell>
          <table:table-cell table:style-name="ce9" office:value-type="string" calcext:value-type="string">
            <text:p>Twitt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4" calcext:value-type="float">
            <text:p>64</text:p>
          </table:table-cell>
          <table:table-cell table:style-name="ce52" table:formula="of:=[.AN130]-[.AQ130] - MOD([.AN130]; 32)" office:value-type="float" office:value="32" calcext:value-type="float">
            <text:p>32</text:p>
          </table:table-cell>
          <table:table-cell table:style-name="ce52" table:formula="of:=[.AO130]-[.AP13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5" office:value-type="float" office:value="130" calcext:value-type="float">
            <text:p>130</text:p>
          </table:table-cell>
          <table:table-cell table:style-name="ce9" office:value-type="string" calcext:value-type="string">
            <text:p>Snifit (Red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5" calcext:value-type="float">
            <text:p>65</text:p>
          </table:table-cell>
          <table:table-cell table:style-name="ce52" table:formula="of:=[.AN131]-[.AQ131] - MOD([.AN131]; 32)" office:value-type="float" office:value="32" calcext:value-type="float">
            <text:p>32</text:p>
          </table:table-cell>
          <table:table-cell table:style-name="ce52" table:formula="of:=[.AO131]-[.AP13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float" office:value="131" calcext:value-type="float">
            <text:p>131</text:p>
          </table:table-cell>
          <table:table-cell table:style-name="ce9" office:value-type="string" calcext:value-type="string">
            <text:p>Snifit (Blue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6" calcext:value-type="float">
            <text:p>66</text:p>
          </table:table-cell>
          <table:table-cell table:style-name="ce52" table:formula="of:=[.AN132]-[.AQ132] - MOD([.AN132]; 32)" office:value-type="float" office:value="32" calcext:value-type="float">
            <text:p>32</text:p>
          </table:table-cell>
          <table:table-cell table:style-name="ce52" table:formula="of:=[.AO132]-[.AP13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5" office:value-type="float" office:value="132" calcext:value-type="float">
            <text:p>132</text:p>
          </table:table-cell>
          <table:table-cell table:style-name="ce9" office:value-type="string" calcext:value-type="string">
            <text:p>Snifit (Gray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7" calcext:value-type="float">
            <text:p>67</text:p>
          </table:table-cell>
          <table:table-cell table:style-name="ce52" table:formula="of:=[.AN133]-[.AQ133] - MOD([.AN133]; 32)" office:value-type="float" office:value="32" calcext:value-type="float">
            <text:p>32</text:p>
          </table:table-cell>
          <table:table-cell table:style-name="ce52" table:formula="of:=[.AO133]-[.AP13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5" office:value-type="float" office:value="133" calcext:value-type="float">
            <text:p>133</text:p>
          </table:table-cell>
          <table:table-cell table:style-name="ce9" office:value-type="string" calcext:value-type="string">
            <text:p>Snifit's bullet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formula="of:=[.AO134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34" calcext:value-type="float">
            <text:p>134</text:p>
          </table:table-cell>
          <table:table-cell table:style-name="ce9" office:value-type="string" calcext:value-type="string">
            <text:p>Mouser's Bomb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9" calcext:value-type="float">
            <text:p>69</text:p>
          </table:table-cell>
          <table:table-cell table:style-name="ce52" table:formula="of:=[.AN135]-[.AQ135] - MOD([.AN135]; 32)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5" office:value-type="float" office:value="135" calcext:value-type="float">
            <text:p>135</text:p>
          </table:table-cell>
          <table:table-cell table:style-name="ce9" office:value-type="string" calcext:value-type="string">
            <text:p>Bob-omb (SMB2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9" calcext:value-type="float">
            <text:p>69</text:p>
          </table:table-cell>
          <table:table-cell table:style-name="ce52" table:formula="of:=[.AN136]-[.AQ136] - MOD([.AN136]; 32)" office:value-type="float" office:value="32" calcext:value-type="float">
            <text:p>32</text:p>
          </table:table-cell>
          <table:table-cell table:style-name="ce52" table:formula="of:=[.AO136]-[.AP13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5" office:value-type="float" office:value="136" calcext:value-type="float">
            <text:p>136</text:p>
          </table:table-cell>
          <table:table-cell table:style-name="ce9" office:value-type="string" calcext:value-type="string">
            <text:p>Bob-omb (SMB3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72" calcext:value-type="float">
            <text:p>72</text:p>
          </table:table-cell>
          <table:table-cell table:style-name="ce52" table:formula="of:=[.AN137]-[.AQ137] - MOD([.AN137]; 32)" office:value-type="float" office:value="32" calcext:value-type="float">
            <text:p>32</text:p>
          </table:table-cell>
          <table:table-cell table:style-name="ce52" table:formula="of:=[.AO137]-[.AP13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float" office:value="137" calcext:value-type="float">
            <text:p>137</text:p>
          </table:table-cell>
          <table:table-cell table:style-name="ce9" office:value-type="string" calcext:value-type="string">
            <text:p>Bob-omb kicked (SMB3)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72" calcext:value-type="float">
            <text:p>72</text:p>
          </table:table-cell>
          <table:table-cell table:style-name="ce52" table:formula="of:=[.AN138]" office:value-type="float" office:value="28" calcext:value-type="float">
            <text:p>28</text:p>
          </table:table-cell>
          <table:table-cell table:style-name="ce52" table:formula="of:=[.AO138]-[.AP138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38" calcext:value-type="float">
            <text:p>138</text:p>
          </table:table-cell>
          <table:table-cell table:style-name="ce9" office:value-type="string" calcext:value-type="string">
            <text:p>Coin (Gold)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39]-[.AQ139] - MOD([.AN139]; 32)" office:value-type="float" office:value="32" calcext:value-type="float">
            <text:p>32</text:p>
          </table:table-cell>
          <table:table-cell table:style-name="ce52" table:formula="of:=[.AO139]-[.AP139]*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5" office:value-type="float" office:value="139" calcext:value-type="float">
            <text:p>139</text:p>
          </table:table-cell>
          <table:table-cell table:style-name="ce9" office:value-type="string" calcext:value-type="string">
            <text:p>Vegetable onions glasses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0]-[.AQ140] - MOD([.AN140]; 32)" office:value-type="float" office:value="32" calcext:value-type="float">
            <text:p>32</text:p>
          </table:table-cell>
          <table:table-cell table:style-name="ce52" table:formula="of:=[.AO140]-[.AP140]*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5" office:value-type="float" office:value="140" calcext:value-type="float">
            <text:p>140</text:p>
          </table:table-cell>
          <table:table-cell table:style-name="ce9" office:value-type="string" calcext:value-type="string">
            <text:p>Vegetable turnip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1]-[.AQ141] - MOD([.AN141]; 32)" office:value-type="float" office:value="32" calcext:value-type="float">
            <text:p>32</text:p>
          </table:table-cell>
          <table:table-cell table:style-name="ce52" table:formula="of:=[.AO141]-[.AP14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5" office:value-type="float" office:value="141" calcext:value-type="float">
            <text:p>141</text:p>
          </table:table-cell>
          <table:table-cell table:style-name="ce9" office:value-type="string" calcext:value-type="string">
            <text:p>Vegetable radish 1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2]-[.AQ142] - MOD([.AN142]; 32)" office:value-type="float" office:value="32" calcext:value-type="float">
            <text:p>32</text:p>
          </table:table-cell>
          <table:table-cell table:style-name="ce52" table:formula="of:=[.AO142]-[.AP142]*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5" office:value-type="float" office:value="142" calcext:value-type="float">
            <text:p>142</text:p>
          </table:table-cell>
          <table:table-cell table:style-name="ce9" office:value-type="string" calcext:value-type="string">
            <text:p>Vegetable green pumpkin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3]-[.AQ143]" office:value-type="float" office:value="30" calcext:value-type="float">
            <text:p>30</text:p>
          </table:table-cell>
          <table:table-cell table:style-name="ce52" table:formula="of:=[.AO143]-[.AP14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5"/>
          <table:table-cell table:style-name="ce9" office:value-type="string" calcext:value-type="string">
            <text:p>Vegetable small carrots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4]-[.AQ144]" office:value-type="float" office:value="26" calcext:value-type="float">
            <text:p>26</text:p>
          </table:table-cell>
          <table:table-cell table:style-name="ce52" table:formula="of:=[.AO144]-[.AP144]*2" office:value-type="float" office:value="12" calcext:value-type="float">
            <text:p>1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5" office:value-type="float" office:value="144" calcext:value-type="float">
            <text:p>144</text:p>
          </table:table-cell>
          <table:table-cell table:style-name="ce9" office:value-type="string" calcext:value-type="string">
            <text:p>Vegetable radish 2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5]-[.AQ145]" office:value-type="float" office:value="30" calcext:value-type="float">
            <text:p>30</text:p>
          </table:table-cell>
          <table:table-cell table:style-name="ce52" table:formula="of:=[.AO145]-[.AP145]*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5" office:value-type="float" office:value="145" calcext:value-type="float">
            <text:p>145</text:p>
          </table:table-cell>
          <table:table-cell table:style-name="ce9" office:value-type="string" calcext:value-type="string">
            <text:p>Vegetable radish 3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6]-[.AQ146]" office:value-type="float" office:value="28" calcext:value-type="float">
            <text:p>28</text:p>
          </table:table-cell>
          <table:table-cell table:style-name="ce52" table:formula="of:=[.AO146]-[.AP146]*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9" office:value-type="string" calcext:value-type="string">
            <text:p>Vegetable big carrots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7]-[.AQ147] - MOD([.AN147]; 32)" office:value-type="float" office:value="32" calcext:value-type="float">
            <text:p>32</text:p>
          </table:table-cell>
          <table:table-cell table:style-name="ce52" table:formula="of:=[.AO147]-[.AP147]*2" office:value-type="float" office:value="20" calcext:value-type="float">
            <text:p>2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5" office:value-type="float" office:value="147" calcext:value-type="float">
            <text:p>147</text:p>
          </table:table-cell>
          <table:table-cell table:style-name="ce9" office:value-type="string" calcext:value-type="string">
            <text:p>Vegetable (Random)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8]-[.AQ148] - MOD([.AN148]; 32)" office:value-type="float" office:value="32" calcext:value-type="float">
            <text:p>32</text:p>
          </table:table-cell>
          <table:table-cell table:style-name="ce52" table:formula="of:=[.AO148]-[.AP14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5" office:value-type="float" office:value="148" calcext:value-type="float">
            <text:p>148</text:p>
          </table:table-cell>
          <table:table-cell table:style-name="ce9" office:value-type="string" calcext:value-type="string">
            <text:p>Yoshi Gray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49]-[.AQ149] - MOD([.AN149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5" office:value-type="float" office:value="149" calcext:value-type="float">
            <text:p>149</text:p>
          </table:table-cell>
          <table:table-cell table:style-name="ce9" office:value-type="string" calcext:value-type="string">
            <text:p>Yoshi Purpure</text:p>
          </table:table-cell>
          <table:table-cell table:style-name="ce14" office:value-type="string" calcext:value-type="string">
            <text:p>Transpor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0]-[.AQ150] - MOD([.AN150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string" calcext:value-type="string">
            <text:p>Yoshi Pink</text:p>
          </table:table-cell>
          <table:table-cell table:style-name="ce14" office:value-type="string" calcext:value-type="string">
            <text:p>Transpor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1]-[.AQ151] - MOD([.AN151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5" office:value-type="float" office:value="151" calcext:value-type="float">
            <text:p>151</text:p>
          </table:table-cell>
          <table:table-cell table:style-name="ce9" office:value-type="string" calcext:value-type="string">
            <text:p>Information Sign</text:p>
          </table:table-cell>
          <table:table-cell table:style-name="ce14" office:value-type="string" calcext:value-type="string">
            <text:p>Scener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2]-[.AQ152] - MOD([.AN152]; 32)" office:value-type="float" office:value="48" calcext:value-type="float">
            <text:p>48</text:p>
          </table:table-cell>
          <table:table-cell table:style-name="ce52" table:formula="of:=[.AO152]-[.AP152]*2" office:value-type="float" office:value="64" calcext:value-type="float">
            <text:p>6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48" calcext:value-type="float">
            <text:p>48</text:p>
          </table:table-cell>
          <table:table-cell table:style-name="ce52" office:value-type="float" office:value="-8" calcext:value-type="float">
            <text:p>-8</text:p>
          </table:table-cell>
          <table:table-cell table:style-name="ce52" office:value-type="float" office:value="-16" calcext:value-type="float">
            <text:p>-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5" office:value-type="float" office:value="152" calcext:value-type="float">
            <text:p>152</text:p>
          </table:table-cell>
          <table:table-cell table:style-name="ce9" office:value-type="string" calcext:value-type="string">
            <text:p>Gold ring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3]-[.AQ153] - MOD([.AN153]; 32)" office:value-type="float" office:value="32" calcext:value-type="float">
            <text:p>32</text:p>
          </table:table-cell>
          <table:table-cell table:style-name="ce52" table:formula="of:=[.AO153]-[.AP15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5" office:value-type="float" office:value="153" calcext:value-type="float">
            <text:p>153</text:p>
          </table:table-cell>
          <table:table-cell table:style-name="ce10" office:value-type="string" calcext:value-type="string">
            <text:p>Poison mu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+Hurt player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4]-[.AQ154] - MOD([.AN154]; 32)" office:value-type="float" office:value="32" calcext:value-type="float">
            <text:p>32</text:p>
          </table:table-cell>
          <table:table-cell table:style-name="ce52" table:formula="of:=[.AO154]-[.AP15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 office:value-type="float" office:value="154" calcext:value-type="float">
            <text:p>154</text:p>
          </table:table-cell>
          <table:table-cell table:style-name="ce9" office:value-type="string" calcext:value-type="string">
            <text:p>Mushroom Block 1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5]-[.AQ155] - MOD([.AN155]; 32)" office:value-type="float" office:value="32" calcext:value-type="float">
            <text:p>32</text:p>
          </table:table-cell>
          <table:table-cell table:style-name="ce52" table:formula="of:=[.AO155]-[.AP15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9" office:value-type="string" calcext:value-type="string">
            <text:p>Mushroom Block 2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6]-[.AQ156] - MOD([.AN156]; 32)" office:value-type="float" office:value="32" calcext:value-type="float">
            <text:p>32</text:p>
          </table:table-cell>
          <table:table-cell table:style-name="ce52" table:formula="of:=[.AO156]-[.AP15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5" office:value-type="float" office:value="156" calcext:value-type="float">
            <text:p>156</text:p>
          </table:table-cell>
          <table:table-cell table:style-name="ce9" office:value-type="string" calcext:value-type="string">
            <text:p>Mushroom Block 3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7]-[.AQ157] - MOD([.AN157]; 32)" office:value-type="float" office:value="32" calcext:value-type="float">
            <text:p>32</text:p>
          </table:table-cell>
          <table:table-cell table:style-name="ce52" table:formula="of:=[.AO157]-[.AP15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5" office:value-type="float" office:value="157" calcext:value-type="float">
            <text:p>157</text:p>
          </table:table-cell>
          <table:table-cell table:style-name="ce9" office:value-type="string" calcext:value-type="string">
            <text:p>Mushroom Block 4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58]-[.AQ158] - MOD([.AN158]; 32)" office:value-type="float" office:value="32" calcext:value-type="float">
            <text:p>32</text:p>
          </table:table-cell>
          <table:table-cell table:style-name="ce52" table:formula="of:=[.AO158]-[.AP15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5" office:value-type="float" office:value="158" calcext:value-type="float">
            <text:p>158</text:p>
          </table:table-cell>
          <table:table-cell table:style-name="ce9" office:value-type="string" calcext:value-type="string">
            <text:p>Mr. Saturn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3" calcext:value-type="float">
            <text:p>83</text:p>
          </table:table-cell>
          <table:table-cell table:style-name="ce52" table:formula="of:=[.AN159]" office:value-type="float" office:value="42" calcext:value-type="float">
            <text:p>42</text:p>
          </table:table-cell>
          <table:table-cell table:style-name="ce52" table:formula="of:=[.AO159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5" office:value-type="float" office:value="159" calcext:value-type="float">
            <text:p>159</text:p>
          </table:table-cell>
          <table:table-cell table:style-name="ce9" office:value-type="string" calcext:value-type="string">
            <text:p>Digable sand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Kill on Grub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60]-[.AQ160] - MOD([.AN160]; 32)" office:value-type="float" office:value="32" calcext:value-type="float">
            <text:p>32</text:p>
          </table:table-cell>
          <table:table-cell table:style-name="ce52" table:formula="of:=[.AO160]-[.AP16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" calcext:value-type="float">
            <text:p>160</text:p>
          </table:table-cell>
          <table:table-cell table:style-name="ce9" office:value-type="string" calcext:value-type="string">
            <text:p>Jet wooden platform</text:p>
          </table:table-cell>
          <table:table-cell table:style-name="ce14" office:value-type="string" calcext:value-type="string">
            <text:p>Scenery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61]-[.AQ161] - MOD([.AN161]; 32)" office:value-type="float" office:value="32" calcext:value-type="float">
            <text:p>32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16" calcext:value-type="float">
            <text:p>3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161" calcext:value-type="float">
            <text:p>161</text:p>
          </table:table-cell>
          <table:table-cell table:style-name="ce9" office:value-type="string" calcext:value-type="string">
            <text:p>Para-Koopa (Red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" calcext:value-type="float">
            <text:p>9</text:p>
          </table:table-cell>
          <table:table-cell table:style-name="ce52" table:formula="of:=[.AN162]-[.AQ162] - MOD([.AN162]; 32)" office:value-type="float" office:value="32" calcext:value-type="float">
            <text:p>32</text:p>
          </table:table-cell>
          <table:table-cell table:style-name="ce52" table:formula="of:=[.AO162]-[.AP16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5" office:value-type="float" office:value="162" calcext:value-type="float">
            <text:p>162</text:p>
          </table:table-cell>
          <table:table-cell table:style-name="ce9" office:value-type="string" calcext:value-type="string">
            <text:p>Rex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6" calcext:value-type="float">
            <text:p>86</text:p>
          </table:table-cell>
          <table:table-cell table:style-name="ce52" table:formula="of:=[.AN163]-[.AQ163] - MOD([.AN163]; 32)" office:value-type="float" office:value="60" calcext:value-type="float">
            <text:p>6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5" office:value-type="float" office:value="163" calcext:value-type="float">
            <text:p>163</text:p>
          </table:table-cell>
          <table:table-cell table:style-name="ce9" office:value-type="string" calcext:value-type="string">
            <text:p>Rex kicked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85" calcext:value-type="float">
            <text:p>85</text:p>
          </table:table-cell>
          <table:table-cell table:style-name="ce52" table:formula="of:=[.AN164]-[.AQ164] - MOD([.AN164]; 32)" office:value-type="float" office:value="32" calcext:value-type="float">
            <text:p>32</text:p>
          </table:table-cell>
          <table:table-cell table:style-name="ce52" table:formula="of:=[.AO164]-[.AP16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5" office:value-type="float" office:value="164" calcext:value-type="float">
            <text:p>164</text:p>
          </table:table-cell>
          <table:table-cell table:style-name="ce9" office:value-type="string" calcext:value-type="string">
            <text:p>Mega mole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7" calcext:value-type="float">
            <text:p>87</text:p>
          </table:table-cell>
          <table:table-cell table:style-name="ce52" table:formula="of:=[.AN165]-[.AQ165] - MOD([.AN165]; 32)" office:value-type="float" office:value="58" calcext:value-type="float">
            <text:p>58</text:p>
          </table:table-cell>
          <table:table-cell table:style-name="ce52" table:formula="of:=[.AO165]- (32-29)*2" office:value-type="float" office:value="58" calcext:value-type="float">
            <text:p>5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64" calcext:value-type="float">
            <text:p>6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5" office:value-type="float" office:value="165" calcext:value-type="float">
            <text:p>165</text:p>
          </table:table-cell>
          <table:table-cell table:style-name="ce9" office:value-type="string" calcext:value-type="string">
            <text:p>Galoomba (SMW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8" calcext:value-type="float">
            <text:p>88</text:p>
          </table:table-cell>
          <table:table-cell table:style-name="ce52" table:formula="of:=[.AN166]-[.AQ166] - MOD([.AN166]; 32)" office:value-type="float" office:value="32" calcext:value-type="float">
            <text:p>32</text:p>
          </table:table-cell>
          <table:table-cell table:style-name="ce52" table:formula="of:=[.AO166]-[.AP16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5" office:value-type="float" office:value="166" calcext:value-type="float">
            <text:p>166</text:p>
          </table:table-cell>
          <table:table-cell table:style-name="ce9" office:value-type="string" calcext:value-type="string">
            <text:p>Galoomba Kicked (SMW)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8" calcext:value-type="float">
            <text:p>88</text:p>
          </table:table-cell>
          <table:table-cell table:style-name="ce52" table:formula="of:=[.AN167]-[.AQ167] - MOD([.AN167]; 32)" office:value-type="float" office:value="32" calcext:value-type="float">
            <text:p>32</text:p>
          </table:table-cell>
          <table:table-cell table:style-name="ce52" table:formula="of:=[.AO167]-[.AP16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5" office:value-type="float" office:value="167" calcext:value-type="float">
            <text:p>167</text:p>
          </table:table-cell>
          <table:table-cell table:style-name="ce9" office:value-type="string" calcext:value-type="string">
            <text:p>Galoomba (Para-Galoomba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8" calcext:value-type="float">
            <text:p>88</text:p>
          </table:table-cell>
          <table:table-cell table:style-name="ce52" table:formula="of:=[.AN168]-[.AQ168] - MOD([.AN168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168" calcext:value-type="float">
            <text:p>168</text:p>
          </table:table-cell>
          <table:table-cell table:style-name="ce9" office:value-type="string" calcext:value-type="string">
            <text:p>Bully (SM64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89" calcext:value-type="float">
            <text:p>89</text:p>
          </table:table-cell>
          <table:table-cell table:style-name="ce52" table:formula="of:=[.AN169]-[.AQ169] - MOD([.AN169]; 32)" office:value-type="float" office:value="32" calcext:value-type="float">
            <text:p>32</text:p>
          </table:table-cell>
          <table:table-cell table:style-name="ce52" table:formula="of:=[.AO169]-[.AP169]*2" office:value-type="float" office:value="26" calcext:value-type="float">
            <text:p>2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6" calcext:value-type="float">
            <text:p>2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5" office:value-type="float" office:value="169" calcext:value-type="float">
            <text:p>169</text:p>
          </table:table-cell>
          <table:table-cell table:style-name="ce9" office:value-type="string" calcext:value-type="string">
            <text:p>Tanooki suit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70]-[.AQ170] - MOD([.AN170]; 32)" office:value-type="float" office:value="32" calcext:value-type="float">
            <text:p>32</text:p>
          </table:table-cell>
          <table:table-cell table:style-name="ce52" table:formula="of:=[.AO170]-[.AP17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5" office:value-type="float" office:value="170" calcext:value-type="float">
            <text:p>170</text:p>
          </table:table-cell>
          <table:table-cell table:style-name="ce9" office:value-type="string" calcext:value-type="string">
            <text:p>Hammer suit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71]-[.AQ171] - MOD([.AN171]; 32)" office:value-type="float" office:value="32" calcext:value-type="float">
            <text:p>32</text:p>
          </table:table-cell>
          <table:table-cell table:style-name="ce52" table:formula="of:=[.AO171]-[.AP17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5" office:value-type="float" office:value="171" calcext:value-type="float">
            <text:p>171</text:p>
          </table:table-cell>
          <table:table-cell table:style-name="ce9" office:value-type="string" calcext:value-type="string">
            <text:p>Hammer (player)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72]" office:value-type="float" office:value="28" calcext:value-type="float">
            <text:p>28</text:p>
          </table:table-cell>
          <table:table-cell table:style-name="ce52" table:formula="of:=[.AO172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3"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5" office:value-type="float" office:value="172" calcext:value-type="float">
            <text:p>172</text:p>
          </table:table-cell>
          <table:table-cell table:style-name="ce9" office:value-type="string" calcext:value-type="string">
            <text:p>Koopa's shell (Green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/stop MV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5" calcext:value-type="float">
            <text:p>95</text:p>
          </table:table-cell>
          <table:table-cell table:style-name="ce52" table:formula="of:=[.AN173]" office:value-type="float" office:value="28" calcext:value-type="float">
            <text:p>28</text:p>
          </table:table-cell>
          <table:table-cell table:style-name="ce52" table:formula="of:=[.AO173]-[.AP17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5" office:value-type="float" office:value="173" calcext:value-type="float">
            <text:p>173</text:p>
          </table:table-cell>
          <table:table-cell table:style-name="ce9" office:value-type="string" calcext:value-type="string">
            <text:p>Koopa (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5" calcext:value-type="float">
            <text:p>95</text:p>
          </table:table-cell>
          <table:table-cell table:style-name="ce52" table:formula="of:=[.AN174]-[.AQ174] - MOD([.AN174]; 32)" office:value-type="float" office:value="32" calcext:value-type="float">
            <text:p>32</text:p>
          </table:table-cell>
          <table:table-cell table:style-name="ce52" table:formula="of:=[.AO174]-[.AP17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5" office:value-type="float" office:value="174" calcext:value-type="float">
            <text:p>174</text:p>
          </table:table-cell>
          <table:table-cell table:style-name="ce9" office:value-type="string" calcext:value-type="string">
            <text:p>Koopa's shell (Red)</text:p>
          </table:table-cell>
          <table:table-cell table:style-name="ce13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/stop MV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6" calcext:value-type="float">
            <text:p>96</text:p>
          </table:table-cell>
          <table:table-cell table:style-name="ce52" table:formula="of:=[.AN175]" office:value-type="float" office:value="28" calcext:value-type="float">
            <text:p>28</text:p>
          </table:table-cell>
          <table:table-cell table:style-name="ce52" table:formula="of:=[.AO175]-[.AP17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 office:value-type="float" office:value="175" calcext:value-type="float">
            <text:p>175</text:p>
          </table:table-cell>
          <table:table-cell table:style-name="ce9" office:value-type="string" calcext:value-type="string">
            <text:p>Koopa (Red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6" calcext:value-type="float">
            <text:p>96</text:p>
          </table:table-cell>
          <table:table-cell table:style-name="ce52" table:formula="of:=[.AN176]-[.AQ176] - MOD([.AN176]; 32)" office:value-type="float" office:value="32" calcext:value-type="float">
            <text:p>32</text:p>
          </table:table-cell>
          <table:table-cell table:style-name="ce52" table:formula="of:=[.AO176]-[.AP17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5" office:value-type="float" office:value="176" calcext:value-type="float">
            <text:p>176</text:p>
          </table:table-cell>
          <table:table-cell table:style-name="ce9" office:value-type="string" calcext:value-type="string">
            <text:p>Para-Koopa (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5" calcext:value-type="float">
            <text:p>95</text:p>
          </table:table-cell>
          <table:table-cell table:style-name="ce52" table:formula="of:=[.AN177]-[.AQ177] - MOD([.AN177]; 32)" office:value-type="float" office:value="32" calcext:value-type="float">
            <text:p>32</text:p>
          </table:table-cell>
          <table:table-cell table:style-name="ce52" table:formula="of:=[.AO177]-[.AP17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5" office:value-type="float" office:value="177" calcext:value-type="float">
            <text:p>177</text:p>
          </table:table-cell>
          <table:table-cell table:style-name="ce9" office:value-type="string" calcext:value-type="string">
            <text:p>Para-Koopa (Red)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6" calcext:value-type="float">
            <text:p>96</text:p>
          </table:table-cell>
          <table:table-cell table:style-name="ce52" table:formula="of:=[.AN178]-[.AQ178] - MOD([.AN178]; 32)" office:value-type="float" office:value="32" calcext:value-type="float">
            <text:p>32</text:p>
          </table:table-cell>
          <table:table-cell table:style-name="ce52" table:formula="of:=[.AO178]-[.AP17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opa Para-Troop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5" office:value-type="float" office:value="178" calcext:value-type="float">
            <text:p>178</text:p>
          </table:table-cell>
          <table:table-cell table:style-name="ce9" office:value-type="string" calcext:value-type="string">
            <text:p>Axe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79]-[.AQ179] - MOD([.AN179]; 32)" office:value-type="float" office:value="32" calcext:value-type="float">
            <text:p>32</text:p>
          </table:table-cell>
          <table:table-cell table:style-name="ce52" table:formula="of:=[.AO179]-[.AP17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5" office:value-type="float" office:value="179" calcext:value-type="float">
            <text:p>179</text:p>
          </table:table-cell>
          <table:table-cell table:style-name="ce9" office:value-type="string" calcext:value-type="string">
            <text:p>Circular saw</text:p>
          </table:table-cell>
          <table:table-cell table:style-name="ce13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9" calcext:value-type="float">
            <text:p>99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formula="of:=[.AO180]-[.AP180]*2" office:value-type="float" office:value="48" calcext:value-type="float">
            <text:p>4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64" calcext:value-type="float">
            <text:p>6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5" office:value-type="float" office:value="180" calcext:value-type="float">
            <text:p>180</text:p>
          </table:table-cell>
          <table:table-cell table:style-name="ce9" office:value-type="string" calcext:value-type="string">
            <text:p>Thwomp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8" calcext:value-type="float">
            <text:p>98</text:p>
          </table:table-cell>
          <table:table-cell table:style-name="ce52" table:formula="of:=[.AN181]-[.AQ181] - MOD([.AN181]; 32)" office:value-type="float" office:value="64" calcext:value-type="float">
            <text:p>64</text:p>
          </table:table-cell>
          <table:table-cell table:style-name="ce52" table:formula="of:=[.AO181]-[.AP18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5" office:value-type="float" office:value="181" calcext:value-type="float">
            <text:p>181</text:p>
          </table:table-cell>
          <table:table-cell table:style-name="ce9" office:value-type="string" calcext:value-type="string">
            <text:p>Bowser's statue</text:p>
          </table:table-cell>
          <table:table-cell table:style-name="ce14" office:value-type="string" calcext:value-type="string">
            <text:p>Scener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office:value-type="float" office:value="45" calcext:value-type="float">
            <text:p>45</text:p>
          </table:table-cell>
          <table:table-cell table:style-name="ce52" table:formula="of:=[.AO182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5" office:value-type="float" office:value="182" calcext:value-type="float">
            <text:p>182</text:p>
          </table:table-cell>
          <table:table-cell table:style-name="ce9" office:value-type="string" calcext:value-type="string">
            <text:p>Fire flower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3]-[.AQ183] - MOD([.AN183]; 32)" office:value-type="float" office:value="32" calcext:value-type="float">
            <text:p>32</text:p>
          </table:table-cell>
          <table:table-cell table:style-name="ce52" table:formula="of:=[.AO183]-[.AP18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5" office:value-type="float" office:value="183" calcext:value-type="float">
            <text:p>183</text:p>
          </table:table-cell>
          <table:table-cell table:style-name="ce9" office:value-type="string" calcext:value-type="string">
            <text:p>Fire flower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4]-[.AQ184] - MOD([.AN184]; 32)" office:value-type="float" office:value="32" calcext:value-type="float">
            <text:p>32</text:p>
          </table:table-cell>
          <table:table-cell table:style-name="ce52" table:formula="of:=[.AO184]-[.AP18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5" office:value-type="float" office:value="184" calcext:value-type="float">
            <text:p>184</text:p>
          </table:table-cell>
          <table:table-cell table:style-name="ce9" office:value-type="string" calcext:value-type="string">
            <text:p>Red mu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5]-[.AQ185] - MOD([.AN185]; 32)" office:value-type="float" office:value="32" calcext:value-type="float">
            <text:p>32</text:p>
          </table:table-cell>
          <table:table-cell table:style-name="ce52" table:formula="of:=[.AO185]-[.AP18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5" office:value-type="float" office:value="185" calcext:value-type="float">
            <text:p>185</text:p>
          </table:table-cell>
          <table:table-cell table:style-name="ce9" office:value-type="string" calcext:value-type="string">
            <text:p>Red mu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6]-[.AQ186] - MOD([.AN186]; 32)" office:value-type="float" office:value="32" calcext:value-type="float">
            <text:p>32</text:p>
          </table:table-cell>
          <table:table-cell table:style-name="ce52" table:formula="of:=[.AO186]-[.AP18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5" office:value-type="float" office:value="186" calcext:value-type="float">
            <text:p>186</text:p>
          </table:table-cell>
          <table:table-cell table:style-name="ce9" office:value-type="string" calcext:value-type="string">
            <text:p>Life mur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7]-[.AQ187] - MOD([.AN187]; 32)" office:value-type="float" office:value="32" calcext:value-type="float">
            <text:p>32</text:p>
          </table:table-cell>
          <table:table-cell table:style-name="ce52" table:formula="of:=[.AO187]-[.AP18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string" calcext:value-type="string">
            <text:p>1up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5" office:value-type="float" office:value="187" calcext:value-type="float">
            <text:p>187</text:p>
          </table:table-cell>
          <table:table-cell table:style-name="ce9" office:value-type="string" calcext:value-type="string">
            <text:p>Life mur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8]-[.AQ188] - MOD([.AN188]; 32)" office:value-type="float" office:value="32" calcext:value-type="float">
            <text:p>32</text:p>
          </table:table-cell>
          <table:table-cell table:style-name="ce52" table:formula="of:=[.AO188]-[.AP18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string" calcext:value-type="string">
            <text:p>1up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Life moon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89]-[.AQ189] - MOD([.AN189]; 32)" office:value-type="float" office:value="32" calcext:value-type="float">
            <text:p>32</text:p>
          </table:table-cell>
          <table:table-cell table:style-name="ce52" table:formula="of:=[.AO189]-[.AP189]*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string" calcext:value-type="string">
            <text:p>3up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5" office:value-type="float" office:value="189" calcext:value-type="float">
            <text:p>189</text:p>
          </table:table-cell>
          <table:table-cell table:style-name="ce10" office:value-type="string" calcext:value-type="string">
            <text:p>Dry Bones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emportary cut down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97" calcext:value-type="float">
            <text:p>97</text:p>
          </table:table-cell>
          <table:table-cell table:style-name="ce52" table:formula="of:=[.AN190]-[.AQ190] - MOD([.AN190]; 32)" office:value-type="float" office:value="64" calcext:value-type="float">
            <text:p>64</text:p>
          </table:table-cell>
          <table:table-cell table:style-name="ce52" table:formula="of:=[.AO190]-[.AP190]*2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5" office:value-type="float" office:value="190" calcext:value-type="float">
            <text:p>190</text:p>
          </table:table-cell>
          <table:table-cell table:style-name="ce9" office:value-type="string" calcext:value-type="string">
            <text:p>Skull lava platform</text:p>
          </table:table-cell>
          <table:table-cell table:style-name="ce14" office:value-type="string" calcext:value-type="string">
            <text:p>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 MV/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91]-[.AQ191] - MOD([.AN191]; 32)" office:value-type="float" office:value="20" calcext:value-type="float">
            <text:p>20</text:p>
          </table:table-cell>
          <table:table-cell table:style-name="ce52" table:formula="of:=[.AO191]-[.AP19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5" office:value-type="float" office:value="191" calcext:value-type="float">
            <text:p>191</text:p>
          </table:table-cell>
          <table:table-cell table:style-name="ce9" office:value-type="string" calcext:value-type="string">
            <text:p>Shoe (Podoboo's)</text:p>
          </table:table-cell>
          <table:table-cell table:style-name="ce14" office:value-type="string" calcext:value-type="string">
            <text:p>Transpor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1" calcext:value-type="float">
            <text:p>101</text:p>
          </table:table-cell>
          <table:table-cell table:style-name="ce52" table:formula="of:=[.AN192]-[.AQ192] - MOD([.AN192]; 32)" office:value-type="float" office:value="32" calcext:value-type="float">
            <text:p>32</text:p>
          </table:table-cell>
          <table:table-cell table:style-name="ce52" table:formula="of:=[.AO192]-[.AP19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5" office:value-type="float" office:value="192" calcext:value-type="float">
            <text:p>192</text:p>
          </table:table-cell>
          <table:table-cell table:style-name="ce9" office:value-type="string" calcext:value-type="string">
            <text:p>Check point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+save position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93]-[.AQ193] - MOD([.AN193]; 32)" office:value-type="float" office:value="32" calcext:value-type="float">
            <text:p>32</text:p>
          </table:table-cell>
          <table:table-cell table:style-name="ce52" table:formula="of:=[.AO193]-[.AP19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5" office:value-type="float" office:value="193" calcext:value-type="float">
            <text:p>193</text:p>
          </table:table-cell>
          <table:table-cell table:style-name="ce9" office:value-type="string" calcext:value-type="string">
            <text:p>Shoe (Lakitu's)</text:p>
          </table:table-cell>
          <table:table-cell table:style-name="ce14" office:value-type="string" calcext:value-type="string">
            <text:p>Transpor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2" calcext:value-type="float">
            <text:p>102</text:p>
          </table:table-cell>
          <table:table-cell table:style-name="ce52" table:formula="of:=[.AN194]-[.AQ194] - MOD([.AN194]; 32)" office:value-type="float" office:value="32" calcext:value-type="float">
            <text:p>32</text:p>
          </table:table-cell>
          <table:table-cell table:style-name="ce52" table:formula="of:=[.AO194]-[.AP19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5" office:value-type="float" office:value="194" calcext:value-type="float">
            <text:p>194</text:p>
          </table:table-cell>
          <table:table-cell table:style-name="ce9" office:value-type="string" calcext:value-type="string">
            <text:p>Kamikaze Koopa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Shoot fire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hrow up player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ChangeNPC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95]-[.AQ195] - MOD([.AN195]; 32)" office:value-type="float" office:value="32" calcext:value-type="float">
            <text:p>32</text:p>
          </table:table-cell>
          <table:table-cell table:style-name="ce52" table:formula="of:=[.AO195]-[.AP19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string" calcext:value-type="string">
            <text:p>Rainbow Shell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Start/stop MV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60" calcext:value-type="float">
            <text:p>60</text:p>
          </table:table-cell>
          <table:table-cell table:style-name="ce52" table:formula="of:=[.AN196]-[.AQ196] - MOD([.AN196]; 32)" office:value-type="float" office:value="32" calcext:value-type="float">
            <text:p>32</text:p>
          </table:table-cell>
          <table:table-cell table:style-name="ce52" table:formula="of:=[.AO196]-[.AP19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Takeble Star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97]-[.AQ197] - MOD([.AN197]; 32)" office:value-type="float" office:value="32" calcext:value-type="float">
            <text:p>32</text:p>
          </table:table-cell>
          <table:table-cell table:style-name="ce52" table:formula="of:=[.AO197]-[.AP19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5" office:value-type="float" office:value="197" calcext:value-type="float">
            <text:p>197</text:p>
          </table:table-cell>
          <table:table-cell table:style-name="ce9" office:value-type="string" calcext:value-type="string">
            <text:p>Exit point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Level End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98]-[.AQ198]" office:value-type="float" office:value="16" calcext:value-type="float">
            <text:p>16</text:p>
          </table:table-cell>
          <table:table-cell table:style-name="ce52" table:formula="of:=[.AO198]-[.AP198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5" office:value-type="float" office:value="198" calcext:value-type="float">
            <text:p>198</text:p>
          </table:table-cell>
          <table:table-cell table:style-name="ce9" office:value-type="string" calcext:value-type="string">
            <text:p>Peach</text:p>
          </table:table-cell>
          <table:table-cell table:style-name="ce14" office:value-type="string" calcext:value-type="string">
            <text:p>People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199]-[.AQ199] - MOD([.AN199]; 32)" office:value-type="float" office:value="64" calcext:value-type="float">
            <text:p>64</text:p>
          </table:table-cell>
          <table:table-cell table:style-name="ce52" table:formula="of:=[.AO199]-[.AP19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5" office:value-type="float" office:value="199" calcext:value-type="float">
            <text:p>199</text:p>
          </table:table-cell>
          <table:table-cell table:style-name="ce9" office:value-type="string" calcext:value-type="string">
            <text:p>Blargg</text:p>
          </table:table-cell>
          <table:table-cell table:style-name="ce14" office:value-type="string" calcext:value-type="string">
            <text:p>Enemy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00]-[.AQ200] - MOD([.AN200]; 32)" office:value-type="float" office:value="60" calcext:value-type="float">
            <text:p>60</text:p>
          </table:table-cell>
          <table:table-cell table:style-name="ce52" table:formula="of:=[.AO200]-[.AP200]*2" office:value-type="float" office:value="90" calcext:value-type="float">
            <text:p>9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Bowser (SMB1)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5" calcext:value-type="float">
            <text:p>105</text:p>
          </table:table-cell>
          <table:table-cell table:style-name="ce52" table:formula="of:=[.AN201]-[.AQ201] - MOD([.AN201]; 32)" office:value-type="float" office:value="40" calcext:value-type="float">
            <text:p>40</text:p>
          </table:table-cell>
          <table:table-cell table:style-name="ce52" table:formula="of:=[.AO201]-[.AP201]*2" office:value-type="float" office:value="64" calcext:value-type="float">
            <text:p>6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8000" calcext:value-type="float">
            <text:p>8000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5" office:value-type="float" office:value="201" calcext:value-type="float">
            <text:p>201</text:p>
          </table:table-cell>
          <table:table-cell table:style-name="ce9" office:value-type="string" calcext:value-type="string">
            <text:p>Wart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6" calcext:value-type="float">
            <text:p>106</text:p>
          </table:table-cell>
          <table:table-cell table:style-name="ce52" table:formula="of:=[.AN202]-[.AQ202] - MOD([.AN202]; 32)" office:value-type="float" office:value="62" calcext:value-type="float">
            <text:p>62</text:p>
          </table:table-cell>
          <table:table-cell table:style-name="ce52" table:formula="of:=[.AO202]-[.AP20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5" office:value-type="float" office:value="202" calcext:value-type="float">
            <text:p>202</text:p>
          </table:table-cell>
          <table:table-cell table:style-name="ce9" office:value-type="string" calcext:value-type="string">
            <text:p>Wart's buble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03]-[.AQ203] - MOD([.AN203]; 32)" office:value-type="float" office:value="32" calcext:value-type="float">
            <text:p>32</text:p>
          </table:table-cell>
          <table:table-cell table:style-name="ce52" table:formula="of:=[.AO203]-[.AP20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5" office:value-type="float" office:value="203" calcext:value-type="float">
            <text:p>203</text:p>
          </table:table-cell>
          <table:table-cell table:style-name="ce9" office:value-type="string" calcext:value-type="string">
            <text:p>Ripp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1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8" calcext:value-type="float">
            <text:p>108</text:p>
          </table:table-cell>
          <table:table-cell table:style-name="ce52" table:formula="of:=[.AN204]-[.AQ204]" office:value-type="float" office:value="20" calcext:value-type="float">
            <text:p>20</text:p>
          </table:table-cell>
          <table:table-cell table:style-name="ce52" table:formula="of:=[.AO204]" office:value-type="float" office:value="46" calcext:value-type="float">
            <text:p>4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5" office:value-type="float" office:value="204" calcext:value-type="float">
            <text:p>204</text:p>
          </table:table-cell>
          <table:table-cell table:style-name="ce9" office:value-type="string" calcext:value-type="string">
            <text:p>Rocket Ripp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1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8" calcext:value-type="float">
            <text:p>108</text:p>
          </table:table-cell>
          <table:table-cell table:style-name="ce52" table:formula="of:=[.AN205]-[.AQ205]" office:value-type="float" office:value="24" calcext:value-type="float">
            <text:p>24</text:p>
          </table:table-cell>
          <table:table-cell table:style-name="ce52" office:value-type="float" office:value="46" calcext:value-type="float">
            <text:p>4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5" office:value-type="float" office:value="205" calcext:value-type="float">
            <text:p>205</text:p>
          </table:table-cell>
          <table:table-cell table:style-name="ce10" office:value-type="string" calcext:value-type="string">
            <text:p>Zoomer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8" calcext:value-type="float">
            <text:p>108</text:p>
          </table:table-cell>
          <table:table-cell table:style-name="ce52" table:formula="of:=[.AN206]-[.AQ206] - MOD([.AN206]; 32)" office:value-type="float" office:value="32" calcext:value-type="float">
            <text:p>32</text:p>
          </table:table-cell>
          <table:table-cell table:style-name="ce52" table:formula="of:=[.AO206]-[.AP206]*2" office:value-type="float" office:value="44" calcext:value-type="float">
            <text:p>4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44" calcext:value-type="float">
            <text:p>4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Spark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0" calcext:value-type="float">
            <text:p>110</text:p>
          </table:table-cell>
          <table:table-cell table:style-name="ce52" table:formula="of:=[.AN207]-[.AQ207] - MOD([.AN207]; 32)" office:value-type="float" office:value="32" calcext:value-type="float">
            <text:p>32</text:p>
          </table:table-cell>
          <table:table-cell table:style-name="ce52" table:formula="of:=[.AO207]-[.AP20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5" office:value-type="float" office:value="207" calcext:value-type="float">
            <text:p>207</text:p>
          </table:table-cell>
          <table:table-cell table:style-name="ce9" office:value-type="string" calcext:value-type="string">
            <text:p>Spike Top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9" calcext:value-type="float">
            <text:p>109</text:p>
          </table:table-cell>
          <table:table-cell table:style-name="ce52" table:formula="of:=[.AN208]-[.AQ208] - MOD([.AN208]; 32)" office:value-type="float" office:value="32" calcext:value-type="float">
            <text:p>32</text:p>
          </table:table-cell>
          <table:table-cell table:style-name="ce52" table:formula="of:=[.AO208]-[.AP20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glass flask</text:p>
          </table:table-cell>
          <table:table-cell table:style-name="ce14" office:value-type="string" calcext:value-type="string">
            <text:p>Bos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1" calcext:value-type="float">
            <text:p>111</text:p>
          </table:table-cell>
          <table:table-cell table:style-name="ce52" table:formula="of:=[.AN209]-[.AQ209] - MOD([.AN209]; 32)" office:value-type="float" office:value="128" calcext:value-type="float">
            <text:p>128</text:p>
          </table:table-cell>
          <table:table-cell table:style-name="ce52" table:formula="of:=[.AO209]-[.AP209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5" office:value-type="float" office:value="209" calcext:value-type="float">
            <text:p>209</text:p>
          </table:table-cell>
          <table:table-cell table:style-name="ce9" office:value-type="string" calcext:value-type="string">
            <text:p>Mother Brain</text:p>
          </table:table-cell>
          <table:table-cell table:style-name="ce14" office:value-type="string" calcext:value-type="string">
            <text:p>Bos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2" calcext:value-type="float">
            <text:p>112</text:p>
          </table:table-cell>
          <table:table-cell table:style-name="ce52" table:formula="of:=[.AN210]-[.AQ210] - MOD([.AN210]; 32)" office:value-type="float" office:value="90" calcext:value-type="float">
            <text:p>90</text:p>
          </table:table-cell>
          <table:table-cell table:style-name="ce52" table:formula="of:=[.AO210]-[.AP210]*2" office:value-type="float" office:value="64" calcext:value-type="float">
            <text:p>6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8000" calcext:value-type="float">
            <text:p>8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string" calcext:value-type="string">
            <text:p>Rinka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8" calcext:value-type="float">
            <text:p>108</text:p>
          </table:table-cell>
          <table:table-cell table:style-name="ce52" table:formula="of:=[.AN211]-[.AQ211] - MOD([.AN211]; 32)" office:value-type="float" office:value="32" calcext:value-type="float">
            <text:p>32</text:p>
          </table:table-cell>
          <table:table-cell table:style-name="ce52" table:formula="of:=[.AO211]-[.AP211]*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5" office:value-type="float" office:value="211" calcext:value-type="float">
            <text:p>211</text:p>
          </table:table-cell>
          <table:table-cell table:style-name="ce9" office:value-type="string" calcext:value-type="string">
            <text:p>Rinka block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8" calcext:value-type="float">
            <text:p>108</text:p>
          </table:table-cell>
          <table:table-cell table:style-name="ce52" table:formula="of:=[.AN212]-[.AQ212] - MOD([.AN212]; 32)" office:value-type="float" office:value="32" calcext:value-type="float">
            <text:p>32</text:p>
          </table:table-cell>
          <table:table-cell table:style-name="ce52" table:formula="of:=[.AO212]-[.AP21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5" office:value-type="float" office:value="212" calcext:value-type="float">
            <text:p>212</text:p>
          </table:table-cell>
          <table:table-cell table:style-name="ce9" office:value-type="string" calcext:value-type="string">
            <text:p>Donut block (Brown)</text:p>
          </table:table-cell>
          <table:table-cell table:style-name="ce14" office:value-type="string" calcext:value-type="string">
            <text:p>Mass platform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Enable gravity after 1 sec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3]-[.AQ213] - MOD([.AN213]; 32)" office:value-type="float" office:value="32" calcext:value-type="float">
            <text:p>32</text:p>
          </table:table-cell>
          <table:table-cell table:style-name="ce52" table:formula="of:=[.AO213]-[.AP21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5" office:value-type="float" office:value="213" calcext:value-type="float">
            <text:p>213</text:p>
          </table:table-cell>
          <table:table-cell table:style-name="ce9" office:value-type="string" calcext:value-type="string">
            <text:p>Vines (Green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4]-[.AQ214] - MOD([.AN214]; 32)" office:value-type="float" office:value="32" calcext:value-type="float">
            <text:p>32</text:p>
          </table:table-cell>
          <table:table-cell table:style-name="ce52" table:formula="of:=[.AO214]-[.AP214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4" calcext:value-type="float">
            <text:p>214</text:p>
          </table:table-cell>
          <table:table-cell table:style-name="ce9" office:value-type="string" calcext:value-type="string">
            <text:p>Vines (Red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5]-[.AQ215] - MOD([.AN215]; 32)" office:value-type="float" office:value="32" calcext:value-type="float">
            <text:p>32</text:p>
          </table:table-cell>
          <table:table-cell table:style-name="ce52" table:formula="of:=[.AO215]-[.AP215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Vines (Green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6]-[.AQ216] - MOD([.AN216]; 32)" office:value-type="float" office:value="32" calcext:value-type="float">
            <text:p>32</text:p>
          </table:table-cell>
          <table:table-cell table:style-name="ce52" table:formula="of:=[.AO216]-[.AP216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5" office:value-type="float" office:value="216" calcext:value-type="float">
            <text:p>216</text:p>
          </table:table-cell>
          <table:table-cell table:style-name="ce9" office:value-type="string" calcext:value-type="string">
            <text:p>Vines (Yellow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7]-[.AQ217] - MOD([.AN217]; 32)" office:value-type="float" office:value="32" calcext:value-type="float">
            <text:p>32</text:p>
          </table:table-cell>
          <table:table-cell table:style-name="ce52" table:formula="of:=[.AO217]-[.AP217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5" office:value-type="float" office:value="217" calcext:value-type="float">
            <text:p>217</text:p>
          </table:table-cell>
          <table:table-cell table:style-name="ce9" office:value-type="string" calcext:value-type="string">
            <text:p>Vines (Blue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8]-[.AQ218] - MOD([.AN218]; 32)" office:value-type="float" office:value="32" calcext:value-type="float">
            <text:p>32</text:p>
          </table:table-cell>
          <table:table-cell table:style-name="ce52" table:formula="of:=[.AO218]-[.AP218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5" office:value-type="float" office:value="218" calcext:value-type="float">
            <text:p>218</text:p>
          </table:table-cell>
          <table:table-cell table:style-name="ce9" office:value-type="string" calcext:value-type="string">
            <text:p>Vines bottom (Green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19]-[.AQ219] - MOD([.AN219]; 32)" office:value-type="float" office:value="32" calcext:value-type="float">
            <text:p>32</text:p>
          </table:table-cell>
          <table:table-cell table:style-name="ce52" table:formula="of:=[.AO219]-[.AP219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5" office:value-type="float" office:value="219" calcext:value-type="float">
            <text:p>219</text:p>
          </table:table-cell>
          <table:table-cell table:style-name="ce9" office:value-type="string" calcext:value-type="string">
            <text:p>Vines bottom (Yellow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0]-[.AQ220] - MOD([.AN220]; 32)" office:value-type="float" office:value="32" calcext:value-type="float">
            <text:p>32</text:p>
          </table:table-cell>
          <table:table-cell table:style-name="ce52" table:formula="of:=[.AO220]-[.AP220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Vines bottom (Blue)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1]-[.AQ221] - MOD([.AN221]; 32)" office:value-type="float" office:value="32" calcext:value-type="float">
            <text:p>32</text:p>
          </table:table-cell>
          <table:table-cell table:style-name="ce52" table:formula="of:=[.AO221]-[.AP221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Ladder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2]-[.AQ222] - MOD([.AN222]; 32)" office:value-type="float" office:value="32" calcext:value-type="float">
            <text:p>32</text:p>
          </table:table-cell>
          <table:table-cell table:style-name="ce52" table:formula="of:=[.AO222]-[.AP222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5" office:value-type="float" office:value="222" calcext:value-type="float">
            <text:p>222</text:p>
          </table:table-cell>
          <table:table-cell table:style-name="ce9" office:value-type="string" calcext:value-type="string">
            <text:p>Vines Green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3]-[.AQ223] - MOD([.AN223]; 32)" office:value-type="float" office:value="32" calcext:value-type="float">
            <text:p>32</text:p>
          </table:table-cell>
          <table:table-cell table:style-name="ce52" table:formula="of:=[.AO223]-[.AP223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5" office:value-type="float" office:value="223" calcext:value-type="float">
            <text:p>223</text:p>
          </table:table-cell>
          <table:table-cell table:style-name="ce9" office:value-type="string" calcext:value-type="string">
            <text:p>Vines Green top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4]" office:value-type="float" office:value="24" calcext:value-type="float">
            <text:p>24</text:p>
          </table:table-cell>
          <table:table-cell table:style-name="ce52" table:formula="of:=[.AO224]-[.AP224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5" office:value-type="float" office:value="224" calcext:value-type="float">
            <text:p>224</text:p>
          </table:table-cell>
          <table:table-cell table:style-name="ce9" office:value-type="string" calcext:value-type="string">
            <text:p>Vines Green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5]-[.AQ225] - MOD([.AN225]; 32)" office:value-type="float" office:value="32" calcext:value-type="float">
            <text:p>32</text:p>
          </table:table-cell>
          <table:table-cell table:style-name="ce52" table:formula="of:=[.AO225]-[.AP225]*2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5" office:value-type="float" office:value="225" calcext:value-type="float">
            <text:p>225</text:p>
          </table:table-cell>
          <table:table-cell table:style-name="ce9" office:value-type="string" calcext:value-type="string">
            <text:p>Vines head Red 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6]-[.AQ226] - MOD([.AN226]; 32)" office:value-type="float" office:value="32" calcext:value-type="float">
            <text:p>32</text:p>
          </table:table-cell>
          <table:table-cell table:style-name="ce52" table:formula="of:=[.AO226]-[.AP22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5" office:value-type="float" office:value="226" calcext:value-type="float">
            <text:p>226</text:p>
          </table:table-cell>
          <table:table-cell table:style-name="ce9" office:value-type="string" calcext:value-type="string">
            <text:p>Vines head Green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7]-[.AQ227] - MOD([.AN227]; 32)" office:value-type="float" office:value="32" calcext:value-type="float">
            <text:p>32</text:p>
          </table:table-cell>
          <table:table-cell table:style-name="ce52" table:formula="of:=[.AO227]-[.AP22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5" office:value-type="float" office:value="227" calcext:value-type="float">
            <text:p>227</text:p>
          </table:table-cell>
          <table:table-cell table:style-name="ce9" office:value-type="string" calcext:value-type="string">
            <text:p>Vines head Green</text:p>
          </table:table-cell>
          <table:table-cell table:style-name="ce14" office:value-type="string" calcext:value-type="string">
            <text:p>Lad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8]-[.AQ228] - MOD([.AN228]; 32)" office:value-type="float" office:value="32" calcext:value-type="float">
            <text:p>32</text:p>
          </table:table-cell>
          <table:table-cell table:style-name="ce52" table:formula="of:=[.AO228]-[.AP22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Yoshi Ice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29]-[.AQ229] - MOD([.AN229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2" calcext:value-type="float">
            <text:p>7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5" office:value-type="float" office:value="229" calcext:value-type="float">
            <text:p>229</text:p>
          </table:table-cell>
          <table:table-cell table:style-name="ce9" office:value-type="string" calcext:value-type="string">
            <text:p>Cheep-Cheep (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45" office:value-type="string" calcext:value-type="string">
            <text:p>Kill/hurt player underwater</text:p>
          </table:table-cell>
          <table:table-cell table:style-name="ce45" office:value-type="string" calcext:value-type="string">
            <text:p>No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5" calcext:value-type="float">
            <text:p>115</text:p>
          </table:table-cell>
          <table:table-cell table:style-name="ce52" table:formula="of:=[.AN230]-[.AQ230] - MOD([.AN230]; 32)" office:value-type="float" office:value="32" calcext:value-type="float">
            <text:p>32</text:p>
          </table:table-cell>
          <table:table-cell table:style-name="ce52" table:formula="of:=[.AO230]-[.AP23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5" office:value-type="float" office:value="230" calcext:value-type="float">
            <text:p>230</text:p>
          </table:table-cell>
          <table:table-cell table:style-name="ce9" office:value-type="string" calcext:value-type="string">
            <text:p>Cheep-Cheep (Red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45" office:value-type="string" calcext:value-type="string">
            <text:p>Kill/hurt player underwater</text:p>
          </table:table-cell>
          <table:table-cell table:style-name="ce45" office:value-type="string" calcext:value-type="string">
            <text:p>No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6" calcext:value-type="float">
            <text:p>116</text:p>
          </table:table-cell>
          <table:table-cell table:style-name="ce52" table:formula="of:=[.AN231]-[.AQ231] - MOD([.AN231]; 32)" office:value-type="float" office:value="32" calcext:value-type="float">
            <text:p>32</text:p>
          </table:table-cell>
          <table:table-cell table:style-name="ce52" table:formula="of:=[.AO231]-[.AP23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5" office:value-type="float" office:value="231" calcext:value-type="float">
            <text:p>231</text:p>
          </table:table-cell>
          <table:table-cell table:style-name="ce9" office:value-type="string" calcext:value-type="string">
            <text:p>Bloop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7" calcext:value-type="float">
            <text:p>117</text:p>
          </table:table-cell>
          <table:table-cell table:style-name="ce52" table:formula="of:=[.AN232]-[.AQ232] - MOD([.AN232]; 32)" office:value-type="float" office:value="32" calcext:value-type="float">
            <text:p>32</text:p>
          </table:table-cell>
          <table:table-cell table:style-name="ce52" table:formula="of:=[.AO232]-[.AP23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5" office:value-type="float" office:value="232" calcext:value-type="float">
            <text:p>232</text:p>
          </table:table-cell>
          <table:table-cell table:style-name="ce9" office:value-type="string" calcext:value-type="string">
            <text:p>Blurp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hurt player underwat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8" calcext:value-type="float">
            <text:p>118</text:p>
          </table:table-cell>
          <table:table-cell table:style-name="ce52" table:formula="of:=[.AN233]-[.AQ233] - MOD([.AN233]; 32)" office:value-type="float" office:value="32" calcext:value-type="float">
            <text:p>32</text:p>
          </table:table-cell>
          <table:table-cell table:style-name="ce52" table:formula="of:=[.AO233]-[.AP23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5" office:value-type="float" office:value="233" calcext:value-type="float">
            <text:p>233</text:p>
          </table:table-cell>
          <table:table-cell table:style-name="ce9" office:value-type="string" calcext:value-type="string">
            <text:p>Cheep-Cheep (Green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hurt player underwat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19" calcext:value-type="float">
            <text:p>119</text:p>
          </table:table-cell>
          <table:table-cell table:style-name="ce52" table:formula="of:=[.AN234]-[.AQ234] - MOD([.AN234]; 32)" office:value-type="float" office:value="32" calcext:value-type="float">
            <text:p>32</text:p>
          </table:table-cell>
          <table:table-cell table:style-name="ce52" table:formula="of:=[.AO234]-[.AP23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5" office:value-type="float" office:value="234" calcext:value-type="float">
            <text:p>234</text:p>
          </table:table-cell>
          <table:table-cell table:style-name="ce9" office:value-type="string" calcext:value-type="string">
            <text:p>Fishbone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4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20" calcext:value-type="float">
            <text:p>120</text:p>
          </table:table-cell>
          <table:table-cell table:style-name="ce52" table:formula="of:=[.AN235]-[.AQ235] - MOD([.AN235]; 32)" office:value-type="float" office:value="32" calcext:value-type="float">
            <text:p>32</text:p>
          </table:table-cell>
          <table:table-cell table:style-name="ce52" table:formula="of:=[.AO235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-16" calcext:value-type="float">
            <text:p>-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5" office:value-type="float" office:value="235" calcext:value-type="float">
            <text:p>235</text:p>
          </table:table-cell>
          <table:table-cell table:style-name="ce9" office:value-type="string" calcext:value-type="string">
            <text:p>Bloop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21" calcext:value-type="float">
            <text:p>121</text:p>
          </table:table-cell>
          <table:table-cell table:style-name="ce52" table:formula="of:=[.AN236]-[.AQ236] - MOD([.AN236]; 32)" office:value-type="float" office:value="32" calcext:value-type="float">
            <text:p>32</text:p>
          </table:table-cell>
          <table:table-cell table:style-name="ce52" table:formula="of:=[.AO236]-[.AP236]*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5" office:value-type="float" office:value="236" calcext:value-type="float">
            <text:p>236</text:p>
          </table:table-cell>
          <table:table-cell table:style-name="ce9" office:value-type="string" calcext:value-type="string">
            <text:p>Blurp (Yoshi's Story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Underwater only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/hurt player underwat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22" calcext:value-type="float">
            <text:p>122</text:p>
          </table:table-cell>
          <table:table-cell table:style-name="ce52" table:formula="of:=[.AN237]-[.AQ237] - MOD([.AN237]; 32)" office:value-type="float" office:value="32" calcext:value-type="float">
            <text:p>32</text:p>
          </table:table-cell>
          <table:table-cell table:style-name="ce52" table:formula="of:=[.AO237]-[.AP23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p-Cheep algory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|Jump|Projectile|Swim Left-Right|Swim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5" office:value-type="float" office:value="237" calcext:value-type="float">
            <text:p>237</text:p>
          </table:table-cell>
          <table:table-cell table:style-name="ce10" office:value-type="string" calcext:value-type="string">
            <text:p>Ice cube (Cyan yoshi's)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75" calcext:value-type="float">
            <text:p>75</text:p>
          </table:table-cell>
          <table:table-cell table:style-name="ce52" table:formula="of:=[.AN238]-[.AQ238] - MOD([.AN238]; 32)" office:value-type="float" office:value="32" calcext:value-type="float">
            <text:p>32</text:p>
          </table:table-cell>
          <table:table-cell table:style-name="ce52" table:formula="of:=[.AO238]-[.AP23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5" office:value-type="float" office:value="238" calcext:value-type="float">
            <text:p>238</text:p>
          </table:table-cell>
          <table:table-cell table:style-name="ce9" office:value-type="string" calcext:value-type="string">
            <text:p>P switch (stop time)</text:p>
          </table:table-cell>
          <table:table-cell table:style-name="ce14" office:value-type="string" calcext:value-type="string">
            <text:p>Button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3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style-name="ce38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Activate P-block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23" calcext:value-type="float">
            <text:p>123</text:p>
          </table:table-cell>
          <table:table-cell table:style-name="ce52" table:formula="of:=[.AN239]-[.AQ239] - MOD([.AN239]; 32)" office:value-type="float" office:value="32" calcext:value-type="float">
            <text:p>32</text:p>
          </table:table-cell>
          <table:table-cell table:style-name="ce52" table:formula="of:=[.AO239]-[.AP23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5" office:value-type="float" office:value="239" calcext:value-type="float">
            <text:p>239</text:p>
          </table:table-cell>
          <table:table-cell table:style-name="ce9" office:value-type="string" calcext:value-type="string">
            <text:p>Dynamit switcher</text:p>
          </table:table-cell>
          <table:table-cell table:style-name="ce14" office:value-type="string" calcext:value-type="string">
            <text:p>Button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Activate event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0" calcext:value-type="float">
            <text:p>10</text:p>
          </table:table-cell>
          <table:table-cell table:style-name="ce52" table:formula="of:=[.AN240]-[.AQ240] - MOD([.AN240]; 32)" office:value-type="float" office:value="32" calcext:value-type="float">
            <text:p>32</text:p>
          </table:table-cell>
          <table:table-cell table:style-name="ce52" table:formula="of:=[.AO240]-[.AP24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Stop Watch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41]-[.AQ241] - MOD([.AN241]; 32)" office:value-type="float" office:value="32" calcext:value-type="float">
            <text:p>32</text:p>
          </table:table-cell>
          <table:table-cell table:style-name="ce52" table:formula="of:=[.AO241]-[.AP24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9" office:value-type="string" calcext:value-type="string">
            <text:p>Pow block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42]-[.AQ242] - MOD([.AN242]; 32)" office:value-type="float" office:value="32" calcext:value-type="float">
            <text:p>32</text:p>
          </table:table-cell>
          <table:table-cell table:style-name="ce52" table:formula="of:=[.AO242]-[.AP24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9" office:value-type="string" calcext:value-type="string">
            <text:p>Goomba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27" calcext:value-type="float">
            <text:p>127</text:p>
          </table:table-cell>
          <table:table-cell table:style-name="ce52" table:formula="of:=[.AN243]-[.AQ243] - MOD([.AN243]; 32)" office:value-type="float" office:value="32" calcext:value-type="float">
            <text:p>32</text:p>
          </table:table-cell>
          <table:table-cell table:style-name="ce52" table:formula="of:=[.AO243]-[.AP24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5" office:value-type="float" office:value="243" calcext:value-type="float">
            <text:p>243</text:p>
          </table:table-cell>
          <table:table-cell table:style-name="ce9" office:value-type="string" calcext:value-type="string">
            <text:p>Goomba (Para-goomba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Change characters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27" calcext:value-type="float">
            <text:p>127</text:p>
          </table:table-cell>
          <table:table-cell table:style-name="ce52" table:formula="of:=[.AN244]-[.AQ244] - MOD([.AN244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-Goomb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9" office:value-type="string" calcext:value-type="string">
            <text:p>Goomba (Para-goomba)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Change characters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2" table:formula="of:=[.AN245]-[.AQ245] - MOD([.AN245]; 32)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0" calcext:value-type="float">
            <text:p>4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-Goomba algory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se|Jump|Hover Left-Right|Hover Up-Down</text:p>
          </table:table-cell>
          <table:table-cell table:number-columns-repeated="2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5" office:value-type="float" office:value="245" calcext:value-type="float">
            <text:p>245</text:p>
          </table:table-cell>
          <table:table-cell table:style-name="ce9" office:value-type="string" calcext:value-type="string">
            <text:p>Venus FireTrap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46]-[.AQ246] - MOD([.AN246]; 32)" office:value-type="float" office:value="64" calcext:value-type="float">
            <text:p>64</text:p>
          </table:table-cell>
          <table:table-cell table:style-name="ce52" table:formula="of:=[.AO246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5" office:value-type="float" office:value="246" calcext:value-type="float">
            <text:p>246</text:p>
          </table:table-cell>
          <table:table-cell table:style-name="ce9" office:value-type="string" calcext:value-type="string">
            <text:p>Venus FireTrap's fireball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5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47]" office:value-type="float" office:value="16" calcext:value-type="float">
            <text:p>16</text:p>
          </table:table-cell>
          <table:table-cell table:style-name="ce52" table:formula="of:=[.AO247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5" office:value-type="float" office:value="247" calcext:value-type="float">
            <text:p>247</text:p>
          </table:table-cell>
          <table:table-cell table:style-name="ce9" office:value-type="string" calcext:value-type="string">
            <text:p>Pokey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28" calcext:value-type="float">
            <text:p>128</text:p>
          </table:table-cell>
          <table:table-cell table:style-name="ce52" table:formula="of:=[.AN248]-[.AQ248] - MOD([.AN248]; 32)" office:value-type="float" office:value="32" calcext:value-type="float">
            <text:p>32</text:p>
          </table:table-cell>
          <table:table-cell table:style-name="ce52" table:formula="of:=[.AO248]-[.AP24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5" office:value-type="float" office:value="248" calcext:value-type="float">
            <text:p>248</text:p>
          </table:table-cell>
          <table:table-cell table:style-name="ce9" office:value-type="string" calcext:value-type="string">
            <text:p>Stop Watch (Itemslot)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Add into item stock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49]-[.AQ249] - MOD([.AN249]; 32)" office:value-type="float" office:value="32" calcext:value-type="float">
            <text:p>32</text:p>
          </table:table-cell>
          <table:table-cell table:style-name="ce52" table:formula="of:=[.AO249]-[.AP24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5" office:value-type="float" office:value="249" calcext:value-type="float">
            <text:p>249</text:p>
          </table:table-cell>
          <table:table-cell table:style-name="ce9" office:value-type="string" calcext:value-type="string">
            <text:p>Red mu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0]-[.AQ250] - MOD([.AN250]; 32)" office:value-type="float" office:value="32" calcext:value-type="float">
            <text:p>32</text:p>
          </table:table-cell>
          <table:table-cell table:style-name="ce52" table:formula="of:=[.AO250]-[.AP25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9" office:value-type="string" calcext:value-type="string">
            <text:p>Heart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1]-[.AQ251] - MOD([.AN251]; 32)" office:value-type="float" office:value="32" calcext:value-type="float">
            <text:p>32</text:p>
          </table:table-cell>
          <table:table-cell table:style-name="ce52" table:formula="of:=[.AO251]-[.AP25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5" office:value-type="float" office:value="251" calcext:value-type="float">
            <text:p>251</text:p>
          </table:table-cell>
          <table:table-cell table:style-name="ce9" office:value-type="string" calcext:value-type="string">
            <text:p>Emerald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2]-[.AQ252] - MOD([.AN252]; 32)" office:value-type="float" office:value="32" calcext:value-type="float">
            <text:p>32</text:p>
          </table:table-cell>
          <table:table-cell table:style-name="ce52" table:formula="of:=[.AO252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5" office:value-type="float" office:value="252" calcext:value-type="float">
            <text:p>252</text:p>
          </table:table-cell>
          <table:table-cell table:style-name="ce9" office:value-type="string" calcext:value-type="string">
            <text:p>Sapphire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3]-[.AQ253] - MOD([.AN253]; 32)" office:value-type="float" office:value="32" calcext:value-type="float">
            <text:p>32</text:p>
          </table:table-cell>
          <table:table-cell table:style-name="ce52" table:formula="of:=[.AO253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float" office:value="253" calcext:value-type="float">
            <text:p>253</text:p>
          </table:table-cell>
          <table:table-cell table:style-name="ce9" office:value-type="string" calcext:value-type="string">
            <text:p>Ruby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4]-[.AQ254] - MOD([.AN254]; 32)" office:value-type="float" office:value="32" calcext:value-type="float">
            <text:p>32</text:p>
          </table:table-cell>
          <table:table-cell table:style-name="ce52" table:formula="of:=[.AO254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5" office:value-type="float" office:value="254" calcext:value-type="float">
            <text:p>254</text:p>
          </table:table-cell>
          <table:table-cell table:style-name="ce9" office:value-type="string" calcext:value-type="string">
            <text:p>Fairy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5]-[.AQ255] - MOD([.AN255]; 32)" office:value-type="float" office:value="32" calcext:value-type="float">
            <text:p>32</text:p>
          </table:table-cell>
          <table:table-cell table:style-name="ce52" table:formula="of:=[.AO255]-[.AP25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9" office:value-type="string" calcext:value-type="string">
            <text:p>Locked door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Kill on Key touch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6]-[.AQ256] - MOD([.AN256]; 32)" office:value-type="float" office:value="96" calcext:value-type="float">
            <text:p>96</text:p>
          </table:table-cell>
          <table:table-cell table:style-name="ce52" table:formula="of:=[.AO256]" office:value-type="float" office:value="20" calcext:value-type="float">
            <text:p>2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256" calcext:value-type="float">
            <text:p>256</text:p>
          </table:table-cell>
          <table:table-cell table:style-name="ce9" office:value-type="string" calcext:value-type="string">
            <text:p>Big Piranha plant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[.AO257]-[.AP25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800" calcext:value-type="float">
            <text:p>800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5" office:value-type="float" office:value="257" calcext:value-type="float">
            <text:p>257</text:p>
          </table:table-cell>
          <table:table-cell table:style-name="ce9" office:value-type="string" calcext:value-type="string">
            <text:p>Big Piranha plant (Turned)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[.AO258]-[.AP25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800" calcext:value-type="float">
            <text:p>800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5" office:value-type="float" office:value="258" calcext:value-type="float">
            <text:p>258</text:p>
          </table:table-cell>
          <table:table-cell table:style-name="ce9" office:value-type="string" calcext:value-type="string">
            <text:p>Coin (blue)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59]-[.AQ259] - MOD([.AN259]; 32)" office:value-type="float" office:value="32" calcext:value-type="float">
            <text:p>32</text:p>
          </table:table-cell>
          <table:table-cell table:style-name="ce52" table:formula="of:=[.AO259]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5" office:value-type="float" office:value="259" calcext:value-type="float">
            <text:p>259</text:p>
          </table:table-cell>
          <table:table-cell table:style-name="ce9" office:value-type="string" calcext:value-type="string">
            <text:p>Roto-Disc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<text:s/>Yes</text:p>
          </table:table-cell>
          <table:table-cell table:number-columns-repeated="2" table:style-name="ce25" office:value-type="string" calcext:value-type="string">
            <text:p>No</text:p>
          </table:table-cell>
          <table:table-cell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36" calcext:value-type="float">
            <text:p>136</text:p>
          </table:table-cell>
          <table:table-cell table:style-name="ce52" table:formula="of:=[.AN260]-[.AQ260] - MOD([.AN260]; 32)" office:value-type="float" office:value="32" calcext:value-type="float">
            <text:p>32</text:p>
          </table:table-cell>
          <table:table-cell table:style-name="ce52" table:formula="of:=[.AO260]-[.AP26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5" office:value-type="float" office:value="260" calcext:value-type="float">
            <text:p>260</text:p>
          </table:table-cell>
          <table:table-cell table:style-name="ce9" office:value-type="string" calcext:value-type="string">
            <text:p>Firebar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<text:s/>Yes</text:p>
          </table:table-cell>
          <table:table-cell table:number-columns-repeated="2" table:style-name="ce25" office:value-type="string" calcext:value-type="string">
            <text:p>No</text:p>
          </table:table-cell>
          <table:table-cell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61]" office:value-type="float" office:value="16" calcext:value-type="float">
            <text:p>16</text:p>
          </table:table-cell>
          <table:table-cell table:style-name="ce52" table:formula="of:=[.AO261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abar 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5" office:value-type="float" office:value="261" calcext:value-type="float">
            <text:p>261</text:p>
          </table:table-cell>
          <table:table-cell table:style-name="ce9" office:value-type="string" calcext:value-type="string">
            <text:p>Nipper Plant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37" calcext:value-type="float">
            <text:p>137</text:p>
          </table:table-cell>
          <table:table-cell table:style-name="ce52" table:formula="of:=[.AN262]-[.AQ262] - MOD([.AN262]; 32)" office:value-type="float" office:value="32" calcext:value-type="float">
            <text:p>32</text:p>
          </table:table-cell>
          <table:table-cell table:style-name="ce52" table:formula="of:=[.AO262]-[.AP26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5" office:value-type="float" office:value="262" calcext:value-type="float">
            <text:p>262</text:p>
          </table:table-cell>
          <table:table-cell table:style-name="ce9" office:value-type="string" calcext:value-type="string">
            <text:p>Mouser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2"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38" calcext:value-type="float">
            <text:p>138</text:p>
          </table:table-cell>
          <table:table-cell table:style-name="ce52" table:formula="of:=[.AN263]-[.AQ263] - MOD([.AN263]; 32)" office:value-type="float" office:value="56" calcext:value-type="float">
            <text:p>56</text:p>
          </table:table-cell>
          <table:table-cell table:style-name="ce52" table:formula="of:=[.AO263]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-6" calcext:value-type="float">
            <text:p>-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5" office:value-type="float" office:value="263" calcext:value-type="float">
            <text:p>263</text:p>
          </table:table-cell>
          <table:table-cell table:style-name="ce9" office:value-type="string" calcext:value-type="string">
            <text:p>Ice texture</text:p>
          </table:table-cell>
          <table:table-cell table:style-name="ce14" office:value-type="string" calcext:value-type="string">
            <text:p>Container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Unpack NPC</text:p>
          </table:table-cell>
          <table:table-cell table:number-columns-repeated="3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64]-[.AQ264] - MOD([.AN264]; 32)" office:value-type="float" office:value="128" calcext:value-type="float">
            <text:p>128</text:p>
          </table:table-cell>
          <table:table-cell table:style-name="ce52" table:formula="of:=[.AO264]-[.AP264]*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ining NPC</text:p>
          </table:table-cell>
          <table:table-cell table:number-columns-repeated="5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5" office:value-type="float" office:value="264" calcext:value-type="float">
            <text:p>264</text:p>
          </table:table-cell>
          <table:table-cell table:style-name="ce9" office:value-type="string" calcext:value-type="string">
            <text:p>Ice flower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65]-[.AQ265] - MOD([.AN265]; 32)" office:value-type="float" office:value="32" calcext:value-type="float">
            <text:p>32</text:p>
          </table:table-cell>
          <table:table-cell table:style-name="ce52" table:formula="of:=[.AO265]-[.AP265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5" office:value-type="float" office:value="265" calcext:value-type="float">
            <text:p>265</text:p>
          </table:table-cell>
          <table:table-cell table:style-name="ce9" office:value-type="string" calcext:value-type="string">
            <text:p>Iceball (player)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2"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66]" office:value-type="float" office:value="16" calcext:value-type="float">
            <text:p>16</text:p>
          </table:table-cell>
          <table:table-cell table:style-name="ce52" table:formula="of:=[.AO266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5" office:value-type="float" office:value="266" calcext:value-type="float">
            <text:p>266</text:p>
          </table:table-cell>
          <table:table-cell table:style-name="ce9" office:value-type="string" calcext:value-type="string">
            <text:p>Link's sword shoot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67]" office:value-type="float" office:value="8" calcext:value-type="float">
            <text:p>8</text:p>
          </table:table-cell>
          <table:table-cell table:style-name="ce52" table:formula="of:=[.AO267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5" office:value-type="float" office:value="267" calcext:value-type="float">
            <text:p>267</text:p>
          </table:table-cell>
          <table:table-cell table:style-name="ce9" office:value-type="string" calcext:value-type="string">
            <text:p>Larry Koopa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45" office:value-type="string" calcext:value-type="string">
            <text:p>Kill on 3-th jump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0" calcext:value-type="float">
            <text:p>140</text:p>
          </table:table-cell>
          <table:table-cell table:style-name="ce52" table:formula="of:=[.AN268]-[.AQ268]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4000" calcext:value-type="float">
            <text:p>4000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5" office:value-type="float" office:value="268" calcext:value-type="float">
            <text:p>268</text:p>
          </table:table-cell>
          <table:table-cell table:style-name="ce9" office:value-type="string" calcext:value-type="string">
            <text:p>Larry's shell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0" calcext:value-type="float">
            <text:p>140</text:p>
          </table:table-cell>
          <table:table-cell table:style-name="ce52" table:formula="of:=[.AN269]-[.AQ269] - MOD([.AN269]; 32)" office:value-type="float" office:value="28" calcext:value-type="float">
            <text:p>28</text:p>
          </table:table-cell>
          <table:table-cell table:style-name="ce52" table:formula="of:=[.AO269]-[.AP269]*2" office:value-type="float" office:value="44" calcext:value-type="float">
            <text:p>4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4000" calcext:value-type="float">
            <text:p>4000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5" office:value-type="float" office:value="269" calcext:value-type="float">
            <text:p>269</text:p>
          </table:table-cell>
          <table:table-cell table:style-name="ce9" office:value-type="string" calcext:value-type="string">
            <text:p>Larry's Magic ring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0]-[.AQ270] - MOD([.AN270]; 32)" office:value-type="float" office:value="32" calcext:value-type="float">
            <text:p>32</text:p>
          </table:table-cell>
          <table:table-cell table:style-name="ce52" table:formula="of:=[.AO270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5" office:value-type="float" office:value="270" calcext:value-type="float">
            <text:p>270</text:p>
          </table:table-cell>
          <table:table-cell table:style-name="ce9" office:value-type="string" calcext:value-type="string">
            <text:p>Jumping Piranha Plant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1]" office:value-type="float" office:value="42" calcext:value-type="float">
            <text:p>42</text:p>
          </table:table-cell>
          <table:table-cell table:style-name="ce52" table:formula="of:=[.AO271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5" office:value-type="float" office:value="271" calcext:value-type="float">
            <text:p>271</text:p>
          </table:table-cell>
          <table:table-cell table:style-name="ce9" office:value-type="string" calcext:value-type="string">
            <text:p>Swoop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<text:s/>Yes</text:p>
          </table:table-cell>
          <table:table-cell table:style-name="ce45" office:value-type="string" calcext:value-type="string">
            <text:p>Kill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1" calcext:value-type="float">
            <text:p>141</text:p>
          </table:table-cell>
          <table:table-cell table:style-name="ce52" table:formula="of:=[.AN272]-[.AQ272] - MOD([.AN272]; 32)" office:value-type="float" office:value="32" calcext:value-type="float">
            <text:p>32</text:p>
          </table:table-cell>
          <table:table-cell table:style-name="ce52" table:formula="of:=[.AO272]-[.AP27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 office:value-type="float" office:value="272" calcext:value-type="float">
            <text:p>272</text:p>
          </table:table-cell>
          <table:table-cell table:style-name="ce9" office:value-type="string" calcext:value-type="string">
            <text:p>Hoopster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2" calcext:value-type="float">
            <text:p>142</text:p>
          </table:table-cell>
          <table:table-cell table:style-name="ce52" table:formula="of:=[.AN273]-[.AQ273] - MOD([.AN273]; 32)" office:value-type="float" office:value="32" calcext:value-type="float">
            <text:p>32</text:p>
          </table:table-cell>
          <table:table-cell table:style-name="ce52" table:formula="of:=[.AO273]-[.AP273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5" office:value-type="float" office:value="273" calcext:value-type="float">
            <text:p>273</text:p>
          </table:table-cell>
          <table:table-cell table:style-name="ce9" office:value-type="string" calcext:value-type="string">
            <text:p>? mushroom</text:p>
          </table:table-cell>
          <table:table-cell table:style-name="ce14" office:value-type="string" calcext:value-type="string">
            <text:p>Power-UP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 characters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4]-[.AQ274] - MOD([.AN274]; 32)" office:value-type="float" office:value="32" calcext:value-type="float">
            <text:p>32</text:p>
          </table:table-cell>
          <table:table-cell table:style-name="ce52" table:formula="of:=[.AO274]-[.AP274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" office:value-type="float" office:value="274" calcext:value-type="float">
            <text:p>274</text:p>
          </table:table-cell>
          <table:table-cell table:style-name="ce9" office:value-type="string" calcext:value-type="string">
            <text:p>Dragon coin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5]" office:value-type="float" office:value="50" calcext:value-type="float">
            <text:p>50</text:p>
          </table:table-cell>
          <table:table-cell table:style-name="ce52" table:formula="of:=[.AO275]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9" office:value-type="string" calcext:value-type="string">
            <text:p>Volcano lotus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6]-[.AQ276] - MOD([.AN276]; 32)" office:value-type="float" office:value="24" calcext:value-type="float">
            <text:p>24</text:p>
          </table:table-cell>
          <table:table-cell table:style-name="ce52" table:formula="of:=[.AO276]-[.AP276]*2" office:value-type="float" office:value="28" calcext:value-type="float">
            <text:p>2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5" office:value-type="float" office:value="276" calcext:value-type="float">
            <text:p>276</text:p>
          </table:table-cell>
          <table:table-cell table:style-name="ce9" office:value-type="string" calcext:value-type="string">
            <text:p>Volcano lotus fire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7]" office:value-type="float" office:value="16" calcext:value-type="float">
            <text:p>16</text:p>
          </table:table-cell>
          <table:table-cell table:style-name="ce52" table:formula="of:=[.AO277]" office:value-type="float" office:value="16" calcext:value-type="float">
            <text:p>1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5" office:value-type="float" office:value="277" calcext:value-type="float">
            <text:p>277</text:p>
          </table:table-cell>
          <table:table-cell table:style-name="ce9" office:value-type="string" calcext:value-type="string">
            <text:p>Ice flower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4" table:style-name="ce45" office:value-type="string" calcext:value-type="string">
            <text:p>No</text:p>
          </table:table-cell>
          <table:table-cell table:style-name="ce45" office:value-type="string" calcext:value-type="string">
            <text:p>Throw up</text:p>
          </table:table-cell>
          <table:table-cell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8]-[.AQ278] - MOD([.AN278]; 32)" office:value-type="float" office:value="32" calcext:value-type="float">
            <text:p>32</text:p>
          </table:table-cell>
          <table:table-cell table:style-name="ce52" table:formula="of:=[.AO278]-[.AP27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5" office:value-type="float" office:value="278" calcext:value-type="float">
            <text:p>278</text:p>
          </table:table-cell>
          <table:table-cell table:style-name="ce9" office:value-type="string" calcext:value-type="string">
            <text:p>Propeller block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79]-[.AQ279] - MOD([.AN279]; 32)" office:value-type="float" office:value="12" calcext:value-type="float">
            <text:p>12</text:p>
          </table:table-cell>
          <table:table-cell table:style-name="ce52" table:formula="of:=[.AO279]-[.AP27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5" office:value-type="float" office:value="279" calcext:value-type="float">
            <text:p>279</text:p>
          </table:table-cell>
          <table:table-cell table:style-name="ce9" office:value-type="string" calcext:value-type="string">
            <text:p>Flame Propeller block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Can spit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80]-[.AQ280] - MOD([.AN280]; 32)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5" office:value-type="float" office:value="280" calcext:value-type="float">
            <text:p>280</text:p>
          </table:table-cell>
          <table:table-cell table:style-name="ce9" office:value-type="string" calcext:value-type="string">
            <text:p>Ludwig von Koopa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45" office:value-type="string" calcext:value-type="string">
            <text:p>Kill on 3-th jump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3" calcext:value-type="float">
            <text:p>143</text:p>
          </table:table-cell>
          <table:table-cell table:style-name="ce52" table:formula="of:=[.AN281]-[.AQ281] - MOD([.AN281]; 32)" office:value-type="float" office:value="48" calcext:value-type="float">
            <text:p>48</text:p>
          </table:table-cell>
          <table:table-cell table:style-name="ce52" table:formula="of:=[.AO281]-(32-[.AP281])*2" office:value-type="float" office:value="48" calcext:value-type="float">
            <text:p>4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64" calcext:value-type="float">
            <text:p>6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4000" calcext:value-type="float">
            <text:p>4000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5" office:value-type="float" office:value="281" calcext:value-type="float">
            <text:p>281</text:p>
          </table:table-cell>
          <table:table-cell table:style-name="ce9" office:value-type="string" calcext:value-type="string">
            <text:p>Ludwig von Koopa's shell</text:p>
          </table:table-cell>
          <table:table-cell table:style-name="ce14" office:value-type="string" calcext:value-type="string">
            <text:p>Boss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3" calcext:value-type="float">
            <text:p>143</text:p>
          </table:table-cell>
          <table:table-cell table:style-name="ce52" table:formula="of:=[.AN282]-[.AQ282] - MOD([.AN282]; 32)" office:value-type="float" office:value="32" calcext:value-type="float">
            <text:p>32</text:p>
          </table:table-cell>
          <table:table-cell table:style-name="ce52" table:formula="of:=[.AO282]-(32-[.AP282])*2" office:value-type="float" office:value="36" calcext:value-type="float">
            <text:p>3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4000" calcext:value-type="float">
            <text:p>4000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5" office:value-type="float" office:value="282" calcext:value-type="float">
            <text:p>282</text:p>
          </table:table-cell>
          <table:table-cell table:style-name="ce9" office:value-type="string" calcext:value-type="string">
            <text:p>Ludwig von Koopa's fire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83]-[.AQ283] - MOD([.AN283]; 32)" office:value-type="float" office:value="26" calcext:value-type="float">
            <text:p>26</text:p>
          </table:table-cell>
          <table:table-cell table:style-name="ce52" table:formula="of:=[.AO283]-[.AP283]*2" office:value-type="float" office:value="64" calcext:value-type="float">
            <text:p>6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5" office:value-type="float" office:value="283" calcext:value-type="float">
            <text:p>283</text:p>
          </table:table-cell>
          <table:table-cell table:style-name="ce9" office:value-type="string" calcext:value-type="string">
            <text:p>Bubble</text:p>
          </table:table-cell>
          <table:table-cell table:style-name="ce14" office:value-type="string" calcext:value-type="string">
            <text:p>Container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Unpack NPC</text:p>
            <text:p>on any collision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4" calcext:value-type="float">
            <text:p>144</text:p>
          </table:table-cell>
          <table:table-cell table:style-name="ce52" table:formula="of:=[.AN284]-[.AQ284]" office:value-type="float" office:value="48" calcext:value-type="float">
            <text:p>48</text:p>
          </table:table-cell>
          <table:table-cell table:style-name="ce52" table:formula="of:=[.AO284]-(32-24)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64" calcext:value-type="float">
            <text:p>6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ing NP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284" calcext:value-type="float">
            <text:p>284</text:p>
          </table:table-cell>
          <table:table-cell table:style-name="ce9" office:value-type="string" calcext:value-type="string">
            <text:p>Lakitu (SMW)</text:p>
          </table:table-cell>
          <table:table-cell table:style-name="ce14" office:value-type="string" calcext:value-type="string">
            <text:p>Container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45" office:value-type="string" calcext:value-type="string">
            <text:p>Kill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5" calcext:value-type="float">
            <text:p>145</text:p>
          </table:table-cell>
          <table:table-cell table:style-name="ce52" table:formula="of:=[.AN285]-[.AQ285]" office:value-type="float" office:value="56" calcext:value-type="float">
            <text:p>56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ting NP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5" office:value-type="float" office:value="285" calcext:value-type="float">
            <text:p>285</text:p>
          </table:table-cell>
          <table:table-cell table:style-name="ce9" office:value-type="string" calcext:value-type="string">
            <text:p>Spiny</text:p>
          </table:table-cell>
          <table:table-cell table:style-name="ce14" office:value-type="string" calcext:value-type="string">
            <text:p>Enemy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6" calcext:value-type="float">
            <text:p>146</text:p>
          </table:table-cell>
          <table:table-cell table:style-name="ce52" table:formula="of:=[.AN286]-[.AQ286] - MOD([.AN286]; 32)" office:value-type="float" office:value="32" calcext:value-type="float">
            <text:p>32</text:p>
          </table:table-cell>
          <table:table-cell table:style-name="ce52" table:formula="of:=[.AO286]-[.AP286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5" office:value-type="float" office:value="286" calcext:value-type="float">
            <text:p>286</text:p>
          </table:table-cell>
          <table:table-cell table:style-name="ce9" office:value-type="string" calcext:value-type="string">
            <text:p>Spiny egg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Hurt player</text:p>
          </table:table-cell>
          <table:table-cell table:number-columns-repeated="5" table:style-name="ce45" office:value-type="string" calcext:value-type="string">
            <text:p>Yes</text:p>
          </table:table-cell>
          <table:table-cell table:style-name="ce45" office:value-type="string" calcext:value-type="string">
            <text:p>Statue only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6" calcext:value-type="float">
            <text:p>146</text:p>
          </table:table-cell>
          <table:table-cell table:style-name="ce52" table:formula="of:=[.AN287]-[.AQ287] - MOD([.AN287]; 32)" office:value-type="float" office:value="32" calcext:value-type="float">
            <text:p>32</text:p>
          </table:table-cell>
          <table:table-cell table:style-name="ce52" table:formula="of:=[.AO287]-[.AP287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5" office:value-type="float" office:value="287" calcext:value-type="float">
            <text:p>287</text:p>
          </table:table-cell>
          <table:table-cell table:style-name="ce9" office:value-type="string" calcext:value-type="string">
            <text:p>Random PowerUP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Yes</text:p>
          </table:table-cell>
          <table:table-cell table:number-columns-repeated="3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Take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88]-[.AQ288] - MOD([.AN288]; 32)" office:value-type="float" office:value="32" calcext:value-type="float">
            <text:p>32</text:p>
          </table:table-cell>
          <table:table-cell table:style-name="ce52" table:formula="of:=[.AO288]-[.AP288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5" office:value-type="float" office:value="288" calcext:value-type="float">
            <text:p>288</text:p>
          </table:table-cell>
          <table:table-cell table:style-name="ce9" office:value-type="string" calcext:value-type="string">
            <text:p>Magic Potion</text:p>
          </table:table-cell>
          <table:table-cell table:style-name="ce14" office:value-type="string" calcext:value-type="string">
            <text:p>Door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Change NPC on fall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7" calcext:value-type="float">
            <text:p>147</text:p>
          </table:table-cell>
          <table:table-cell table:style-name="ce52" table:formula="of:=[.AN289]-[.AQ289] - MOD([.AN289]; 32)" office:value-type="float" office:value="32" calcext:value-type="float">
            <text:p>32</text:p>
          </table:table-cell>
          <table:table-cell table:style-name="ce52" table:formula="of:=[.AO289]-[.AP289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p to se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ction %1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5" office:value-type="float" office:value="289" calcext:value-type="float">
            <text:p>289</text:p>
          </table:table-cell>
          <table:table-cell table:style-name="ce9" office:value-type="string" calcext:value-type="string">
            <text:p>Subspace door</text:p>
          </table:table-cell>
          <table:table-cell table:style-name="ce14" office:value-type="string" calcext:value-type="string">
            <text:p>Door</text:p>
          </table:table-cell>
          <table:table-cell table:number-columns-repeated="4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7" calcext:value-type="float">
            <text:p>147</text:p>
          </table:table-cell>
          <table:table-cell table:style-name="ce52" table:formula="of:=[.AN290]-[.AQ290] - MOD([.AN290]; 32)" office:value-type="float" office:value="64" calcext:value-type="float">
            <text:p>64</text:p>
          </table:table-cell>
          <table:table-cell table:style-name="ce52" table:formula="of:=[.AO290]-[.AP290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p to se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ction %1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5" office:value-type="float" office:value="290" calcext:value-type="float">
            <text:p>290</text:p>
          </table:table-cell>
          <table:table-cell table:style-name="ce9" office:value-type="string" calcext:value-type="string">
            <text:p>Airship part</text:p>
          </table:table-cell>
          <table:table-cell table:style-name="ce14" office:value-type="string" calcext:value-type="string">
            <text:p>Transport</text:p>
          </table:table-cell>
          <table:table-cell table:number-columns-repeated="2" table:style-name="ce18" office:value-type="string" calcext:value-type="string">
            <text:p>No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3" table:style-name="ce25" office:value-type="string" calcext:value-type="string">
            <text:p><text:s/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Mount to player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91]-[.AQ291] - MOD([.AN291]; 32)" office:value-type="float" office:value="64" calcext:value-type="float">
            <text:p>64</text:p>
          </table:table-cell>
          <table:table-cell table:style-name="ce52" table:formula="of:=[.AO291]-[.AP291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5" office:value-type="float" office:value="291" calcext:value-type="float">
            <text:p>291</text:p>
          </table:table-cell>
          <table:table-cell table:style-name="ce9" office:value-type="string" calcext:value-type="string">
            <text:p>Peach's bomb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48" calcext:value-type="float">
            <text:p>148</text:p>
          </table:table-cell>
          <table:table-cell table:style-name="ce52" table:formula="of:=[.AN292]-[.AQ292] - MOD([.AN292]; 32)" office:value-type="float" office:value="18" calcext:value-type="float">
            <text:p>18</text:p>
          </table:table-cell>
          <table:table-cell table:style-name="ce52" table:formula="of:=[.AO292]-[.AP292]*2" office:value-type="float" office:value="32" calcext:value-type="float">
            <text:p>3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5" office:value-type="float" office:value="292" calcext:value-type="float">
            <text:p>292</text:p>
          </table:table-cell>
          <table:table-cell table:style-name="ce9" office:value-type="string" calcext:value-type="string">
            <text:p>Toad's Boomerang</text:p>
          </table:table-cell>
          <table:table-cell table:style-name="ce14" office:value-type="string" calcext:value-type="string">
            <text:p>Bullet</text:p>
          </table:table-cell>
          <table:table-cell table:style-name="ce18" office:value-type="string" calcext:value-type="string">
            <text:p>Yes</text:p>
          </table:table-cell>
          <table:table-cell table:number-columns-repeated="3" table:style-name="ce18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number-columns-repeated="4" table:style-name="ce25" office:value-type="string" calcext:value-type="string">
            <text:p>No</text:p>
          </table:table-cell>
          <table:table-cell table:number-columns-repeated="4" table:style-name="ce27" office:value-type="string" calcext:value-type="string">
            <text:p>No</text:p>
          </table:table-cell>
          <table:table-cell table:style-name="ce29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8" office:value-type="string" calcext:value-type="string">
            <text:p>No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45" office:value-type="string" calcext:value-type="string">
            <text:p>Nothing</text:p>
          </table:table-cell>
          <table:table-cell table:number-columns-repeated="6" table:style-name="ce45" office:value-type="string" calcext:value-type="string">
            <text:p>No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2" table:formula="of:=[.AN293]-[.AQ293] - MOD([.AN293]; 32)" office:value-type="float" office:value="32" calcext:value-type="float">
            <text:p>32</text:p>
          </table:table-cell>
          <table:table-cell table:style-name="ce52" table:formula="of:=[.AO293]-[.AP293]*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/>
          <table:table-cell table:style-name="ce53" table:number-columns-repeated="950"/>
        </table:table-row>
        <table:table-row table:style-name="ro3" table:number-rows-repeated="10482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5cm" fo:page-height="60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.00.0000</text:date>, <text:time style:data-style-name="N2" text:time-value="01:16:28.49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7:05:20.684000000</meta:creation-date>
    <dc:title>HTML clipboard</dc:title>
    <dc:date>2014-05-15T01:56:16.713000000</dc:date>
    <meta:editing-duration>P5DT5H5M20S</meta:editing-duration>
    <meta:editing-cycles>1822</meta:editing-cycles>
    <meta:generator>LibreOffice/4.2.4.2$Windows_x86 LibreOffice_project/63150712c6d317d27ce2db16eb94c2f3d7b699f8</meta:generator>
    <meta:document-statistic meta:table-count="1" meta:cell-count="18521" meta:object-count="292"/>
  </office:meta>
</office:document-meta>
</file>